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5-10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6448" calcext:value-type="float">
            <text:p>0.5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5-10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9496" calcext:value-type="float">
            <text:p>0.5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5-10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9016" calcext:value-type="float">
            <text:p>0.5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5-10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5112" calcext:value-type="float">
            <text:p>0.5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5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5-10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1208" calcext:value-type="float">
            <text:p>0.5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5-10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1208" calcext:value-type="float">
            <text:p>0.5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5-10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0352" calcext:value-type="float">
            <text:p>0.5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5-10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34" calcext:value-type="float">
            <text:p>0.5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5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5-10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5112" calcext:value-type="float">
            <text:p>0.5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5-10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4256" calcext:value-type="float">
            <text:p>0.5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5-10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9016" calcext:value-type="float">
            <text:p>0.5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5-10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9872" calcext:value-type="float">
            <text:p>0.4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5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2064" calcext:value-type="float">
            <text:p>0.5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5-10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4256" calcext:value-type="float">
            <text:p>0.5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5-10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0352" calcext:value-type="float">
            <text:p>0.5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5-10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3776" calcext:value-type="float">
            <text:p>0.4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5-10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6824" calcext:value-type="float">
            <text:p>0.4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5-10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0352" calcext:value-type="float">
            <text:p>0.5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5-10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7304" calcext:value-type="float">
            <text:p>0.5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5-10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7304" calcext:value-type="float">
            <text:p>0.5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5-10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34" calcext:value-type="float">
            <text:p>0.5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5-10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1208" calcext:value-type="float">
            <text:p>0.5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5-10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2064" calcext:value-type="float">
            <text:p>0.5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5-10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1208" calcext:value-type="float">
            <text:p>0.5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5-10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0352" calcext:value-type="float">
            <text:p>0.5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5-10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5-09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5112" calcext:value-type="float">
            <text:p>0.5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5-09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1208" calcext:value-type="float">
            <text:p>0.5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5-09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5-09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1208" calcext:value-type="float">
            <text:p>0.5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5-09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6824" calcext:value-type="float">
            <text:p>0.4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5-09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9016" calcext:value-type="float">
            <text:p>0.5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5-09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1208" calcext:value-type="float">
            <text:p>0.5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5-09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5112" calcext:value-type="float">
            <text:p>0.5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5-09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5968" calcext:value-type="float">
            <text:p>0.5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5-09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5968" calcext:value-type="float">
            <text:p>0.5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5-09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5968" calcext:value-type="float">
            <text:p>0.5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5-09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292" calcext:value-type="float">
            <text:p>0.5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5-09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5968" calcext:value-type="float">
            <text:p>0.5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5-09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5112" calcext:value-type="float">
            <text:p>0.5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5-09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4256" calcext:value-type="float">
            <text:p>0.5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5-09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9016" calcext:value-type="float">
            <text:p>0.5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5-09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0352" calcext:value-type="float">
            <text:p>0.5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5-09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6448" calcext:value-type="float">
            <text:p>0.5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5-08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4256" calcext:value-type="float">
            <text:p>0.5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5-08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7304" calcext:value-type="float">
            <text:p>0.5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5-08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0352" calcext:value-type="float">
            <text:p>0.5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5-08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292" calcext:value-type="float">
            <text:p>0.5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5-08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0728" calcext:value-type="float">
            <text:p>0.4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5-08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3776" calcext:value-type="float">
            <text:p>0.4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5-08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6824" calcext:value-type="float">
            <text:p>0.4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5-08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6824" calcext:value-type="float">
            <text:p>0.4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5-08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4632" calcext:value-type="float">
            <text:p>0.4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5-08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1584" calcext:value-type="float">
            <text:p>0.4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5-08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0728" calcext:value-type="float">
            <text:p>0.4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5-08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5488" calcext:value-type="float">
            <text:p>0.4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5-08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3296" calcext:value-type="float">
            <text:p>0.4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5-08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6344" calcext:value-type="float">
            <text:p>0.4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5-08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5488" calcext:value-type="float">
            <text:p>0.4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5-07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1584" calcext:value-type="float">
            <text:p>0.4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5-07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8536" calcext:value-type="float">
            <text:p>0.4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5-07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5488" calcext:value-type="float">
            <text:p>0.4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5-07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0248" calcext:value-type="float">
            <text:p>0.4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5-07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6344" calcext:value-type="float">
            <text:p>0.4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5-07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244" calcext:value-type="float">
            <text:p>0.4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5-07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5488" calcext:value-type="float">
            <text:p>0.4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5-07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9392" calcext:value-type="float">
            <text:p>0.4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5-07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5-07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1104" calcext:value-type="float">
            <text:p>0.4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5-07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196" calcext:value-type="float">
            <text:p>0.4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5-07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8912" calcext:value-type="float">
            <text:p>0.4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5-07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5864" calcext:value-type="float">
            <text:p>0.4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5-07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196" calcext:value-type="float">
            <text:p>0.4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5-07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196" calcext:value-type="float">
            <text:p>0.4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5-07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5008" calcext:value-type="float">
            <text:p>0.4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5-07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8056" calcext:value-type="float">
            <text:p>0.4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5-07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5008" calcext:value-type="float">
            <text:p>0.4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5-07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5008" calcext:value-type="float">
            <text:p>0.4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5-07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196" calcext:value-type="float">
            <text:p>0.4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5-07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672" calcext:value-type="float">
            <text:p>0.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5-07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2816" calcext:value-type="float">
            <text:p>0.4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5-07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2816" calcext:value-type="float">
            <text:p>0.4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5-07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7576" calcext:value-type="float">
            <text:p>0.4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5-07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7576" calcext:value-type="float">
            <text:p>0.4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5-07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4528" calcext:value-type="float">
            <text:p>0.4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5-07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5384" calcext:value-type="float">
            <text:p>0.4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5-07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624" calcext:value-type="float">
            <text:p>0.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5-07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7096" calcext:value-type="float">
            <text:p>0.3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5-07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4528" calcext:value-type="float">
            <text:p>0.4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5-06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4528" calcext:value-type="float">
            <text:p>0.4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5-06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196" calcext:value-type="float">
            <text:p>0.4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5-06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9768" calcext:value-type="float">
            <text:p>0.4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5-06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3672" calcext:value-type="float">
            <text:p>0.4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5-06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4528" calcext:value-type="float">
            <text:p>0.4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5-06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3672" calcext:value-type="float">
            <text:p>0.4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5-06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8056" calcext:value-type="float">
            <text:p>0.4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5-06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8056" calcext:value-type="float">
            <text:p>0.4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5-06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7576" calcext:value-type="float">
            <text:p>0.4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5-06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9288" calcext:value-type="float">
            <text:p>0.3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5-06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4048" calcext:value-type="float">
            <text:p>0.3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5-06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0144" calcext:value-type="float">
            <text:p>0.3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5-06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7096" calcext:value-type="float">
            <text:p>0.3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5-06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8432" calcext:value-type="float">
            <text:p>0.4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5-06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2816" calcext:value-type="float">
            <text:p>0.4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5-06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2816" calcext:value-type="float">
            <text:p>0.4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5-06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3672" calcext:value-type="float">
            <text:p>0.4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5-06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148" calcext:value-type="float">
            <text:p>0.4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5-06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3672" calcext:value-type="float">
            <text:p>0.4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5-06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672" calcext:value-type="float">
            <text:p>0.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5-06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0624" calcext:value-type="float">
            <text:p>0.4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5-06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148" calcext:value-type="float">
            <text:p>0.4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5-06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624" calcext:value-type="float">
            <text:p>0.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5-06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3672" calcext:value-type="float">
            <text:p>0.4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5-06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0624" calcext:value-type="float">
            <text:p>0.4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5-06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5864" calcext:value-type="float">
            <text:p>0.4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5-06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7576" calcext:value-type="float">
            <text:p>0.4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5-06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148" calcext:value-type="float">
            <text:p>0.4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5-06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8432" calcext:value-type="float">
            <text:p>0.4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5-05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4528" calcext:value-type="float">
            <text:p>0.4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5-05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2336" calcext:value-type="float">
            <text:p>0.4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5-05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5384" calcext:value-type="float">
            <text:p>0.4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5-05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2336" calcext:value-type="float">
            <text:p>0.4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5-05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0624" calcext:value-type="float">
            <text:p>0.4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5-05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7576" calcext:value-type="float">
            <text:p>0.4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5-05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9768" calcext:value-type="float">
            <text:p>0.4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5-05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4152" calcext:value-type="float">
            <text:p>0.4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5-05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196" calcext:value-type="float">
            <text:p>0.4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5-05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9392" calcext:value-type="float">
            <text:p>0.4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3-09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576" calcext:value-type="float">
            <text:p>0.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3-09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2712" calcext:value-type="float">
            <text:p>0.3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3-09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6616" calcext:value-type="float">
            <text:p>0.3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3-09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7472" calcext:value-type="float">
            <text:p>0.3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3-09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3568" calcext:value-type="float">
            <text:p>0.3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3-09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6616" calcext:value-type="float">
            <text:p>0.3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3-09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6616" calcext:value-type="float">
            <text:p>0.3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3-09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6616" calcext:value-type="float">
            <text:p>0.3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3-09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3568" calcext:value-type="float">
            <text:p>0.3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3-09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6616" calcext:value-type="float">
            <text:p>0.3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3-09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576" calcext:value-type="float">
            <text:p>0.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3-09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4904" calcext:value-type="float">
            <text:p>0.3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3-09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4048" calcext:value-type="float">
            <text:p>0.3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3-09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1" calcext:value-type="float">
            <text:p>0.3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3-09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1856" calcext:value-type="float">
            <text:p>0.3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3-09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1856" calcext:value-type="float">
            <text:p>0.3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3-09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8808" calcext:value-type="float">
            <text:p>0.3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3-09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3568" calcext:value-type="float">
            <text:p>0.3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3-09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6616" calcext:value-type="float">
            <text:p>0.3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3-09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9664" calcext:value-type="float">
            <text:p>0.3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3-09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3568" calcext:value-type="float">
            <text:p>0.3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3-08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4424" calcext:value-type="float">
            <text:p>0.3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3-08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1376" calcext:value-type="float">
            <text:p>0.3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3-08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7472" calcext:value-type="float">
            <text:p>0.3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3-08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7472" calcext:value-type="float">
            <text:p>0.3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3-08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7472" calcext:value-type="float">
            <text:p>0.3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3-08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3568" calcext:value-type="float">
            <text:p>0.3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3-08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3568" calcext:value-type="float">
            <text:p>0.3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3-08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4424" calcext:value-type="float">
            <text:p>0.3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3-08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1376" calcext:value-type="float">
            <text:p>0.3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3-08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8328" calcext:value-type="float">
            <text:p>0.3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3-08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528" calcext:value-type="float">
            <text:p>0.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3-08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8328" calcext:value-type="float">
            <text:p>0.3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3-08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3088" calcext:value-type="float">
            <text:p>0.3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3-08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0896" calcext:value-type="float">
            <text:p>0.3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3-08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3944" calcext:value-type="float">
            <text:p>0.3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3-08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48" calcext:value-type="float">
            <text:p>0.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3-08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0896" calcext:value-type="float">
            <text:p>0.3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3-08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004" calcext:value-type="float">
            <text:p>0.3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3-08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0896" calcext:value-type="float">
            <text:p>0.3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3-08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5656" calcext:value-type="float">
            <text:p>0.2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3-08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3464" calcext:value-type="float">
            <text:p>0.2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3-08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1272" calcext:value-type="float">
            <text:p>0.2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3-08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8224" calcext:value-type="float">
            <text:p>0.2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3-08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8224" calcext:value-type="float">
            <text:p>0.2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3-08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956" calcext:value-type="float">
            <text:p>0.2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3-08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8704" calcext:value-type="float">
            <text:p>0.2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3-08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956" calcext:value-type="float">
            <text:p>0.2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3-08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0416" calcext:value-type="float">
            <text:p>0.2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3-08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7368" calcext:value-type="float">
            <text:p>0.2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3-08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3464" calcext:value-type="float">
            <text:p>0.2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3-08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3464" calcext:value-type="float">
            <text:p>0.2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3-07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3464" calcext:value-type="float">
            <text:p>0.2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3-07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7848" calcext:value-type="float">
            <text:p>0.3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3-07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6992" calcext:value-type="float">
            <text:p>0.3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3-07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6992" calcext:value-type="float">
            <text:p>0.3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3-07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7848" calcext:value-type="float">
            <text:p>0.3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3-07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8704" calcext:value-type="float">
            <text:p>0.2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3-07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956" calcext:value-type="float">
            <text:p>0.2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3-07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3464" calcext:value-type="float">
            <text:p>0.2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3-07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3464" calcext:value-type="float">
            <text:p>0.2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3-07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3464" calcext:value-type="float">
            <text:p>0.2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3-07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6512" calcext:value-type="float">
            <text:p>0.2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3-07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5656" calcext:value-type="float">
            <text:p>0.2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3-07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6512" calcext:value-type="float">
            <text:p>0.2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3-07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432" calcext:value-type="float">
            <text:p>0.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3-07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432" calcext:value-type="float">
            <text:p>0.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3-07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1272" calcext:value-type="float">
            <text:p>0.2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3-07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8224" calcext:value-type="float">
            <text:p>0.2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3-07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908" calcext:value-type="float">
            <text:p>0.2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3-07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7368" calcext:value-type="float">
            <text:p>0.2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3-07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5656" calcext:value-type="float">
            <text:p>0.2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3-07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2608" calcext:value-type="float">
            <text:p>0.2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3-07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3464" calcext:value-type="float">
            <text:p>0.2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3-07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0416" calcext:value-type="float">
            <text:p>0.2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3-07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0416" calcext:value-type="float">
            <text:p>0.2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3-07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7368" calcext:value-type="float">
            <text:p>0.2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3-07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956" calcext:value-type="float">
            <text:p>0.2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3-07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48" calcext:value-type="float">
            <text:p>0.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3-07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8704" calcext:value-type="float">
            <text:p>0.2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3-07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956" calcext:value-type="float">
            <text:p>0.2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3-07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956" calcext:value-type="float">
            <text:p>0.2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3-07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956" calcext:value-type="float">
            <text:p>0.2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3-06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956" calcext:value-type="float">
            <text:p>0.2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3-06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5656" calcext:value-type="float">
            <text:p>0.2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3-06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6512" calcext:value-type="float">
            <text:p>0.2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3-06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432" calcext:value-type="float">
            <text:p>0.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3-06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0416" calcext:value-type="float">
            <text:p>0.2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3-06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0416" calcext:value-type="float">
            <text:p>0.2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3-06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908" calcext:value-type="float">
            <text:p>0.2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3-06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2128" calcext:value-type="float">
            <text:p>0.2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3-06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8704" calcext:value-type="float">
            <text:p>0.2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3-06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48" calcext:value-type="float">
            <text:p>0.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3-06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8704" calcext:value-type="float">
            <text:p>0.2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3-06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3464" calcext:value-type="float">
            <text:p>0.2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3-06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432" calcext:value-type="float">
            <text:p>0.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3-06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0416" calcext:value-type="float">
            <text:p>0.2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3-06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6512" calcext:value-type="float">
            <text:p>0.2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3-06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1272" calcext:value-type="float">
            <text:p>0.2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3-06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5176" calcext:value-type="float">
            <text:p>0.2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3-06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5176" calcext:value-type="float">
            <text:p>0.2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3-06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8224" calcext:value-type="float">
            <text:p>0.2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3-06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8224" calcext:value-type="float">
            <text:p>0.2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3-06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908" calcext:value-type="float">
            <text:p>0.2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3-06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908" calcext:value-type="float">
            <text:p>0.2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3-06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6032" calcext:value-type="float">
            <text:p>0.2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3-06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9936" calcext:value-type="float">
            <text:p>0.2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3-06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6888" calcext:value-type="float">
            <text:p>0.2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3-06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908" calcext:value-type="float">
            <text:p>0.2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3-06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908" calcext:value-type="float">
            <text:p>0.2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3-06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9936" calcext:value-type="float">
            <text:p>0.2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3-06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7744" calcext:value-type="float">
            <text:p>0.2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3-06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1648" calcext:value-type="float">
            <text:p>0.2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3-05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5552" calcext:value-type="float">
            <text:p>0.2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3-05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4696" calcext:value-type="float">
            <text:p>0.2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3-05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86" calcext:value-type="float">
            <text:p>0.2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3-05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5552" calcext:value-type="float">
            <text:p>0.2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3-05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4696" calcext:value-type="float">
            <text:p>0.2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3-05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0792" calcext:value-type="float">
            <text:p>0.2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3-05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0792" calcext:value-type="float">
            <text:p>0.2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3-05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7744" calcext:value-type="float">
            <text:p>0.2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3-05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7744" calcext:value-type="float">
            <text:p>0.2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3-05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1648" calcext:value-type="float">
            <text:p>0.2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3-05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5552" calcext:value-type="float">
            <text:p>0.2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3-05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86" calcext:value-type="float">
            <text:p>0.2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3-05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86" calcext:value-type="float">
            <text:p>0.2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3-05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0312" calcext:value-type="float">
            <text:p>0.2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3-05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7264" calcext:value-type="float">
            <text:p>0.2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3-05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6408" calcext:value-type="float">
            <text:p>0.2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3-05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86" calcext:value-type="float">
            <text:p>0.2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3-05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1648" calcext:value-type="float">
            <text:p>0.2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3-05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6408" calcext:value-type="float">
            <text:p>0.2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3-05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2504" calcext:value-type="float">
            <text:p>0.2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3-05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0792" calcext:value-type="float">
            <text:p>0.2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3-05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2984" calcext:value-type="float">
            <text:p>0.2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3-05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908" calcext:value-type="float">
            <text:p>0.2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3-05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908" calcext:value-type="float">
            <text:p>0.2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3-05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2984" calcext:value-type="float">
            <text:p>0.2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3-05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384" calcext:value-type="float">
            <text:p>0.2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3-05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9936" calcext:value-type="float">
            <text:p>0.2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3-05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9936" calcext:value-type="float">
            <text:p>0.2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3-05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6032" calcext:value-type="float">
            <text:p>0.2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3-05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2128" calcext:value-type="float">
            <text:p>0.2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3-05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908" calcext:value-type="float">
            <text:p>0.2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3-04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6032" calcext:value-type="float">
            <text:p>0.2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3-04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2984" calcext:value-type="float">
            <text:p>0.2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3-04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2984" calcext:value-type="float">
            <text:p>0.2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3-04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384" calcext:value-type="float">
            <text:p>0.2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3-04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2984" calcext:value-type="float">
            <text:p>0.2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3-04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9936" calcext:value-type="float">
            <text:p>0.2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3-04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384" calcext:value-type="float">
            <text:p>0.2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3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6888" calcext:value-type="float">
            <text:p>0.2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3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2984" calcext:value-type="float">
            <text:p>0.2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3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9936" calcext:value-type="float">
            <text:p>0.2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3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384" calcext:value-type="float">
            <text:p>0.2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3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86" calcext:value-type="float">
            <text:p>0.2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3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9456" calcext:value-type="float">
            <text:p>0.2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3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5552" calcext:value-type="float">
            <text:p>0.2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3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384" calcext:value-type="float">
            <text:p>0.2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0792" calcext:value-type="float">
            <text:p>0.2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3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9456" calcext:value-type="float">
            <text:p>0.2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3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4216" calcext:value-type="float">
            <text:p>0.2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3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336" calcext:value-type="float">
            <text:p>0.2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3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86" calcext:value-type="float">
            <text:p>0.2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3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0792" calcext:value-type="float">
            <text:p>0.2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3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7744" calcext:value-type="float">
            <text:p>0.2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3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5552" calcext:value-type="float">
            <text:p>0.2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3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4696" calcext:value-type="float">
            <text:p>0.2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3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384" calcext:value-type="float">
            <text:p>0.2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3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384" calcext:value-type="float">
            <text:p>0.2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3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4216" calcext:value-type="float">
            <text:p>0.2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3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0312" calcext:value-type="float">
            <text:p>0.2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3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7264" calcext:value-type="float">
            <text:p>0.2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3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2504" calcext:value-type="float">
            <text:p>0.2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3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4216" calcext:value-type="float">
            <text:p>0.2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3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5072" calcext:value-type="float">
            <text:p>0.1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3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9456" calcext:value-type="float">
            <text:p>0.2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3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4696" calcext:value-type="float">
            <text:p>0.2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3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4696" calcext:value-type="float">
            <text:p>0.2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3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5552" calcext:value-type="float">
            <text:p>0.2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3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7264" calcext:value-type="float">
            <text:p>0.2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3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4216" calcext:value-type="float">
            <text:p>0.2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3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6408" calcext:value-type="float">
            <text:p>0.2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3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9456" calcext:value-type="float">
            <text:p>0.2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3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7264" calcext:value-type="float">
            <text:p>0.2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3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7264" calcext:value-type="float">
            <text:p>0.2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3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2504" calcext:value-type="float">
            <text:p>0.2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3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0792" calcext:value-type="float">
            <text:p>0.2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3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4696" calcext:value-type="float">
            <text:p>0.2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3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9456" calcext:value-type="float">
            <text:p>0.2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3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4216" calcext:value-type="float">
            <text:p>0.2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3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6408" calcext:value-type="float">
            <text:p>0.2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3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1648" calcext:value-type="float">
            <text:p>0.2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3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4696" calcext:value-type="float">
            <text:p>0.2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3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336" calcext:value-type="float">
            <text:p>0.2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3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336" calcext:value-type="float">
            <text:p>0.2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3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86" calcext:value-type="float">
            <text:p>0.2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3-03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7744" calcext:value-type="float">
            <text:p>0.2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3-03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0792" calcext:value-type="float">
            <text:p>0.2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3-03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7744" calcext:value-type="float">
            <text:p>0.2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3-03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2504" calcext:value-type="float">
            <text:p>0.2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3-03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5552" calcext:value-type="float">
            <text:p>0.2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3-03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9456" calcext:value-type="float">
            <text:p>0.2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3-03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9456" calcext:value-type="float">
            <text:p>0.2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3-03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5552" calcext:value-type="float">
            <text:p>0.2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3-0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6408" calcext:value-type="float">
            <text:p>0.2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3-0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336" calcext:value-type="float">
            <text:p>0.2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3-0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336" calcext:value-type="float">
            <text:p>0.2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3-0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0792" calcext:value-type="float">
            <text:p>0.2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3-0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2128" calcext:value-type="float">
            <text:p>0.2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3-0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908" calcext:value-type="float">
            <text:p>0.2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3-0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86" calcext:value-type="float">
            <text:p>0.2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3-0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6408" calcext:value-type="float">
            <text:p>0.2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3-0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86" calcext:value-type="float">
            <text:p>0.2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3-0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4696" calcext:value-type="float">
            <text:p>0.2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3-0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0792" calcext:value-type="float">
            <text:p>0.2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3-0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908" calcext:value-type="float">
            <text:p>0.2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3-0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8224" calcext:value-type="float">
            <text:p>0.2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3-0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908" calcext:value-type="float">
            <text:p>0.2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3-0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6408" calcext:value-type="float">
            <text:p>0.2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3-0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2504" calcext:value-type="float">
            <text:p>0.2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3-0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6888" calcext:value-type="float">
            <text:p>0.2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3-0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2984" calcext:value-type="float">
            <text:p>0.2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3-0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1272" calcext:value-type="float">
            <text:p>0.2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3-0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1272" calcext:value-type="float">
            <text:p>0.2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3-0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6032" calcext:value-type="float">
            <text:p>0.2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3-0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5176" calcext:value-type="float">
            <text:p>0.2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3-0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9936" calcext:value-type="float">
            <text:p>0.2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3-0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2984" calcext:value-type="float">
            <text:p>0.2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3-0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6032" calcext:value-type="float">
            <text:p>0.2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3-0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2128" calcext:value-type="float">
            <text:p>0.2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3-0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432" calcext:value-type="float">
            <text:p>0.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3-0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5176" calcext:value-type="float">
            <text:p>0.2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3-01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5176" calcext:value-type="float">
            <text:p>0.2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3-0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432" calcext:value-type="float">
            <text:p>0.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3-0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0416" calcext:value-type="float">
            <text:p>0.2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3-0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5176" calcext:value-type="float">
            <text:p>0.2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3-0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2984" calcext:value-type="float">
            <text:p>0.2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3-0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908" calcext:value-type="float">
            <text:p>0.2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3-0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8224" calcext:value-type="float">
            <text:p>0.2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3-0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5176" calcext:value-type="float">
            <text:p>0.2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3-0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8224" calcext:value-type="float">
            <text:p>0.2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3-0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2128" calcext:value-type="float">
            <text:p>0.2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3-0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5176" calcext:value-type="float">
            <text:p>0.2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3-0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1272" calcext:value-type="float">
            <text:p>0.2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3-0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2128" calcext:value-type="float">
            <text:p>0.2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3-0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9936" calcext:value-type="float">
            <text:p>0.2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3-0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2984" calcext:value-type="float">
            <text:p>0.2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3-0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9936" calcext:value-type="float">
            <text:p>0.2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3-0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9936" calcext:value-type="float">
            <text:p>0.2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3-0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2128" calcext:value-type="float">
            <text:p>0.2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3-0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6512" calcext:value-type="float">
            <text:p>0.2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3-0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1752" calcext:value-type="float">
            <text:p>0.3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3-0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3464" calcext:value-type="float">
            <text:p>0.2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3-0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8224" calcext:value-type="float">
            <text:p>0.2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3-0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432" calcext:value-type="float">
            <text:p>0.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3-0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3464" calcext:value-type="float">
            <text:p>0.2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3-0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5656" calcext:value-type="float">
            <text:p>0.2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3-0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956" calcext:value-type="float">
            <text:p>0.2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3-0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956" calcext:value-type="float">
            <text:p>0.2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3-0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3464" calcext:value-type="float">
            <text:p>0.2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3-0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1272" calcext:value-type="float">
            <text:p>0.2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3-0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432" calcext:value-type="float">
            <text:p>0.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3-0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6512" calcext:value-type="float">
            <text:p>0.2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2-12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432" calcext:value-type="float">
            <text:p>0.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2-12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0416" calcext:value-type="float">
            <text:p>0.2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2-12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0416" calcext:value-type="float">
            <text:p>0.2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2-1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2128" calcext:value-type="float">
            <text:p>0.2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2-1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5176" calcext:value-type="float">
            <text:p>0.2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2-1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2608" calcext:value-type="float">
            <text:p>0.2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2-1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8704" calcext:value-type="float">
            <text:p>0.2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2-1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7848" calcext:value-type="float">
            <text:p>0.3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2-1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004" calcext:value-type="float">
            <text:p>0.3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2-1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3944" calcext:value-type="float">
            <text:p>0.3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2-1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8704" calcext:value-type="float">
            <text:p>0.2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2-1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7848" calcext:value-type="float">
            <text:p>0.3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2-1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7848" calcext:value-type="float">
            <text:p>0.3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2-1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5656" calcext:value-type="float">
            <text:p>0.2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2-1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5656" calcext:value-type="float">
            <text:p>0.2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2-1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956" calcext:value-type="float">
            <text:p>0.2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2-1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3464" calcext:value-type="float">
            <text:p>0.2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2-1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3464" calcext:value-type="float">
            <text:p>0.2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2-1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908" calcext:value-type="float">
            <text:p>0.2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2-1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5176" calcext:value-type="float">
            <text:p>0.2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2-1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6512" calcext:value-type="float">
            <text:p>0.2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2-1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8704" calcext:value-type="float">
            <text:p>0.2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2-1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8704" calcext:value-type="float">
            <text:p>0.2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2-1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1752" calcext:value-type="float">
            <text:p>0.3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2-1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7848" calcext:value-type="float">
            <text:p>0.3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2-1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8704" calcext:value-type="float">
            <text:p>0.2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2-1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956" calcext:value-type="float">
            <text:p>0.2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2-1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8704" calcext:value-type="float">
            <text:p>0.2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2-1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004" calcext:value-type="float">
            <text:p>0.3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2-1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1752" calcext:value-type="float">
            <text:p>0.3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2-1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6512" calcext:value-type="float">
            <text:p>0.2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2-1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7848" calcext:value-type="float">
            <text:p>0.3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2-1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8704" calcext:value-type="float">
            <text:p>0.2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2-1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0416" calcext:value-type="float">
            <text:p>0.2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2-1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6512" calcext:value-type="float">
            <text:p>0.2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2-1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956" calcext:value-type="float">
            <text:p>0.2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2-1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48" calcext:value-type="float">
            <text:p>0.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2-1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6992" calcext:value-type="float">
            <text:p>0.3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2-1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8704" calcext:value-type="float">
            <text:p>0.2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2-1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1752" calcext:value-type="float">
            <text:p>0.3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2-1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7848" calcext:value-type="float">
            <text:p>0.3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2-1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7848" calcext:value-type="float">
            <text:p>0.3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2-1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0896" calcext:value-type="float">
            <text:p>0.3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2-1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6992" calcext:value-type="float">
            <text:p>0.3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2-1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3088" calcext:value-type="float">
            <text:p>0.3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2-1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3088" calcext:value-type="float">
            <text:p>0.3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2-1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6136" calcext:value-type="float">
            <text:p>0.3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2-1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6992" calcext:value-type="float">
            <text:p>0.3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2-1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0896" calcext:value-type="float">
            <text:p>0.3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2-1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3944" calcext:value-type="float">
            <text:p>0.3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2-1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7848" calcext:value-type="float">
            <text:p>0.3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2-1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0896" calcext:value-type="float">
            <text:p>0.3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2-1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6136" calcext:value-type="float">
            <text:p>0.3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2-1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004" calcext:value-type="float">
            <text:p>0.3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2-1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2608" calcext:value-type="float">
            <text:p>0.2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2-1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7848" calcext:value-type="float">
            <text:p>0.3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2-1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0896" calcext:value-type="float">
            <text:p>0.3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2-1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0896" calcext:value-type="float">
            <text:p>0.3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2-1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3944" calcext:value-type="float">
            <text:p>0.3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2-10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0896" calcext:value-type="float">
            <text:p>0.3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2-10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004" calcext:value-type="float">
            <text:p>0.3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2-10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9184" calcext:value-type="float">
            <text:p>0.3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2-10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8328" calcext:value-type="float">
            <text:p>0.3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2-10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9184" calcext:value-type="float">
            <text:p>0.3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2-10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6136" calcext:value-type="float">
            <text:p>0.3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2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9184" calcext:value-type="float">
            <text:p>0.3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2-10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3088" calcext:value-type="float">
            <text:p>0.3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2-10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5656" calcext:value-type="float">
            <text:p>0.2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2-10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956" calcext:value-type="float">
            <text:p>0.2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2-10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5656" calcext:value-type="float">
            <text:p>0.2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2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0896" calcext:value-type="float">
            <text:p>0.3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2-10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6136" calcext:value-type="float">
            <text:p>0.3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2-10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2232" calcext:value-type="float">
            <text:p>0.3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2-10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528" calcext:value-type="float">
            <text:p>0.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2-10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1376" calcext:value-type="float">
            <text:p>0.3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2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9184" calcext:value-type="float">
            <text:p>0.3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2-10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0896" calcext:value-type="float">
            <text:p>0.3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2-10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004" calcext:value-type="float">
            <text:p>0.3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2-10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004" calcext:value-type="float">
            <text:p>0.3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2-10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1752" calcext:value-type="float">
            <text:p>0.3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2-10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7848" calcext:value-type="float">
            <text:p>0.3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2-10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004" calcext:value-type="float">
            <text:p>0.3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2-10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8328" calcext:value-type="float">
            <text:p>0.3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2-10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1376" calcext:value-type="float">
            <text:p>0.3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2-10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4424" calcext:value-type="float">
            <text:p>0.3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2-10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1376" calcext:value-type="float">
            <text:p>0.3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2-10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2232" calcext:value-type="float">
            <text:p>0.3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2-10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2232" calcext:value-type="float">
            <text:p>0.3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2-10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8328" calcext:value-type="float">
            <text:p>0.3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2-10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528" calcext:value-type="float">
            <text:p>0.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2-09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2232" calcext:value-type="float">
            <text:p>0.3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2-09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528" calcext:value-type="float">
            <text:p>0.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2-09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4424" calcext:value-type="float">
            <text:p>0.3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2-09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4424" calcext:value-type="float">
            <text:p>0.3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2-09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1376" calcext:value-type="float">
            <text:p>0.3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2-09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4424" calcext:value-type="float">
            <text:p>0.3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2-09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528" calcext:value-type="float">
            <text:p>0.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2-09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004" calcext:value-type="float">
            <text:p>0.3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2-09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528" calcext:value-type="float">
            <text:p>0.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2-09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7472" calcext:value-type="float">
            <text:p>0.3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2-09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8328" calcext:value-type="float">
            <text:p>0.3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2-09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9184" calcext:value-type="float">
            <text:p>0.3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2-09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2232" calcext:value-type="float">
            <text:p>0.3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2-09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9184" calcext:value-type="float">
            <text:p>0.3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2-09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9184" calcext:value-type="float">
            <text:p>0.3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2-09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2232" calcext:value-type="float">
            <text:p>0.3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2-09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3088" calcext:value-type="float">
            <text:p>0.3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2-09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004" calcext:value-type="float">
            <text:p>0.3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2-09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3088" calcext:value-type="float">
            <text:p>0.3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2-09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528" calcext:value-type="float">
            <text:p>0.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2-09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8328" calcext:value-type="float">
            <text:p>0.3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2-09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9184" calcext:value-type="float">
            <text:p>0.3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2-09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3088" calcext:value-type="float">
            <text:p>0.3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2-09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2232" calcext:value-type="float">
            <text:p>0.3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2-09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2232" calcext:value-type="float">
            <text:p>0.3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2-09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004" calcext:value-type="float">
            <text:p>0.3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2-09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3088" calcext:value-type="float">
            <text:p>0.3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2-09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2232" calcext:value-type="float">
            <text:p>0.3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2-09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004" calcext:value-type="float">
            <text:p>0.3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2-09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0896" calcext:value-type="float">
            <text:p>0.3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2-08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6992" calcext:value-type="float">
            <text:p>0.3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2-08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3088" calcext:value-type="float">
            <text:p>0.3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2-08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3944" calcext:value-type="float">
            <text:p>0.3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2-08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2608" calcext:value-type="float">
            <text:p>0.2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2-08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3464" calcext:value-type="float">
            <text:p>0.2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2-08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956" calcext:value-type="float">
            <text:p>0.2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2-08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5656" calcext:value-type="float">
            <text:p>0.2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2-08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5656" calcext:value-type="float">
            <text:p>0.2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2-08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956" calcext:value-type="float">
            <text:p>0.2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2-08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6512" calcext:value-type="float">
            <text:p>0.2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2-08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6512" calcext:value-type="float">
            <text:p>0.2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2-08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3464" calcext:value-type="float">
            <text:p>0.2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2-08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7368" calcext:value-type="float">
            <text:p>0.2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2-08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432" calcext:value-type="float">
            <text:p>0.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2-08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7368" calcext:value-type="float">
            <text:p>0.2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2-08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432" calcext:value-type="float">
            <text:p>0.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2-08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8224" calcext:value-type="float">
            <text:p>0.2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2-08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8704" calcext:value-type="float">
            <text:p>0.2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2-08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7848" calcext:value-type="float">
            <text:p>0.3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2-08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48" calcext:value-type="float">
            <text:p>0.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2-08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48" calcext:value-type="float">
            <text:p>0.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2-08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48" calcext:value-type="float">
            <text:p>0.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2-08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5656" calcext:value-type="float">
            <text:p>0.2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2-08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5656" calcext:value-type="float">
            <text:p>0.2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2-08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8704" calcext:value-type="float">
            <text:p>0.2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2-08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5656" calcext:value-type="float">
            <text:p>0.2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2-08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2608" calcext:value-type="float">
            <text:p>0.2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2-08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5656" calcext:value-type="float">
            <text:p>0.2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2-08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956" calcext:value-type="float">
            <text:p>0.2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2-08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7368" calcext:value-type="float">
            <text:p>0.2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2-08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0416" calcext:value-type="float">
            <text:p>0.2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2-07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0416" calcext:value-type="float">
            <text:p>0.2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2-07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7368" calcext:value-type="float">
            <text:p>0.2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2-07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7368" calcext:value-type="float">
            <text:p>0.2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2-07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7368" calcext:value-type="float">
            <text:p>0.2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2-07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7368" calcext:value-type="float">
            <text:p>0.2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2-07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432" calcext:value-type="float">
            <text:p>0.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2-07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432" calcext:value-type="float">
            <text:p>0.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2-07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3464" calcext:value-type="float">
            <text:p>0.2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2-07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1272" calcext:value-type="float">
            <text:p>0.2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2-07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5176" calcext:value-type="float">
            <text:p>0.2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2-07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5176" calcext:value-type="float">
            <text:p>0.2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2-07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5176" calcext:value-type="float">
            <text:p>0.2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2-07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6888" calcext:value-type="float">
            <text:p>0.2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2-07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384" calcext:value-type="float">
            <text:p>0.2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2-07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384" calcext:value-type="float">
            <text:p>0.2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2-07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0792" calcext:value-type="float">
            <text:p>0.2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2-07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384" calcext:value-type="float">
            <text:p>0.2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2-07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1648" calcext:value-type="float">
            <text:p>0.2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2-07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5552" calcext:value-type="float">
            <text:p>0.2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2-07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86" calcext:value-type="float">
            <text:p>0.2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2-07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2504" calcext:value-type="float">
            <text:p>0.2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2-07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0312" calcext:value-type="float">
            <text:p>0.2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2-07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7264" calcext:value-type="float">
            <text:p>0.2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2-07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4216" calcext:value-type="float">
            <text:p>0.2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2-07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1168" calcext:value-type="float">
            <text:p>0.2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2-07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4216" calcext:value-type="float">
            <text:p>0.2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2-07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1168" calcext:value-type="float">
            <text:p>0.2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2-07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2024" calcext:value-type="float">
            <text:p>0.1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2-07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812" calcext:value-type="float">
            <text:p>0.1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2-07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4216" calcext:value-type="float">
            <text:p>0.2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2-07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2504" calcext:value-type="float">
            <text:p>0.2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2-06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2504" calcext:value-type="float">
            <text:p>0.2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2-06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9456" calcext:value-type="float">
            <text:p>0.2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2-06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86" calcext:value-type="float">
            <text:p>0.2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2-06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4696" calcext:value-type="float">
            <text:p>0.2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2-06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0792" calcext:value-type="float">
            <text:p>0.2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2-06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86" calcext:value-type="float">
            <text:p>0.2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2-06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336" calcext:value-type="float">
            <text:p>0.2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2-06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0312" calcext:value-type="float">
            <text:p>0.2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2-06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2504" calcext:value-type="float">
            <text:p>0.2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2-06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86" calcext:value-type="float">
            <text:p>0.2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2-06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7264" calcext:value-type="float">
            <text:p>0.2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2-06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5072" calcext:value-type="float">
            <text:p>0.1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2-06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8976" calcext:value-type="float">
            <text:p>0.1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2-06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5072" calcext:value-type="float">
            <text:p>0.1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2-06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2024" calcext:value-type="float">
            <text:p>0.1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2-06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6784" calcext:value-type="float">
            <text:p>0.1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2-06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764" calcext:value-type="float">
            <text:p>0.1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2-06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9352" calcext:value-type="float">
            <text:p>0.1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2-06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9352" calcext:value-type="float">
            <text:p>0.1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2-06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24" calcext:value-type="float">
            <text:p>0.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2-06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24" calcext:value-type="float">
            <text:p>0.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2-06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6304" calcext:value-type="float">
            <text:p>0.1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2-06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6304" calcext:value-type="float">
            <text:p>0.1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2-06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9352" calcext:value-type="float">
            <text:p>0.1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2-06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0208" calcext:value-type="float">
            <text:p>0.1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2-06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8016" calcext:value-type="float">
            <text:p>0.1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2-06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8016" calcext:value-type="float">
            <text:p>0.1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2-06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716" calcext:value-type="float">
            <text:p>0.1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2-06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0208" calcext:value-type="float">
            <text:p>0.1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2-06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3256" calcext:value-type="float">
            <text:p>0.1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2-05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8016" calcext:value-type="float">
            <text:p>0.1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2-05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3632" calcext:value-type="float">
            <text:p>0.1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2-05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8872" calcext:value-type="float">
            <text:p>0.1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2-05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1064" calcext:value-type="float">
            <text:p>0.1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2-05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6304" calcext:value-type="float">
            <text:p>0.1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2-05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3256" calcext:value-type="float">
            <text:p>0.1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2-05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0208" calcext:value-type="float">
            <text:p>0.1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2-05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4112" calcext:value-type="float">
            <text:p>0.1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2-05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9352" calcext:value-type="float">
            <text:p>0.1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2-05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3736" calcext:value-type="float">
            <text:p>0.1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2-05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6784" calcext:value-type="float">
            <text:p>0.1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2-05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24" calcext:value-type="float">
            <text:p>0.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2-05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4112" calcext:value-type="float">
            <text:p>0.1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2-05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24" calcext:value-type="float">
            <text:p>0.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2-05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9352" calcext:value-type="float">
            <text:p>0.1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2-05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6304" calcext:value-type="float">
            <text:p>0.1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2-05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8496" calcext:value-type="float">
            <text:p>0.1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2-05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5448" calcext:value-type="float">
            <text:p>0.1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2-05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6304" calcext:value-type="float">
            <text:p>0.1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2-05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1064" calcext:value-type="float">
            <text:p>0.1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2-05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1064" calcext:value-type="float">
            <text:p>0.1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2-05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4112" calcext:value-type="float">
            <text:p>0.1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2-05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668" calcext:value-type="float">
            <text:p>0.1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2-05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4488" calcext:value-type="float">
            <text:p>0.0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2-05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4488" calcext:value-type="float">
            <text:p>0.0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2-05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4488" calcext:value-type="float">
            <text:p>0.0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2-05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0584" calcext:value-type="float">
            <text:p>0.1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2-05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668" calcext:value-type="float">
            <text:p>0.1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2-05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0584" calcext:value-type="float">
            <text:p>0.1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2-05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668" calcext:value-type="float">
            <text:p>0.1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2-05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8872" calcext:value-type="float">
            <text:p>0.1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2-04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3632" calcext:value-type="float">
            <text:p>0.1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2-04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0584" calcext:value-type="float">
            <text:p>0.1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2-04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4968" calcext:value-type="float">
            <text:p>0.1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2-04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4112" calcext:value-type="float">
            <text:p>0.1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2-04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3256" calcext:value-type="float">
            <text:p>0.1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2-04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5448" calcext:value-type="float">
            <text:p>0.1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2-04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716" calcext:value-type="float">
            <text:p>0.1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2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3632" calcext:value-type="float">
            <text:p>0.1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2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9728" calcext:value-type="float">
            <text:p>0.1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2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716" calcext:value-type="float">
            <text:p>0.1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2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4968" calcext:value-type="float">
            <text:p>0.1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2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5824" calcext:value-type="float">
            <text:p>0.1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2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6304" calcext:value-type="float">
            <text:p>0.1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2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0208" calcext:value-type="float">
            <text:p>0.1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2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3256" calcext:value-type="float">
            <text:p>0.1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0208" calcext:value-type="float">
            <text:p>0.1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2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4112" calcext:value-type="float">
            <text:p>0.1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2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1064" calcext:value-type="float">
            <text:p>0.1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2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3632" calcext:value-type="float">
            <text:p>0.1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2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668" calcext:value-type="float">
            <text:p>0.1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2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668" calcext:value-type="float">
            <text:p>0.1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2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3632" calcext:value-type="float">
            <text:p>0.1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2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1064" calcext:value-type="float">
            <text:p>0.1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2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716" calcext:value-type="float">
            <text:p>0.1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2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4968" calcext:value-type="float">
            <text:p>0.1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2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4488" calcext:value-type="float">
            <text:p>0.0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2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7536" calcext:value-type="float">
            <text:p>0.0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2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9728" calcext:value-type="float">
            <text:p>0.1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2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2776" calcext:value-type="float">
            <text:p>0.1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2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9728" calcext:value-type="float">
            <text:p>0.1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2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3632" calcext:value-type="float">
            <text:p>0.1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2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0584" calcext:value-type="float">
            <text:p>0.1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2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5344" calcext:value-type="float">
            <text:p>0.0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2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4488" calcext:value-type="float">
            <text:p>0.0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2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9728" calcext:value-type="float">
            <text:p>0.1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2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2776" calcext:value-type="float">
            <text:p>0.1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2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8872" calcext:value-type="float">
            <text:p>0.1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2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668" calcext:value-type="float">
            <text:p>0.1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2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668" calcext:value-type="float">
            <text:p>0.1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2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9728" calcext:value-type="float">
            <text:p>0.1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2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0584" calcext:value-type="float">
            <text:p>0.1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2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144" calcext:value-type="float">
            <text:p>0.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2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0584" calcext:value-type="float">
            <text:p>0.1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2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668" calcext:value-type="float">
            <text:p>0.1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2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668" calcext:value-type="float">
            <text:p>0.1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2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7536" calcext:value-type="float">
            <text:p>0.0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2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668" calcext:value-type="float">
            <text:p>0.1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2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9728" calcext:value-type="float">
            <text:p>0.1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2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4488" calcext:value-type="float">
            <text:p>0.0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2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0584" calcext:value-type="float">
            <text:p>0.1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2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2776" calcext:value-type="float">
            <text:p>0.1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2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9728" calcext:value-type="float">
            <text:p>0.1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2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9728" calcext:value-type="float">
            <text:p>0.1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2-03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668" calcext:value-type="float">
            <text:p>0.1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2-03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5824" calcext:value-type="float">
            <text:p>0.1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2-03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5824" calcext:value-type="float">
            <text:p>0.1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2-03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7536" calcext:value-type="float">
            <text:p>0.0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2-03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5344" calcext:value-type="float">
            <text:p>0.0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2-03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9728" calcext:value-type="float">
            <text:p>0.1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2-03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2776" calcext:value-type="float">
            <text:p>0.1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2-03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2776" calcext:value-type="float">
            <text:p>0.1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2-0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2776" calcext:value-type="float">
            <text:p>0.1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2-0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192" calcext:value-type="float">
            <text:p>0.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2-0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8016" calcext:value-type="float">
            <text:p>0.1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2-0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8016" calcext:value-type="float">
            <text:p>0.1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2-0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4968" calcext:value-type="float">
            <text:p>0.1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2-0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4112" calcext:value-type="float">
            <text:p>0.1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2-0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1064" calcext:value-type="float">
            <text:p>0.1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2-0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3632" calcext:value-type="float">
            <text:p>0.1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2-0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144" calcext:value-type="float">
            <text:p>0.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2-0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3632" calcext:value-type="float">
            <text:p>0.1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2-0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5824" calcext:value-type="float">
            <text:p>0.1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2-0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5824" calcext:value-type="float">
            <text:p>0.1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2-0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668" calcext:value-type="float">
            <text:p>0.1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2-0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8392" calcext:value-type="float">
            <text:p>0.0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2-0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3632" calcext:value-type="float">
            <text:p>0.1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2-0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5824" calcext:value-type="float">
            <text:p>0.1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2-0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4968" calcext:value-type="float">
            <text:p>0.1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2-0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5824" calcext:value-type="float">
            <text:p>0.1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2-0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3632" calcext:value-type="float">
            <text:p>0.1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2-0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9728" calcext:value-type="float">
            <text:p>0.1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2-0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2776" calcext:value-type="float">
            <text:p>0.1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2-0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8872" calcext:value-type="float">
            <text:p>0.1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2-0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4968" calcext:value-type="float">
            <text:p>0.1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2-0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8872" calcext:value-type="float">
            <text:p>0.1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2-0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8016" calcext:value-type="float">
            <text:p>0.1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2-0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1064" calcext:value-type="float">
            <text:p>0.1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2-0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4112" calcext:value-type="float">
            <text:p>0.1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2-0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8872" calcext:value-type="float">
            <text:p>0.1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2-01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7536" calcext:value-type="float">
            <text:p>0.0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2-0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3632" calcext:value-type="float">
            <text:p>0.1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2-0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2776" calcext:value-type="float">
            <text:p>0.1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2-0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4968" calcext:value-type="float">
            <text:p>0.1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2-0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1064" calcext:value-type="float">
            <text:p>0.1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2-0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8872" calcext:value-type="float">
            <text:p>0.1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2-0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4968" calcext:value-type="float">
            <text:p>0.1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2-0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9728" calcext:value-type="float">
            <text:p>0.1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2-0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9728" calcext:value-type="float">
            <text:p>0.1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2-0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4968" calcext:value-type="float">
            <text:p>0.1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2-0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4968" calcext:value-type="float">
            <text:p>0.1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2-0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1064" calcext:value-type="float">
            <text:p>0.1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2-0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0208" calcext:value-type="float">
            <text:p>0.1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2-0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2776" calcext:value-type="float">
            <text:p>0.1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2-0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668" calcext:value-type="float">
            <text:p>0.1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2-0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2776" calcext:value-type="float">
            <text:p>0.1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2-0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1064" calcext:value-type="float">
            <text:p>0.1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2-0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8016" calcext:value-type="float">
            <text:p>0.1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2-0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192" calcext:value-type="float">
            <text:p>0.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2-0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8016" calcext:value-type="float">
            <text:p>0.1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2-0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4112" calcext:value-type="float">
            <text:p>0.1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2-0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24" calcext:value-type="float">
            <text:p>0.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2-0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1544" calcext:value-type="float">
            <text:p>0.1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2-0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4112" calcext:value-type="float">
            <text:p>0.1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2-0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2776" calcext:value-type="float">
            <text:p>0.1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2-0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716" calcext:value-type="float">
            <text:p>0.1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2-0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0208" calcext:value-type="float">
            <text:p>0.1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2-0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8872" calcext:value-type="float">
            <text:p>0.1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2-0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8016" calcext:value-type="float">
            <text:p>0.1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2-0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3256" calcext:value-type="float">
            <text:p>0.1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2-0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3256" calcext:value-type="float">
            <text:p>0.1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1-12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4968" calcext:value-type="float">
            <text:p>0.1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1-12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2776" calcext:value-type="float">
            <text:p>0.1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1-12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8872" calcext:value-type="float">
            <text:p>0.1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1-1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2776" calcext:value-type="float">
            <text:p>0.1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1-1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9728" calcext:value-type="float">
            <text:p>0.1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1-1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2776" calcext:value-type="float">
            <text:p>0.1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1-1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5824" calcext:value-type="float">
            <text:p>0.1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1-1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3632" calcext:value-type="float">
            <text:p>0.1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1-1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668" calcext:value-type="float">
            <text:p>0.1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1-1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8872" calcext:value-type="float">
            <text:p>0.1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1-1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4968" calcext:value-type="float">
            <text:p>0.1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1-1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4112" calcext:value-type="float">
            <text:p>0.1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1-1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1064" calcext:value-type="float">
            <text:p>0.1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1-1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3256" calcext:value-type="float">
            <text:p>0.1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1-1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0208" calcext:value-type="float">
            <text:p>0.1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1-1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1064" calcext:value-type="float">
            <text:p>0.1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1-1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9728" calcext:value-type="float">
            <text:p>0.1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1-1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5824" calcext:value-type="float">
            <text:p>0.1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1-1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4112" calcext:value-type="float">
            <text:p>0.1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1-1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1064" calcext:value-type="float">
            <text:p>0.1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1-1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1064" calcext:value-type="float">
            <text:p>0.1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1-1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192" calcext:value-type="float">
            <text:p>0.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1-1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2776" calcext:value-type="float">
            <text:p>0.1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1-1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2776" calcext:value-type="float">
            <text:p>0.1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1-1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192" calcext:value-type="float">
            <text:p>0.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1-1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716" calcext:value-type="float">
            <text:p>0.1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1-1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1064" calcext:value-type="float">
            <text:p>0.1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1-1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1064" calcext:value-type="float">
            <text:p>0.1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1-1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0208" calcext:value-type="float">
            <text:p>0.1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1-1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1064" calcext:value-type="float">
            <text:p>0.1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1-1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1064" calcext:value-type="float">
            <text:p>0.1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1-1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716" calcext:value-type="float">
            <text:p>0.1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1-1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716" calcext:value-type="float">
            <text:p>0.1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1-1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0208" calcext:value-type="float">
            <text:p>0.1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1-1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0208" calcext:value-type="float">
            <text:p>0.1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1-1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4112" calcext:value-type="float">
            <text:p>0.1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1-1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24" calcext:value-type="float">
            <text:p>0.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1-1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3256" calcext:value-type="float">
            <text:p>0.1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1-1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8872" calcext:value-type="float">
            <text:p>0.1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1-1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716" calcext:value-type="float">
            <text:p>0.1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1-1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24" calcext:value-type="float">
            <text:p>0.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1-1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3256" calcext:value-type="float">
            <text:p>0.1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1-1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716" calcext:value-type="float">
            <text:p>0.1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1-1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5448" calcext:value-type="float">
            <text:p>0.1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1-1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8496" calcext:value-type="float">
            <text:p>0.1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1-1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1064" calcext:value-type="float">
            <text:p>0.1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1-1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1064" calcext:value-type="float">
            <text:p>0.1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1-1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0208" calcext:value-type="float">
            <text:p>0.1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1-1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6304" calcext:value-type="float">
            <text:p>0.1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1-1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24" calcext:value-type="float">
            <text:p>0.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1-1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3256" calcext:value-type="float">
            <text:p>0.1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1-1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716" calcext:value-type="float">
            <text:p>0.1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1-1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6304" calcext:value-type="float">
            <text:p>0.1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1-1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5448" calcext:value-type="float">
            <text:p>0.1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1-1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0208" calcext:value-type="float">
            <text:p>0.1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1-1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0208" calcext:value-type="float">
            <text:p>0.1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1-1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716" calcext:value-type="float">
            <text:p>0.1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1-1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0208" calcext:value-type="float">
            <text:p>0.1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1-1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24" calcext:value-type="float">
            <text:p>0.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1-1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8496" calcext:value-type="float">
            <text:p>0.1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1-1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764" calcext:value-type="float">
            <text:p>0.1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1-10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0688" calcext:value-type="float">
            <text:p>0.1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1-10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8496" calcext:value-type="float">
            <text:p>0.1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1-10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8496" calcext:value-type="float">
            <text:p>0.1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1-10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764" calcext:value-type="float">
            <text:p>0.1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1-10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9352" calcext:value-type="float">
            <text:p>0.1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1-10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4112" calcext:value-type="float">
            <text:p>0.1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1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9352" calcext:value-type="float">
            <text:p>0.1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1-10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9352" calcext:value-type="float">
            <text:p>0.1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1-10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3256" calcext:value-type="float">
            <text:p>0.1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1-10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5448" calcext:value-type="float">
            <text:p>0.1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1-10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764" calcext:value-type="float">
            <text:p>0.1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1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0688" calcext:value-type="float">
            <text:p>0.1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1-10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5448" calcext:value-type="float">
            <text:p>0.1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1-10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24" calcext:value-type="float">
            <text:p>0.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1-10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764" calcext:value-type="float">
            <text:p>0.1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1-10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288" calcext:value-type="float">
            <text:p>0.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1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288" calcext:value-type="float">
            <text:p>0.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1-10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3736" calcext:value-type="float">
            <text:p>0.1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1-10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24" calcext:value-type="float">
            <text:p>0.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1-10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8496" calcext:value-type="float">
            <text:p>0.1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1-10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0688" calcext:value-type="float">
            <text:p>0.1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1-10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0688" calcext:value-type="float">
            <text:p>0.1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1-10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1544" calcext:value-type="float">
            <text:p>0.1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1-10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0688" calcext:value-type="float">
            <text:p>0.1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1-10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3736" calcext:value-type="float">
            <text:p>0.1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1-10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6784" calcext:value-type="float">
            <text:p>0.1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1-10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288" calcext:value-type="float">
            <text:p>0.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1-10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9832" calcext:value-type="float">
            <text:p>0.1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1-10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6784" calcext:value-type="float">
            <text:p>0.1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1-10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6784" calcext:value-type="float">
            <text:p>0.1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1-10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9832" calcext:value-type="float">
            <text:p>0.1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1-09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288" calcext:value-type="float">
            <text:p>0.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1-09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3736" calcext:value-type="float">
            <text:p>0.1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1-09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0688" calcext:value-type="float">
            <text:p>0.1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1-09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3736" calcext:value-type="float">
            <text:p>0.1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1-09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4592" calcext:value-type="float">
            <text:p>0.1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1-09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0688" calcext:value-type="float">
            <text:p>0.1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1-09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9832" calcext:value-type="float">
            <text:p>0.1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1-09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764" calcext:value-type="float">
            <text:p>0.1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1-09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9832" calcext:value-type="float">
            <text:p>0.1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1-09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5072" calcext:value-type="float">
            <text:p>0.1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1-09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6784" calcext:value-type="float">
            <text:p>0.1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1-09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8496" calcext:value-type="float">
            <text:p>0.1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1-09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0688" calcext:value-type="float">
            <text:p>0.1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1-09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6784" calcext:value-type="float">
            <text:p>0.1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1-09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5448" calcext:value-type="float">
            <text:p>0.1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1-09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9352" calcext:value-type="float">
            <text:p>0.1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1-09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8496" calcext:value-type="float">
            <text:p>0.1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1-09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8496" calcext:value-type="float">
            <text:p>0.1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1-09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1544" calcext:value-type="float">
            <text:p>0.1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1-09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8496" calcext:value-type="float">
            <text:p>0.1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1-09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9352" calcext:value-type="float">
            <text:p>0.1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1-09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24" calcext:value-type="float">
            <text:p>0.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1-09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5448" calcext:value-type="float">
            <text:p>0.1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1-09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24" calcext:value-type="float">
            <text:p>0.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1-09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3256" calcext:value-type="float">
            <text:p>0.1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1-09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3256" calcext:value-type="float">
            <text:p>0.1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1-09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3256" calcext:value-type="float">
            <text:p>0.1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1-09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3256" calcext:value-type="float">
            <text:p>0.1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1-09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4112" calcext:value-type="float">
            <text:p>0.1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1-09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3256" calcext:value-type="float">
            <text:p>0.1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1-08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3256" calcext:value-type="float">
            <text:p>0.1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1-08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9352" calcext:value-type="float">
            <text:p>0.1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1-08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8496" calcext:value-type="float">
            <text:p>0.1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1-08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24" calcext:value-type="float">
            <text:p>0.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1-08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9352" calcext:value-type="float">
            <text:p>0.1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1-08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8496" calcext:value-type="float">
            <text:p>0.1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1-08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764" calcext:value-type="float">
            <text:p>0.1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1-08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8496" calcext:value-type="float">
            <text:p>0.1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1-08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9352" calcext:value-type="float">
            <text:p>0.1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1-08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3256" calcext:value-type="float">
            <text:p>0.1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1-08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9352" calcext:value-type="float">
            <text:p>0.1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1-08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0208" calcext:value-type="float">
            <text:p>0.1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1-08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6304" calcext:value-type="float">
            <text:p>0.1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1-08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6304" calcext:value-type="float">
            <text:p>0.1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1-08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716" calcext:value-type="float">
            <text:p>0.1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1-08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716" calcext:value-type="float">
            <text:p>0.1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1-08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0208" calcext:value-type="float">
            <text:p>0.1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1-08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24" calcext:value-type="float">
            <text:p>0.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1-08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5448" calcext:value-type="float">
            <text:p>0.1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1-08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9352" calcext:value-type="float">
            <text:p>0.1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1-08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716" calcext:value-type="float">
            <text:p>0.1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1-08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4112" calcext:value-type="float">
            <text:p>0.1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1-08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1064" calcext:value-type="float">
            <text:p>0.1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1-08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192" calcext:value-type="float">
            <text:p>0.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1-08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8872" calcext:value-type="float">
            <text:p>0.1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1-08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8872" calcext:value-type="float">
            <text:p>0.1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1-08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4968" calcext:value-type="float">
            <text:p>0.1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1-08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4112" calcext:value-type="float">
            <text:p>0.1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1-08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4112" calcext:value-type="float">
            <text:p>0.1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1-08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0208" calcext:value-type="float">
            <text:p>0.1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1-08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3256" calcext:value-type="float">
            <text:p>0.1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1-07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3256" calcext:value-type="float">
            <text:p>0.1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1-07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716" calcext:value-type="float">
            <text:p>0.1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1-07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4112" calcext:value-type="float">
            <text:p>0.1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1-07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8016" calcext:value-type="float">
            <text:p>0.1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1-07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192" calcext:value-type="float">
            <text:p>0.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1-07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8872" calcext:value-type="float">
            <text:p>0.1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1-07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5824" calcext:value-type="float">
            <text:p>0.1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1-07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2776" calcext:value-type="float">
            <text:p>0.1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1-07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3632" calcext:value-type="float">
            <text:p>0.1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1-07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7536" calcext:value-type="float">
            <text:p>0.0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1-07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5344" calcext:value-type="float">
            <text:p>0.0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1-07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144" calcext:value-type="float">
            <text:p>0.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1-07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144" calcext:value-type="float">
            <text:p>0.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1-07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5344" calcext:value-type="float">
            <text:p>0.0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1-07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62" calcext:value-type="float">
            <text:p>0.0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1-07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2296" calcext:value-type="float">
            <text:p>0.0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1-07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2296" calcext:value-type="float">
            <text:p>0.0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1-07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2296" calcext:value-type="float">
            <text:p>0.0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1-07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144" calcext:value-type="float">
            <text:p>0.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1-07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144" calcext:value-type="float">
            <text:p>0.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1-07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4488" calcext:value-type="float">
            <text:p>0.0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1-07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8392" calcext:value-type="float">
            <text:p>0.0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1-07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0584" calcext:value-type="float">
            <text:p>0.1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1-07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7536" calcext:value-type="float">
            <text:p>0.0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1-07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0584" calcext:value-type="float">
            <text:p>0.1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1-07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0584" calcext:value-type="float">
            <text:p>0.1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1-07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4488" calcext:value-type="float">
            <text:p>0.0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1-07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5344" calcext:value-type="float">
            <text:p>0.0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1-07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2296" calcext:value-type="float">
            <text:p>0.0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1-07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2296" calcext:value-type="float">
            <text:p>0.0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1-07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3152" calcext:value-type="float">
            <text:p>0.0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1-06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0104" calcext:value-type="float">
            <text:p>0.0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1-06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0104" calcext:value-type="float">
            <text:p>0.0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1-06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62" calcext:value-type="float">
            <text:p>0.0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1-06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62" calcext:value-type="float">
            <text:p>0.0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1-06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0104" calcext:value-type="float">
            <text:p>0.0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1-06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0104" calcext:value-type="float">
            <text:p>0.0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1-06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4488" calcext:value-type="float">
            <text:p>0.0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1-06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5344" calcext:value-type="float">
            <text:p>0.0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1-06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2296" calcext:value-type="float">
            <text:p>0.0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1-06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144" calcext:value-type="float">
            <text:p>0.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1-06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62" calcext:value-type="float">
            <text:p>0.0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1-06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0104" calcext:value-type="float">
            <text:p>0.0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1-06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62" calcext:value-type="float">
            <text:p>0.0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1-06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3152" calcext:value-type="float">
            <text:p>0.0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1-06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3152" calcext:value-type="float">
            <text:p>0.0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1-06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0104" calcext:value-type="float">
            <text:p>0.0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1-06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3152" calcext:value-type="float">
            <text:p>0.0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1-06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3152" calcext:value-type="float">
            <text:p>0.0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1-06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0104" calcext:value-type="float">
            <text:p>0.0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1-06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4008" calcext:value-type="float">
            <text:p>0.0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1-06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57912" calcext:value-type="float">
            <text:p>0.0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1-06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54864" calcext:value-type="float">
            <text:p>0.0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1-06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48768" calcext:value-type="float">
            <text:p>0.0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1-06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9624" calcext:value-type="float">
            <text:p>0.0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1-06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1-06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24384" calcext:value-type="float">
            <text:p>0.02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1-06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21336" calcext:value-type="float">
            <text:p>0.02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1-06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24384" calcext:value-type="float">
            <text:p>0.02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1-06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24384" calcext:value-type="float">
            <text:p>0.02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1-06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24384" calcext:value-type="float">
            <text:p>0.02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1-05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21336" calcext:value-type="float">
            <text:p>0.02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1-05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1524" calcext:value-type="float">
            <text:p>0.0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1-05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09144" calcext:value-type="float">
            <text:p>0.0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1-05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12192" calcext:value-type="float">
            <text:p>0.0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1-05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06096" calcext:value-type="float">
            <text:p>0.0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1-05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03048" calcext:value-type="float">
            <text:p>0.0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1-05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1-05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12192" calcext:value-type="float">
            <text:p>-0.0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1-05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03048" calcext:value-type="float">
            <text:p>-0.0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1-05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18288" calcext:value-type="float">
            <text:p>0.0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1-05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09144" calcext:value-type="float">
            <text:p>0.0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1-05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03048" calcext:value-type="float">
            <text:p>-0.0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1-05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09144" calcext:value-type="float">
            <text:p>-0.0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1-05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09144" calcext:value-type="float">
            <text:p>-0.0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1-05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09144" calcext:value-type="float">
            <text:p>-0.0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1-05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03048" calcext:value-type="float">
            <text:p>-0.0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1-05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1524" calcext:value-type="float">
            <text:p>0.0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1-05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21336" calcext:value-type="float">
            <text:p>0.02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1-05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24384" calcext:value-type="float">
            <text:p>0.02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1-05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9624" calcext:value-type="float">
            <text:p>0.0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1-05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42672" calcext:value-type="float">
            <text:p>0.0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1-05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42672" calcext:value-type="float">
            <text:p>0.0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1-05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1-05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09144" calcext:value-type="float">
            <text:p>0.0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1-05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1524" calcext:value-type="float">
            <text:p>0.0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1-05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3528" calcext:value-type="float">
            <text:p>0.0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1-05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27432" calcext:value-type="float">
            <text:p>0.0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1-05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21336" calcext:value-type="float">
            <text:p>0.02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1-05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1524" calcext:value-type="float">
            <text:p>0.0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1-05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06096" calcext:value-type="float">
            <text:p>0.0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1-05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1524" calcext:value-type="float">
            <text:p>0.0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1-04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3528" calcext:value-type="float">
            <text:p>0.0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1-04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6576" calcext:value-type="float">
            <text:p>0.0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1-04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1-04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1524" calcext:value-type="float">
            <text:p>0.0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1-04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1-04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1-04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09144" calcext:value-type="float">
            <text:p>0.0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1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03048" calcext:value-type="float">
            <text:p>0.0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1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03048" calcext:value-type="float">
            <text:p>-0.0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1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18288" calcext:value-type="float">
            <text:p>0.0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1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18288" calcext:value-type="float">
            <text:p>0.0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1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12192" calcext:value-type="float">
            <text:p>0.0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1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06096" calcext:value-type="float">
            <text:p>0.0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1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09144" calcext:value-type="float">
            <text:p>0.0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1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1524" calcext:value-type="float">
            <text:p>0.0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1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27432" calcext:value-type="float">
            <text:p>0.0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1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6576" calcext:value-type="float">
            <text:p>0.0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1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9624" calcext:value-type="float">
            <text:p>0.0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1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3528" calcext:value-type="float">
            <text:p>0.0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1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12192" calcext:value-type="float">
            <text:p>0.0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1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12192" calcext:value-type="float">
            <text:p>0.0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1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12192" calcext:value-type="float">
            <text:p>0.0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1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03048" calcext:value-type="float">
            <text:p>0.0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1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12192" calcext:value-type="float">
            <text:p>0.0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1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03048" calcext:value-type="float">
            <text:p>0.0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1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03048" calcext:value-type="float">
            <text:p>0.0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1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1524" calcext:value-type="float">
            <text:p>0.0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1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18288" calcext:value-type="float">
            <text:p>0.0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1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12192" calcext:value-type="float">
            <text:p>0.0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1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27432" calcext:value-type="float">
            <text:p>0.0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1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9624" calcext:value-type="float">
            <text:p>0.0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1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21336" calcext:value-type="float">
            <text:p>0.02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1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06096" calcext:value-type="float">
            <text:p>-0.0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1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12192" calcext:value-type="float">
            <text:p>0.0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1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1524" calcext:value-type="float">
            <text:p>0.0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1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03048" calcext:value-type="float">
            <text:p>0.0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1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06096" calcext:value-type="float">
            <text:p>-0.0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1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1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06096" calcext:value-type="float">
            <text:p>-0.0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1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03048" calcext:value-type="float">
            <text:p>-0.0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1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09144" calcext:value-type="float">
            <text:p>-0.0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1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12192" calcext:value-type="float">
            <text:p>-0.0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1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03048" calcext:value-type="float">
            <text:p>0.0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1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12192" calcext:value-type="float">
            <text:p>0.0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1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03048" calcext:value-type="float">
            <text:p>0.0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1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12192" calcext:value-type="float">
            <text:p>-0.0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1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21336" calcext:value-type="float">
            <text:p>-0.02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1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12192" calcext:value-type="float">
            <text:p>-0.0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1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24384" calcext:value-type="float">
            <text:p>0.02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1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4572" calcext:value-type="float">
            <text:p>0.0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1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42672" calcext:value-type="float">
            <text:p>0.0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1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24384" calcext:value-type="float">
            <text:p>0.02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1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1524" calcext:value-type="float">
            <text:p>0.0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1-03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27432" calcext:value-type="float">
            <text:p>0.0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1-03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1-03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1-03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42672" calcext:value-type="float">
            <text:p>0.0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1-03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9624" calcext:value-type="float">
            <text:p>0.0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1-03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3528" calcext:value-type="float">
            <text:p>0.0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1-03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3528" calcext:value-type="float">
            <text:p>0.0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1-03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48768" calcext:value-type="float">
            <text:p>0.0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1-0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4572" calcext:value-type="float">
            <text:p>0.0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1-0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27432" calcext:value-type="float">
            <text:p>0.0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1-0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21336" calcext:value-type="float">
            <text:p>0.02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1-0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4572" calcext:value-type="float">
            <text:p>0.0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1-0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51816" calcext:value-type="float">
            <text:p>0.0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1-0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3528" calcext:value-type="float">
            <text:p>0.0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1-0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6576" calcext:value-type="float">
            <text:p>0.0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1-0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6576" calcext:value-type="float">
            <text:p>0.0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1-0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6576" calcext:value-type="float">
            <text:p>0.0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1-0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4572" calcext:value-type="float">
            <text:p>0.0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1-0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57912" calcext:value-type="float">
            <text:p>0.0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1-0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48768" calcext:value-type="float">
            <text:p>0.0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1-0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27432" calcext:value-type="float">
            <text:p>0.0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1-0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6576" calcext:value-type="float">
            <text:p>0.0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1-0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54864" calcext:value-type="float">
            <text:p>0.0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1-0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54864" calcext:value-type="float">
            <text:p>0.0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1-0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57912" calcext:value-type="float">
            <text:p>0.0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1-0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1-0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57912" calcext:value-type="float">
            <text:p>0.0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1-0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57912" calcext:value-type="float">
            <text:p>0.0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1-0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51816" calcext:value-type="float">
            <text:p>0.0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1-0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4572" calcext:value-type="float">
            <text:p>0.0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1-0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4572" calcext:value-type="float">
            <text:p>0.0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1-0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42672" calcext:value-type="float">
            <text:p>0.0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1-0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9624" calcext:value-type="float">
            <text:p>0.0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1-0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3528" calcext:value-type="float">
            <text:p>0.0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1-0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42672" calcext:value-type="float">
            <text:p>0.0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1-0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1-01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0104" calcext:value-type="float">
            <text:p>0.0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1-0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4572" calcext:value-type="float">
            <text:p>0.0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1-0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6576" calcext:value-type="float">
            <text:p>0.0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1-0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57912" calcext:value-type="float">
            <text:p>0.0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1-0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4008" calcext:value-type="float">
            <text:p>0.0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1-0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54864" calcext:value-type="float">
            <text:p>0.0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1-0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42672" calcext:value-type="float">
            <text:p>0.0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1-0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4572" calcext:value-type="float">
            <text:p>0.0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1-0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48768" calcext:value-type="float">
            <text:p>0.0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1-0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54864" calcext:value-type="float">
            <text:p>0.0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1-0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54864" calcext:value-type="float">
            <text:p>0.0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1-0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54864" calcext:value-type="float">
            <text:p>0.0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1-0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3152" calcext:value-type="float">
            <text:p>0.0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1-0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1-0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54864" calcext:value-type="float">
            <text:p>0.0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1-0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1-0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57912" calcext:value-type="float">
            <text:p>0.0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1-0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51816" calcext:value-type="float">
            <text:p>0.0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1-0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42672" calcext:value-type="float">
            <text:p>0.0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1-0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51816" calcext:value-type="float">
            <text:p>0.0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1-0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1-0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0104" calcext:value-type="float">
            <text:p>0.0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1-0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3152" calcext:value-type="float">
            <text:p>0.0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1-0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3152" calcext:value-type="float">
            <text:p>0.0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1-0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3152" calcext:value-type="float">
            <text:p>0.0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1-0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0104" calcext:value-type="float">
            <text:p>0.0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1-0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1-0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4008" calcext:value-type="float">
            <text:p>0.0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1-0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57912" calcext:value-type="float">
            <text:p>0.0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1-0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57912" calcext:value-type="float">
            <text:p>0.0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1-0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0104" calcext:value-type="float">
            <text:p>0.0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0-12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7056" calcext:value-type="float">
            <text:p>0.0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0-12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7056" calcext:value-type="float">
            <text:p>0.0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0-12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4008" calcext:value-type="float">
            <text:p>0.0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0-1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9248" calcext:value-type="float">
            <text:p>0.0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0-1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0104" calcext:value-type="float">
            <text:p>0.0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0-1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57912" calcext:value-type="float">
            <text:p>0.0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0-1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0104" calcext:value-type="float">
            <text:p>0.0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0-1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9248" calcext:value-type="float">
            <text:p>0.0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0-1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4008" calcext:value-type="float">
            <text:p>0.0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0-1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51816" calcext:value-type="float">
            <text:p>0.0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0-1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0104" calcext:value-type="float">
            <text:p>0.0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0-1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0104" calcext:value-type="float">
            <text:p>0.0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0-1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3152" calcext:value-type="float">
            <text:p>0.0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0-1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0104" calcext:value-type="float">
            <text:p>0.0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0-1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7056" calcext:value-type="float">
            <text:p>0.0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0-1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0104" calcext:value-type="float">
            <text:p>0.0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0-1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0104" calcext:value-type="float">
            <text:p>0.0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0-1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62" calcext:value-type="float">
            <text:p>0.0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0-1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2296" calcext:value-type="float">
            <text:p>0.0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0-1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9248" calcext:value-type="float">
            <text:p>0.0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0-1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62" calcext:value-type="float">
            <text:p>0.0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0-1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3152" calcext:value-type="float">
            <text:p>0.0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0-1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3152" calcext:value-type="float">
            <text:p>0.0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0-1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9248" calcext:value-type="float">
            <text:p>0.0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0-1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2296" calcext:value-type="float">
            <text:p>0.0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0-1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5344" calcext:value-type="float">
            <text:p>0.0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0-1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144" calcext:value-type="float">
            <text:p>0.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0-1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8392" calcext:value-type="float">
            <text:p>0.0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0-1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144" calcext:value-type="float">
            <text:p>0.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0-1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3632" calcext:value-type="float">
            <text:p>0.1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0-1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5344" calcext:value-type="float">
            <text:p>0.0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0-1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5344" calcext:value-type="float">
            <text:p>0.0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0-1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0584" calcext:value-type="float">
            <text:p>0.1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0-1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144" calcext:value-type="float">
            <text:p>0.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0-1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7536" calcext:value-type="float">
            <text:p>0.0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0-1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144" calcext:value-type="float">
            <text:p>0.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0-1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2296" calcext:value-type="float">
            <text:p>0.0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0-1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9248" calcext:value-type="float">
            <text:p>0.0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0-1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62" calcext:value-type="float">
            <text:p>0.0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0-1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7536" calcext:value-type="float">
            <text:p>0.0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0-1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2776" calcext:value-type="float">
            <text:p>0.1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0-1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8872" calcext:value-type="float">
            <text:p>0.1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0-1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7536" calcext:value-type="float">
            <text:p>0.0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0-1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5344" calcext:value-type="float">
            <text:p>0.0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0-1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3632" calcext:value-type="float">
            <text:p>0.1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0-1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5824" calcext:value-type="float">
            <text:p>0.1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0-1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668" calcext:value-type="float">
            <text:p>0.1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0-1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2296" calcext:value-type="float">
            <text:p>0.0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0-1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5344" calcext:value-type="float">
            <text:p>0.0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0-1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3632" calcext:value-type="float">
            <text:p>0.1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0-1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7536" calcext:value-type="float">
            <text:p>0.0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0-1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4488" calcext:value-type="float">
            <text:p>0.0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0-1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7536" calcext:value-type="float">
            <text:p>0.0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0-1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8392" calcext:value-type="float">
            <text:p>0.0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0-1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2296" calcext:value-type="float">
            <text:p>0.0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0-1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7536" calcext:value-type="float">
            <text:p>0.0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0-1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5824" calcext:value-type="float">
            <text:p>0.1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0-1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2776" calcext:value-type="float">
            <text:p>0.1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0-1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668" calcext:value-type="float">
            <text:p>0.1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0-1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192" calcext:value-type="float">
            <text:p>0.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0-1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716" calcext:value-type="float">
            <text:p>0.1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0-10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8872" calcext:value-type="float">
            <text:p>0.1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0-10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5824" calcext:value-type="float">
            <text:p>0.1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0-10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8872" calcext:value-type="float">
            <text:p>0.1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0-10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5824" calcext:value-type="float">
            <text:p>0.1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0-10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192" calcext:value-type="float">
            <text:p>0.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0-10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716" calcext:value-type="float">
            <text:p>0.1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0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716" calcext:value-type="float">
            <text:p>0.1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0-10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4112" calcext:value-type="float">
            <text:p>0.1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0-10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24" calcext:value-type="float">
            <text:p>0.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0-10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0208" calcext:value-type="float">
            <text:p>0.1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0-10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4112" calcext:value-type="float">
            <text:p>0.1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0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4112" calcext:value-type="float">
            <text:p>0.1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0-10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0208" calcext:value-type="float">
            <text:p>0.1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0-10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24" calcext:value-type="float">
            <text:p>0.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0-10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3256" calcext:value-type="float">
            <text:p>0.1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0-10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5448" calcext:value-type="float">
            <text:p>0.1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0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0688" calcext:value-type="float">
            <text:p>0.1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0-10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24" calcext:value-type="float">
            <text:p>0.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0-10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8496" calcext:value-type="float">
            <text:p>0.1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0-10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1544" calcext:value-type="float">
            <text:p>0.1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0-10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9352" calcext:value-type="float">
            <text:p>0.1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0-10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8496" calcext:value-type="float">
            <text:p>0.1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0-10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5448" calcext:value-type="float">
            <text:p>0.1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0-10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8496" calcext:value-type="float">
            <text:p>0.1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0-10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764" calcext:value-type="float">
            <text:p>0.1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0-10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4592" calcext:value-type="float">
            <text:p>0.1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0-10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8496" calcext:value-type="float">
            <text:p>0.1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0-10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1544" calcext:value-type="float">
            <text:p>0.1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0-10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4592" calcext:value-type="float">
            <text:p>0.1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0-10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764" calcext:value-type="float">
            <text:p>0.1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0-10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5928" calcext:value-type="float">
            <text:p>0.1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0-09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6784" calcext:value-type="float">
            <text:p>0.1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0-09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0688" calcext:value-type="float">
            <text:p>0.1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0-09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9832" calcext:value-type="float">
            <text:p>0.1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0-09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3736" calcext:value-type="float">
            <text:p>0.1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0-09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24" calcext:value-type="float">
            <text:p>0.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0-09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24" calcext:value-type="float">
            <text:p>0.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0-09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8496" calcext:value-type="float">
            <text:p>0.1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0-09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8496" calcext:value-type="float">
            <text:p>0.1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0-09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5448" calcext:value-type="float">
            <text:p>0.1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0-09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1544" calcext:value-type="float">
            <text:p>0.1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0-09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5448" calcext:value-type="float">
            <text:p>0.1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0-09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6304" calcext:value-type="float">
            <text:p>0.1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0-09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8496" calcext:value-type="float">
            <text:p>0.1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0-09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1544" calcext:value-type="float">
            <text:p>0.1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0-09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4592" calcext:value-type="float">
            <text:p>0.1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0-09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8496" calcext:value-type="float">
            <text:p>0.1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0-09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1544" calcext:value-type="float">
            <text:p>0.1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0-09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1544" calcext:value-type="float">
            <text:p>0.1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0-09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9352" calcext:value-type="float">
            <text:p>0.1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0-09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9352" calcext:value-type="float">
            <text:p>0.1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0-09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3736" calcext:value-type="float">
            <text:p>0.1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0-09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288" calcext:value-type="float">
            <text:p>0.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0-09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5928" calcext:value-type="float">
            <text:p>0.1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0-09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6784" calcext:value-type="float">
            <text:p>0.1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0-09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3736" calcext:value-type="float">
            <text:p>0.1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0-09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288" calcext:value-type="float">
            <text:p>0.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0-09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8976" calcext:value-type="float">
            <text:p>0.1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0-09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288" calcext:value-type="float">
            <text:p>0.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0-09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3736" calcext:value-type="float">
            <text:p>0.1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0-09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0688" calcext:value-type="float">
            <text:p>0.1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0-08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4592" calcext:value-type="float">
            <text:p>0.1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0-08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24" calcext:value-type="float">
            <text:p>0.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0-08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1544" calcext:value-type="float">
            <text:p>0.1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0-08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1544" calcext:value-type="float">
            <text:p>0.1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0-08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24" calcext:value-type="float">
            <text:p>0.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0-08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5448" calcext:value-type="float">
            <text:p>0.1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0-08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8496" calcext:value-type="float">
            <text:p>0.1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0-08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8496" calcext:value-type="float">
            <text:p>0.1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0-08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8496" calcext:value-type="float">
            <text:p>0.1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0-08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9352" calcext:value-type="float">
            <text:p>0.1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0-08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3256" calcext:value-type="float">
            <text:p>0.1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0-08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3256" calcext:value-type="float">
            <text:p>0.1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0-08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9352" calcext:value-type="float">
            <text:p>0.1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0-08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24" calcext:value-type="float">
            <text:p>0.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0-08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1544" calcext:value-type="float">
            <text:p>0.1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0-08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8496" calcext:value-type="float">
            <text:p>0.1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0-08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5448" calcext:value-type="float">
            <text:p>0.1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0-08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9352" calcext:value-type="float">
            <text:p>0.1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0-08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0208" calcext:value-type="float">
            <text:p>0.1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0-08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4112" calcext:value-type="float">
            <text:p>0.1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0-08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4112" calcext:value-type="float">
            <text:p>0.1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0-08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4112" calcext:value-type="float">
            <text:p>0.1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0-08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4968" calcext:value-type="float">
            <text:p>0.1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0-08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8016" calcext:value-type="float">
            <text:p>0.1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0-08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4968" calcext:value-type="float">
            <text:p>0.1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0-08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4968" calcext:value-type="float">
            <text:p>0.1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0-08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4968" calcext:value-type="float">
            <text:p>0.1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0-08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4968" calcext:value-type="float">
            <text:p>0.1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0-08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8016" calcext:value-type="float">
            <text:p>0.1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0-08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1064" calcext:value-type="float">
            <text:p>0.1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0-08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8016" calcext:value-type="float">
            <text:p>0.1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0-07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4968" calcext:value-type="float">
            <text:p>0.1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0-07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4968" calcext:value-type="float">
            <text:p>0.1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0-07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5824" calcext:value-type="float">
            <text:p>0.1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0-07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2776" calcext:value-type="float">
            <text:p>0.1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0-07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8872" calcext:value-type="float">
            <text:p>0.1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0-07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192" calcext:value-type="float">
            <text:p>0.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0-07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5824" calcext:value-type="float">
            <text:p>0.1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0-07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2776" calcext:value-type="float">
            <text:p>0.1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0-07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9728" calcext:value-type="float">
            <text:p>0.1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0-07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668" calcext:value-type="float">
            <text:p>0.1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0-07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668" calcext:value-type="float">
            <text:p>0.1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0-07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9728" calcext:value-type="float">
            <text:p>0.1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0-07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2776" calcext:value-type="float">
            <text:p>0.1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0-07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3632" calcext:value-type="float">
            <text:p>0.1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0-07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7536" calcext:value-type="float">
            <text:p>0.0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0-07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0584" calcext:value-type="float">
            <text:p>0.1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0-07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668" calcext:value-type="float">
            <text:p>0.1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0-07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0584" calcext:value-type="float">
            <text:p>0.1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0-07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8392" calcext:value-type="float">
            <text:p>0.0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0-07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4488" calcext:value-type="float">
            <text:p>0.0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0-07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0584" calcext:value-type="float">
            <text:p>0.1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0-07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8392" calcext:value-type="float">
            <text:p>0.0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0-07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9728" calcext:value-type="float">
            <text:p>0.1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0-07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668" calcext:value-type="float">
            <text:p>0.1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0-07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668" calcext:value-type="float">
            <text:p>0.1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0-07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9728" calcext:value-type="float">
            <text:p>0.1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0-07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668" calcext:value-type="float">
            <text:p>0.1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0-07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668" calcext:value-type="float">
            <text:p>0.1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0-07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668" calcext:value-type="float">
            <text:p>0.1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0-07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3632" calcext:value-type="float">
            <text:p>0.1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0-07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0584" calcext:value-type="float">
            <text:p>0.1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0-06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5344" calcext:value-type="float">
            <text:p>0.0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0-06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7056" calcext:value-type="float">
            <text:p>0.0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0-06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54864" calcext:value-type="float">
            <text:p>0.0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0-06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54864" calcext:value-type="float">
            <text:p>0.0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0-06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62" calcext:value-type="float">
            <text:p>0.0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0-06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62" calcext:value-type="float">
            <text:p>0.0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0-06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62" calcext:value-type="float">
            <text:p>0.0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0-06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3152" calcext:value-type="float">
            <text:p>0.0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0-06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62" calcext:value-type="float">
            <text:p>0.0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0-06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0104" calcext:value-type="float">
            <text:p>0.0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0-06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4008" calcext:value-type="float">
            <text:p>0.0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0-06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62" calcext:value-type="float">
            <text:p>0.0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0-06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3152" calcext:value-type="float">
            <text:p>0.0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0-06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4008" calcext:value-type="float">
            <text:p>0.0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0-06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4008" calcext:value-type="float">
            <text:p>0.0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0-06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0104" calcext:value-type="float">
            <text:p>0.0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0-06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57912" calcext:value-type="float">
            <text:p>0.0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0-06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4008" calcext:value-type="float">
            <text:p>0.0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0-06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3152" calcext:value-type="float">
            <text:p>0.0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0-06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3152" calcext:value-type="float">
            <text:p>0.0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0-06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54864" calcext:value-type="float">
            <text:p>0.0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0-06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42672" calcext:value-type="float">
            <text:p>0.0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0-06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48768" calcext:value-type="float">
            <text:p>0.0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0-06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3528" calcext:value-type="float">
            <text:p>0.0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0-06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42672" calcext:value-type="float">
            <text:p>0.0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0-06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57912" calcext:value-type="float">
            <text:p>0.0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0-06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54864" calcext:value-type="float">
            <text:p>0.0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0-06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57912" calcext:value-type="float">
            <text:p>0.0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0-06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57912" calcext:value-type="float">
            <text:p>0.0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0-06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48768" calcext:value-type="float">
            <text:p>0.0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0-05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48768" calcext:value-type="float">
            <text:p>0.0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0-05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51816" calcext:value-type="float">
            <text:p>0.0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0-05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54864" calcext:value-type="float">
            <text:p>0.0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0-05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54864" calcext:value-type="float">
            <text:p>0.0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0-05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42672" calcext:value-type="float">
            <text:p>0.0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0-05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0-05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0-05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0-05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3528" calcext:value-type="float">
            <text:p>0.0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0-05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6576" calcext:value-type="float">
            <text:p>0.0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0-05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0-05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0-05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3528" calcext:value-type="float">
            <text:p>0.0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0-05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3528" calcext:value-type="float">
            <text:p>0.0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0-05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0-05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21336" calcext:value-type="float">
            <text:p>0.02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0-05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3528" calcext:value-type="float">
            <text:p>0.0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0-05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3528" calcext:value-type="float">
            <text:p>0.0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0-05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21336" calcext:value-type="float">
            <text:p>0.02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0-05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0-05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48768" calcext:value-type="float">
            <text:p>0.0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0-05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54864" calcext:value-type="float">
            <text:p>0.0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0-05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51816" calcext:value-type="float">
            <text:p>0.0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0-05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51816" calcext:value-type="float">
            <text:p>0.0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0-05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6576" calcext:value-type="float">
            <text:p>0.0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0-05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9624" calcext:value-type="float">
            <text:p>0.0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0-05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3528" calcext:value-type="float">
            <text:p>0.0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0-05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18288" calcext:value-type="float">
            <text:p>0.0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0-05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27432" calcext:value-type="float">
            <text:p>0.0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0-05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51816" calcext:value-type="float">
            <text:p>0.0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0-05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57912" calcext:value-type="float">
            <text:p>0.0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0-04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57912" calcext:value-type="float">
            <text:p>0.0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0-04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0104" calcext:value-type="float">
            <text:p>0.0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0-04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57912" calcext:value-type="float">
            <text:p>0.0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0-04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51816" calcext:value-type="float">
            <text:p>0.0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0-04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51816" calcext:value-type="float">
            <text:p>0.0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0-04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57912" calcext:value-type="float">
            <text:p>0.0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0-04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51816" calcext:value-type="float">
            <text:p>0.0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0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9624" calcext:value-type="float">
            <text:p>0.0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0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9624" calcext:value-type="float">
            <text:p>0.0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0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4572" calcext:value-type="float">
            <text:p>0.0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0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42672" calcext:value-type="float">
            <text:p>0.0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0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9624" calcext:value-type="float">
            <text:p>0.0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0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3528" calcext:value-type="float">
            <text:p>0.0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0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4572" calcext:value-type="float">
            <text:p>0.0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0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54864" calcext:value-type="float">
            <text:p>0.0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51816" calcext:value-type="float">
            <text:p>0.0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0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54864" calcext:value-type="float">
            <text:p>0.0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0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4008" calcext:value-type="float">
            <text:p>0.0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0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54864" calcext:value-type="float">
            <text:p>0.0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0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6576" calcext:value-type="float">
            <text:p>0.0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0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4572" calcext:value-type="float">
            <text:p>0.0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0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0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54864" calcext:value-type="float">
            <text:p>0.0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0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42672" calcext:value-type="float">
            <text:p>0.0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0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6576" calcext:value-type="float">
            <text:p>0.0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0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3528" calcext:value-type="float">
            <text:p>0.0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0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42672" calcext:value-type="float">
            <text:p>0.0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0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57912" calcext:value-type="float">
            <text:p>0.0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0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4572" calcext:value-type="float">
            <text:p>0.0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0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27432" calcext:value-type="float">
            <text:p>0.0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0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0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42672" calcext:value-type="float">
            <text:p>0.0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0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42672" calcext:value-type="float">
            <text:p>0.0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0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0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9624" calcext:value-type="float">
            <text:p>0.0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0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4572" calcext:value-type="float">
            <text:p>0.0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0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42672" calcext:value-type="float">
            <text:p>0.0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0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9624" calcext:value-type="float">
            <text:p>0.0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0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4572" calcext:value-type="float">
            <text:p>0.0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0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4572" calcext:value-type="float">
            <text:p>0.0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0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57912" calcext:value-type="float">
            <text:p>0.0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0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3152" calcext:value-type="float">
            <text:p>0.0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0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54864" calcext:value-type="float">
            <text:p>0.0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0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54864" calcext:value-type="float">
            <text:p>0.0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0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4008" calcext:value-type="float">
            <text:p>0.0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0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3152" calcext:value-type="float">
            <text:p>0.0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0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2296" calcext:value-type="float">
            <text:p>0.0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0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8392" calcext:value-type="float">
            <text:p>0.0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0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8392" calcext:value-type="float">
            <text:p>0.0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0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3152" calcext:value-type="float">
            <text:p>0.0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0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4008" calcext:value-type="float">
            <text:p>0.0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0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3152" calcext:value-type="float">
            <text:p>0.0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0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3152" calcext:value-type="float">
            <text:p>0.0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0-03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4008" calcext:value-type="float">
            <text:p>0.0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0-03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7056" calcext:value-type="float">
            <text:p>0.0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0-03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5344" calcext:value-type="float">
            <text:p>0.0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0-03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7536" calcext:value-type="float">
            <text:p>0.0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0-03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2296" calcext:value-type="float">
            <text:p>0.0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0-03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0104" calcext:value-type="float">
            <text:p>0.0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0-03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4008" calcext:value-type="float">
            <text:p>0.0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0-03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4008" calcext:value-type="float">
            <text:p>0.0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0-02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0-0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9248" calcext:value-type="float">
            <text:p>0.0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0-0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2296" calcext:value-type="float">
            <text:p>0.0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0-0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144" calcext:value-type="float">
            <text:p>0.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0-0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4488" calcext:value-type="float">
            <text:p>0.0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0-0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3152" calcext:value-type="float">
            <text:p>0.0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0-0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3152" calcext:value-type="float">
            <text:p>0.0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0-0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62" calcext:value-type="float">
            <text:p>0.0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0-0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8392" calcext:value-type="float">
            <text:p>0.0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0-0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9728" calcext:value-type="float">
            <text:p>0.1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0-0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5824" calcext:value-type="float">
            <text:p>0.1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0-0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9728" calcext:value-type="float">
            <text:p>0.1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0-0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4488" calcext:value-type="float">
            <text:p>0.0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0-0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2296" calcext:value-type="float">
            <text:p>0.0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0-0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144" calcext:value-type="float">
            <text:p>0.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0-0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8392" calcext:value-type="float">
            <text:p>0.0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0-0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3632" calcext:value-type="float">
            <text:p>0.1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0-0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4488" calcext:value-type="float">
            <text:p>0.0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0-0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4488" calcext:value-type="float">
            <text:p>0.0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0-0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668" calcext:value-type="float">
            <text:p>0.1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0-0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0584" calcext:value-type="float">
            <text:p>0.1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0-0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4488" calcext:value-type="float">
            <text:p>0.0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0-0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144" calcext:value-type="float">
            <text:p>0.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0-0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62" calcext:value-type="float">
            <text:p>0.0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0-0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5344" calcext:value-type="float">
            <text:p>0.0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0-0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3632" calcext:value-type="float">
            <text:p>0.1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0-0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4488" calcext:value-type="float">
            <text:p>0.0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0-0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2296" calcext:value-type="float">
            <text:p>0.0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0-0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144" calcext:value-type="float">
            <text:p>0.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0-01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7536" calcext:value-type="float">
            <text:p>0.0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0-0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4488" calcext:value-type="float">
            <text:p>0.0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0-0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7536" calcext:value-type="float">
            <text:p>0.0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0-0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0584" calcext:value-type="float">
            <text:p>0.1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0-0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3632" calcext:value-type="float">
            <text:p>0.1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0-0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3632" calcext:value-type="float">
            <text:p>0.1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0-0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3632" calcext:value-type="float">
            <text:p>0.1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0-0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668" calcext:value-type="float">
            <text:p>0.1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0-0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2776" calcext:value-type="float">
            <text:p>0.1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0-0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7536" calcext:value-type="float">
            <text:p>0.0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0-0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3632" calcext:value-type="float">
            <text:p>0.1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0-0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8016" calcext:value-type="float">
            <text:p>0.1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0-0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0208" calcext:value-type="float">
            <text:p>0.1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0-0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1064" calcext:value-type="float">
            <text:p>0.1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0-0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9728" calcext:value-type="float">
            <text:p>0.1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0-0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8016" calcext:value-type="float">
            <text:p>0.1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0-0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4112" calcext:value-type="float">
            <text:p>0.1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0-0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5824" calcext:value-type="float">
            <text:p>0.1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0-0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9728" calcext:value-type="float">
            <text:p>0.1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0-0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668" calcext:value-type="float">
            <text:p>0.1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0-0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9728" calcext:value-type="float">
            <text:p>0.1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0-0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192" calcext:value-type="float">
            <text:p>0.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0-0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3632" calcext:value-type="float">
            <text:p>0.1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0-0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7536" calcext:value-type="float">
            <text:p>0.0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0-0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5824" calcext:value-type="float">
            <text:p>0.1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0-0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192" calcext:value-type="float">
            <text:p>0.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0-0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8016" calcext:value-type="float">
            <text:p>0.1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0-0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8016" calcext:value-type="float">
            <text:p>0.1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0-0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8016" calcext:value-type="float">
            <text:p>0.1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0-0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9728" calcext:value-type="float">
            <text:p>0.1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20-0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4488" calcext:value-type="float">
            <text:p>0.0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9-12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2776" calcext:value-type="float">
            <text:p>0.1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9-12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192" calcext:value-type="float">
            <text:p>0.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9-12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668" calcext:value-type="float">
            <text:p>0.1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9-1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0584" calcext:value-type="float">
            <text:p>0.1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9-1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8872" calcext:value-type="float">
            <text:p>0.1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9-1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8016" calcext:value-type="float">
            <text:p>0.1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9-1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668" calcext:value-type="float">
            <text:p>0.1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9-1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3632" calcext:value-type="float">
            <text:p>0.1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9-1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2776" calcext:value-type="float">
            <text:p>0.1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9-1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192" calcext:value-type="float">
            <text:p>0.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9-1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1064" calcext:value-type="float">
            <text:p>0.1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9-1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4112" calcext:value-type="float">
            <text:p>0.1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9-1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8016" calcext:value-type="float">
            <text:p>0.1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9-1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1064" calcext:value-type="float">
            <text:p>0.1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9-1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3256" calcext:value-type="float">
            <text:p>0.1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9-1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3256" calcext:value-type="float">
            <text:p>0.1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9-1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8016" calcext:value-type="float">
            <text:p>0.1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9-1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192" calcext:value-type="float">
            <text:p>0.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9-1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4968" calcext:value-type="float">
            <text:p>0.1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9-1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8016" calcext:value-type="float">
            <text:p>0.1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9-1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716" calcext:value-type="float">
            <text:p>0.1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9-1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6304" calcext:value-type="float">
            <text:p>0.1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9-1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716" calcext:value-type="float">
            <text:p>0.1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9-1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8872" calcext:value-type="float">
            <text:p>0.1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9-1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1064" calcext:value-type="float">
            <text:p>0.1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9-1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24" calcext:value-type="float">
            <text:p>0.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9-1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6304" calcext:value-type="float">
            <text:p>0.1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9-1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0208" calcext:value-type="float">
            <text:p>0.1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9-1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6304" calcext:value-type="float">
            <text:p>0.1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9-1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24" calcext:value-type="float">
            <text:p>0.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9-1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8496" calcext:value-type="float">
            <text:p>0.1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9-1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8016" calcext:value-type="float">
            <text:p>0.1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9-1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2776" calcext:value-type="float">
            <text:p>0.1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9-1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8496" calcext:value-type="float">
            <text:p>0.1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9-1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1544" calcext:value-type="float">
            <text:p>0.1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9-1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3256" calcext:value-type="float">
            <text:p>0.1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9-1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716" calcext:value-type="float">
            <text:p>0.1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9-1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0208" calcext:value-type="float">
            <text:p>0.1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9-1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9352" calcext:value-type="float">
            <text:p>0.1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9-1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1544" calcext:value-type="float">
            <text:p>0.1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9-1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764" calcext:value-type="float">
            <text:p>0.1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9-1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9352" calcext:value-type="float">
            <text:p>0.1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9-1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3256" calcext:value-type="float">
            <text:p>0.1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9-1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6304" calcext:value-type="float">
            <text:p>0.1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9-1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24" calcext:value-type="float">
            <text:p>0.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9-1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5448" calcext:value-type="float">
            <text:p>0.1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9-1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5448" calcext:value-type="float">
            <text:p>0.1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9-1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764" calcext:value-type="float">
            <text:p>0.1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9-1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5448" calcext:value-type="float">
            <text:p>0.1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9-1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8496" calcext:value-type="float">
            <text:p>0.1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9-1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288" calcext:value-type="float">
            <text:p>0.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9-1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0688" calcext:value-type="float">
            <text:p>0.1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9-1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8496" calcext:value-type="float">
            <text:p>0.1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9-1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4592" calcext:value-type="float">
            <text:p>0.1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9-1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9832" calcext:value-type="float">
            <text:p>0.1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9-1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288" calcext:value-type="float">
            <text:p>0.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9-1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3736" calcext:value-type="float">
            <text:p>0.1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9-1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3736" calcext:value-type="float">
            <text:p>0.1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9-1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764" calcext:value-type="float">
            <text:p>0.1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9-1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9832" calcext:value-type="float">
            <text:p>0.1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9-1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5928" calcext:value-type="float">
            <text:p>0.1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9-10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288" calcext:value-type="float">
            <text:p>0.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9-10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5072" calcext:value-type="float">
            <text:p>0.1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9-10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5072" calcext:value-type="float">
            <text:p>0.1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9-10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8976" calcext:value-type="float">
            <text:p>0.1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9-10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2024" calcext:value-type="float">
            <text:p>0.1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9-10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0688" calcext:value-type="float">
            <text:p>0.1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9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8976" calcext:value-type="float">
            <text:p>0.1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9-10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0312" calcext:value-type="float">
            <text:p>0.2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9-10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812" calcext:value-type="float">
            <text:p>0.1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9-10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5072" calcext:value-type="float">
            <text:p>0.1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9-10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8976" calcext:value-type="float">
            <text:p>0.1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9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0688" calcext:value-type="float">
            <text:p>0.1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9-10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288" calcext:value-type="float">
            <text:p>0.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9-10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3736" calcext:value-type="float">
            <text:p>0.1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9-10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3736" calcext:value-type="float">
            <text:p>0.1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9-10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5072" calcext:value-type="float">
            <text:p>0.1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9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4216" calcext:value-type="float">
            <text:p>0.2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9-10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8976" calcext:value-type="float">
            <text:p>0.1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9-10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8976" calcext:value-type="float">
            <text:p>0.1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9-10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2024" calcext:value-type="float">
            <text:p>0.1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9-10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4216" calcext:value-type="float">
            <text:p>0.2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9-10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7264" calcext:value-type="float">
            <text:p>0.2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9-10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8976" calcext:value-type="float">
            <text:p>0.1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9-10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288" calcext:value-type="float">
            <text:p>0.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9-10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1168" calcext:value-type="float">
            <text:p>0.2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9-10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336" calcext:value-type="float">
            <text:p>0.2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9-10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812" calcext:value-type="float">
            <text:p>0.1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9-10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812" calcext:value-type="float">
            <text:p>0.1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9-10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6408" calcext:value-type="float">
            <text:p>0.2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9-10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336" calcext:value-type="float">
            <text:p>0.2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9-10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6408" calcext:value-type="float">
            <text:p>0.2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9-09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6408" calcext:value-type="float">
            <text:p>0.2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9-09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7264" calcext:value-type="float">
            <text:p>0.2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9-09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2504" calcext:value-type="float">
            <text:p>0.2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9-09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9456" calcext:value-type="float">
            <text:p>0.2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9-09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9456" calcext:value-type="float">
            <text:p>0.2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9-09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86" calcext:value-type="float">
            <text:p>0.2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9-09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2504" calcext:value-type="float">
            <text:p>0.2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9-09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5552" calcext:value-type="float">
            <text:p>0.2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9-09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86" calcext:value-type="float">
            <text:p>0.2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9-09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2504" calcext:value-type="float">
            <text:p>0.2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9-09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0312" calcext:value-type="float">
            <text:p>0.2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9-09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6408" calcext:value-type="float">
            <text:p>0.2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9-09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2504" calcext:value-type="float">
            <text:p>0.2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9-09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0312" calcext:value-type="float">
            <text:p>0.2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9-09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4216" calcext:value-type="float">
            <text:p>0.2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9-09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7264" calcext:value-type="float">
            <text:p>0.2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9-09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4216" calcext:value-type="float">
            <text:p>0.2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9-09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0312" calcext:value-type="float">
            <text:p>0.2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9-09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4216" calcext:value-type="float">
            <text:p>0.2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9-09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1168" calcext:value-type="float">
            <text:p>0.2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9-09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1168" calcext:value-type="float">
            <text:p>0.2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9-09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1168" calcext:value-type="float">
            <text:p>0.2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9-09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336" calcext:value-type="float">
            <text:p>0.2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9-09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6408" calcext:value-type="float">
            <text:p>0.2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9-09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1648" calcext:value-type="float">
            <text:p>0.2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9-09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86" calcext:value-type="float">
            <text:p>0.2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9-09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86" calcext:value-type="float">
            <text:p>0.2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9-09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5552" calcext:value-type="float">
            <text:p>0.2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9-09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6408" calcext:value-type="float">
            <text:p>0.2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9-09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336" calcext:value-type="float">
            <text:p>0.2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9-08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336" calcext:value-type="float">
            <text:p>0.2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9-08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6408" calcext:value-type="float">
            <text:p>0.2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9-08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336" calcext:value-type="float">
            <text:p>0.2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9-08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7264" calcext:value-type="float">
            <text:p>0.2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9-08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0312" calcext:value-type="float">
            <text:p>0.2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9-08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1168" calcext:value-type="float">
            <text:p>0.2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9-08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8976" calcext:value-type="float">
            <text:p>0.1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9-08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5072" calcext:value-type="float">
            <text:p>0.1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9-08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1168" calcext:value-type="float">
            <text:p>0.2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9-08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812" calcext:value-type="float">
            <text:p>0.1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9-08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4216" calcext:value-type="float">
            <text:p>0.2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9-08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6408" calcext:value-type="float">
            <text:p>0.2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9-08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7264" calcext:value-type="float">
            <text:p>0.2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9-08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812" calcext:value-type="float">
            <text:p>0.1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9-08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288" calcext:value-type="float">
            <text:p>0.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9-08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288" calcext:value-type="float">
            <text:p>0.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9-08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1168" calcext:value-type="float">
            <text:p>0.2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9-08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7744" calcext:value-type="float">
            <text:p>0.2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9-08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2984" calcext:value-type="float">
            <text:p>0.2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9-08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384" calcext:value-type="float">
            <text:p>0.2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9-08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384" calcext:value-type="float">
            <text:p>0.2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9-08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0792" calcext:value-type="float">
            <text:p>0.2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9-08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7744" calcext:value-type="float">
            <text:p>0.2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9-08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7744" calcext:value-type="float">
            <text:p>0.2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9-08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4696" calcext:value-type="float">
            <text:p>0.2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9-08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4696" calcext:value-type="float">
            <text:p>0.2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9-08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86" calcext:value-type="float">
            <text:p>0.2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9-08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384" calcext:value-type="float">
            <text:p>0.2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9-08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6032" calcext:value-type="float">
            <text:p>0.2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9-08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6032" calcext:value-type="float">
            <text:p>0.2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9-08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908" calcext:value-type="float">
            <text:p>0.2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9-07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6032" calcext:value-type="float">
            <text:p>0.2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9-07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2984" calcext:value-type="float">
            <text:p>0.2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9-07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6032" calcext:value-type="float">
            <text:p>0.2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9-07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6888" calcext:value-type="float">
            <text:p>0.2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9-07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2984" calcext:value-type="float">
            <text:p>0.2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9-07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2984" calcext:value-type="float">
            <text:p>0.2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9-07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9936" calcext:value-type="float">
            <text:p>0.2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9-07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9936" calcext:value-type="float">
            <text:p>0.2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9-07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5176" calcext:value-type="float">
            <text:p>0.2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9-07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1272" calcext:value-type="float">
            <text:p>0.2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9-07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8224" calcext:value-type="float">
            <text:p>0.2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9-07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6032" calcext:value-type="float">
            <text:p>0.2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9-07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384" calcext:value-type="float">
            <text:p>0.2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9-07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4696" calcext:value-type="float">
            <text:p>0.2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9-07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1648" calcext:value-type="float">
            <text:p>0.2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9-07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1648" calcext:value-type="float">
            <text:p>0.2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9-07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1648" calcext:value-type="float">
            <text:p>0.2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9-07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1648" calcext:value-type="float">
            <text:p>0.2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9-07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5552" calcext:value-type="float">
            <text:p>0.2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9-07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7744" calcext:value-type="float">
            <text:p>0.2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9-07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384" calcext:value-type="float">
            <text:p>0.2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9-07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9936" calcext:value-type="float">
            <text:p>0.2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9-07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86" calcext:value-type="float">
            <text:p>0.2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9-07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86" calcext:value-type="float">
            <text:p>0.2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9-07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7744" calcext:value-type="float">
            <text:p>0.2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9-07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6032" calcext:value-type="float">
            <text:p>0.2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9-07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908" calcext:value-type="float">
            <text:p>0.2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9-07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9936" calcext:value-type="float">
            <text:p>0.2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9-07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7744" calcext:value-type="float">
            <text:p>0.2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9-07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0792" calcext:value-type="float">
            <text:p>0.2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9-07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384" calcext:value-type="float">
            <text:p>0.2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9-06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0792" calcext:value-type="float">
            <text:p>0.2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9-06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1648" calcext:value-type="float">
            <text:p>0.2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9-06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86" calcext:value-type="float">
            <text:p>0.2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9-06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2504" calcext:value-type="float">
            <text:p>0.2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9-06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6408" calcext:value-type="float">
            <text:p>0.2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9-06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7264" calcext:value-type="float">
            <text:p>0.2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9-06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5072" calcext:value-type="float">
            <text:p>0.1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9-06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336" calcext:value-type="float">
            <text:p>0.2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9-06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1648" calcext:value-type="float">
            <text:p>0.2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9-06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9456" calcext:value-type="float">
            <text:p>0.2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9-06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0312" calcext:value-type="float">
            <text:p>0.2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9-06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7264" calcext:value-type="float">
            <text:p>0.2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9-06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6408" calcext:value-type="float">
            <text:p>0.2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9-06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9456" calcext:value-type="float">
            <text:p>0.2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9-06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9456" calcext:value-type="float">
            <text:p>0.2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9-06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336" calcext:value-type="float">
            <text:p>0.2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9-06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812" calcext:value-type="float">
            <text:p>0.1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9-06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7264" calcext:value-type="float">
            <text:p>0.2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9-06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9456" calcext:value-type="float">
            <text:p>0.2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9-06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9456" calcext:value-type="float">
            <text:p>0.2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9-06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86" calcext:value-type="float">
            <text:p>0.2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9-06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4696" calcext:value-type="float">
            <text:p>0.2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9-06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0312" calcext:value-type="float">
            <text:p>0.2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9-06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812" calcext:value-type="float">
            <text:p>0.1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9-06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1168" calcext:value-type="float">
            <text:p>0.2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9-06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812" calcext:value-type="float">
            <text:p>0.1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9-06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5928" calcext:value-type="float">
            <text:p>0.1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9-06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9832" calcext:value-type="float">
            <text:p>0.1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9-06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7264" calcext:value-type="float">
            <text:p>0.2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9-06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336" calcext:value-type="float">
            <text:p>0.2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9-05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7264" calcext:value-type="float">
            <text:p>0.2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9-05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1168" calcext:value-type="float">
            <text:p>0.2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9-05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5072" calcext:value-type="float">
            <text:p>0.1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9-05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1168" calcext:value-type="float">
            <text:p>0.2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9-05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6408" calcext:value-type="float">
            <text:p>0.2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9-05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86" calcext:value-type="float">
            <text:p>0.2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9-05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1648" calcext:value-type="float">
            <text:p>0.2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9-05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2504" calcext:value-type="float">
            <text:p>0.2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9-05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1648" calcext:value-type="float">
            <text:p>0.2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9-05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336" calcext:value-type="float">
            <text:p>0.2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9-05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336" calcext:value-type="float">
            <text:p>0.2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9-05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8224" calcext:value-type="float">
            <text:p>0.2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9-05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956" calcext:value-type="float">
            <text:p>0.2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9-05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1272" calcext:value-type="float">
            <text:p>0.2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9-05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5176" calcext:value-type="float">
            <text:p>0.2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9-05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432" calcext:value-type="float">
            <text:p>0.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9-05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7368" calcext:value-type="float">
            <text:p>0.2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9-05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7368" calcext:value-type="float">
            <text:p>0.2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9-05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1272" calcext:value-type="float">
            <text:p>0.2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9-05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8224" calcext:value-type="float">
            <text:p>0.2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9-05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5176" calcext:value-type="float">
            <text:p>0.2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9-05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1272" calcext:value-type="float">
            <text:p>0.2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9-05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1272" calcext:value-type="float">
            <text:p>0.2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9-05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6032" calcext:value-type="float">
            <text:p>0.2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9-05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432" calcext:value-type="float">
            <text:p>0.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9-05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956" calcext:value-type="float">
            <text:p>0.2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9-05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6512" calcext:value-type="float">
            <text:p>0.2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9-05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6512" calcext:value-type="float">
            <text:p>0.2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9-05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956" calcext:value-type="float">
            <text:p>0.2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9-05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956" calcext:value-type="float">
            <text:p>0.2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9-05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5656" calcext:value-type="float">
            <text:p>0.2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9-04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48" calcext:value-type="float">
            <text:p>0.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9-04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004" calcext:value-type="float">
            <text:p>0.3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9-04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1752" calcext:value-type="float">
            <text:p>0.3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9-04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8704" calcext:value-type="float">
            <text:p>0.2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9-04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48" calcext:value-type="float">
            <text:p>0.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9-04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7848" calcext:value-type="float">
            <text:p>0.3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9-04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48" calcext:value-type="float">
            <text:p>0.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9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6992" calcext:value-type="float">
            <text:p>0.3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9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3088" calcext:value-type="float">
            <text:p>0.3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9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48" calcext:value-type="float">
            <text:p>0.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9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5656" calcext:value-type="float">
            <text:p>0.2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9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0896" calcext:value-type="float">
            <text:p>0.3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9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6992" calcext:value-type="float">
            <text:p>0.3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9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1752" calcext:value-type="float">
            <text:p>0.3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9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8704" calcext:value-type="float">
            <text:p>0.2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9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2608" calcext:value-type="float">
            <text:p>0.2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9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956" calcext:value-type="float">
            <text:p>0.2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9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7848" calcext:value-type="float">
            <text:p>0.3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9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48" calcext:value-type="float">
            <text:p>0.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9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956" calcext:value-type="float">
            <text:p>0.2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9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956" calcext:value-type="float">
            <text:p>0.2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9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8704" calcext:value-type="float">
            <text:p>0.2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9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0896" calcext:value-type="float">
            <text:p>0.3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9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7848" calcext:value-type="float">
            <text:p>0.3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9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5656" calcext:value-type="float">
            <text:p>0.2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9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5656" calcext:value-type="float">
            <text:p>0.2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9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1752" calcext:value-type="float">
            <text:p>0.3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9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8704" calcext:value-type="float">
            <text:p>0.2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9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1752" calcext:value-type="float">
            <text:p>0.3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9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1752" calcext:value-type="float">
            <text:p>0.3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9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004" calcext:value-type="float">
            <text:p>0.3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9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2232" calcext:value-type="float">
            <text:p>0.3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9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6136" calcext:value-type="float">
            <text:p>0.3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9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9184" calcext:value-type="float">
            <text:p>0.3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9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3088" calcext:value-type="float">
            <text:p>0.3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9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2232" calcext:value-type="float">
            <text:p>0.3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9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4424" calcext:value-type="float">
            <text:p>0.3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9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8328" calcext:value-type="float">
            <text:p>0.3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9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2232" calcext:value-type="float">
            <text:p>0.3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9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1376" calcext:value-type="float">
            <text:p>0.3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9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3568" calcext:value-type="float">
            <text:p>0.3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9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9664" calcext:value-type="float">
            <text:p>0.3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9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9664" calcext:value-type="float">
            <text:p>0.3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9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8808" calcext:value-type="float">
            <text:p>0.3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9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1856" calcext:value-type="float">
            <text:p>0.3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9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4904" calcext:value-type="float">
            <text:p>0.3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9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4048" calcext:value-type="float">
            <text:p>0.3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9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6616" calcext:value-type="float">
            <text:p>0.3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9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6992" calcext:value-type="float">
            <text:p>0.3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9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6616" calcext:value-type="float">
            <text:p>0.3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9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0144" calcext:value-type="float">
            <text:p>0.3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9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3192" calcext:value-type="float">
            <text:p>0.3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9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7952" calcext:value-type="float">
            <text:p>0.3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9-03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2712" calcext:value-type="float">
            <text:p>0.3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9-03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4904" calcext:value-type="float">
            <text:p>0.3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9-03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4048" calcext:value-type="float">
            <text:p>0.3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9-03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624" calcext:value-type="float">
            <text:p>0.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9-03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9288" calcext:value-type="float">
            <text:p>0.3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9-03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5384" calcext:value-type="float">
            <text:p>0.4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9-03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5384" calcext:value-type="float">
            <text:p>0.4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9-03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3192" calcext:value-type="float">
            <text:p>0.3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9-0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7096" calcext:value-type="float">
            <text:p>0.3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9-0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9288" calcext:value-type="float">
            <text:p>0.3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9-0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9288" calcext:value-type="float">
            <text:p>0.3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9-0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9288" calcext:value-type="float">
            <text:p>0.3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9-0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9288" calcext:value-type="float">
            <text:p>0.3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9-0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0144" calcext:value-type="float">
            <text:p>0.3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9-0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3192" calcext:value-type="float">
            <text:p>0.3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9-0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0144" calcext:value-type="float">
            <text:p>0.3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9-0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4904" calcext:value-type="float">
            <text:p>0.3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9-0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7096" calcext:value-type="float">
            <text:p>0.3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9-0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148" calcext:value-type="float">
            <text:p>0.4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9-0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624" calcext:value-type="float">
            <text:p>0.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9-0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7952" calcext:value-type="float">
            <text:p>0.3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9-0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4048" calcext:value-type="float">
            <text:p>0.3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9-0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1" calcext:value-type="float">
            <text:p>0.3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9-0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4904" calcext:value-type="float">
            <text:p>0.3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9-0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3192" calcext:value-type="float">
            <text:p>0.3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9-0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7096" calcext:value-type="float">
            <text:p>0.3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9-0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0144" calcext:value-type="float">
            <text:p>0.3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9-0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624" calcext:value-type="float">
            <text:p>0.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9-0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8432" calcext:value-type="float">
            <text:p>0.4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9-0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5384" calcext:value-type="float">
            <text:p>0.4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9-0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7096" calcext:value-type="float">
            <text:p>0.3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9-0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7952" calcext:value-type="float">
            <text:p>0.3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9-0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7952" calcext:value-type="float">
            <text:p>0.3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9-0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576" calcext:value-type="float">
            <text:p>0.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9-0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576" calcext:value-type="float">
            <text:p>0.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9-0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1" calcext:value-type="float">
            <text:p>0.3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9-01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1" calcext:value-type="float">
            <text:p>0.3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9-0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1" calcext:value-type="float">
            <text:p>0.3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9-0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7096" calcext:value-type="float">
            <text:p>0.3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9-0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4048" calcext:value-type="float">
            <text:p>0.3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9-0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4904" calcext:value-type="float">
            <text:p>0.3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9-0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4048" calcext:value-type="float">
            <text:p>0.3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9-0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7096" calcext:value-type="float">
            <text:p>0.3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9-0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3192" calcext:value-type="float">
            <text:p>0.3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9-0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7096" calcext:value-type="float">
            <text:p>0.3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9-0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7096" calcext:value-type="float">
            <text:p>0.3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9-0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1856" calcext:value-type="float">
            <text:p>0.3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9-0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7952" calcext:value-type="float">
            <text:p>0.3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9-0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7096" calcext:value-type="float">
            <text:p>0.3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9-0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1" calcext:value-type="float">
            <text:p>0.3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9-0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1856" calcext:value-type="float">
            <text:p>0.3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9-0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7952" calcext:value-type="float">
            <text:p>0.3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9-0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1" calcext:value-type="float">
            <text:p>0.3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9-0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7096" calcext:value-type="float">
            <text:p>0.3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9-0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624" calcext:value-type="float">
            <text:p>0.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9-0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624" calcext:value-type="float">
            <text:p>0.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9-0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0144" calcext:value-type="float">
            <text:p>0.3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9-0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7096" calcext:value-type="float">
            <text:p>0.3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9-0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2336" calcext:value-type="float">
            <text:p>0.4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9-0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148" calcext:value-type="float">
            <text:p>0.4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9-0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4048" calcext:value-type="float">
            <text:p>0.3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9-0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1856" calcext:value-type="float">
            <text:p>0.3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9-0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7096" calcext:value-type="float">
            <text:p>0.3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9-0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0144" calcext:value-type="float">
            <text:p>0.3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9-0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3192" calcext:value-type="float">
            <text:p>0.3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9-0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624" calcext:value-type="float">
            <text:p>0.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9-0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8432" calcext:value-type="float">
            <text:p>0.4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8-12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624" calcext:value-type="float">
            <text:p>0.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8-12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1856" calcext:value-type="float">
            <text:p>0.3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8-12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7096" calcext:value-type="float">
            <text:p>0.3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8-1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9288" calcext:value-type="float">
            <text:p>0.3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8-1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1" calcext:value-type="float">
            <text:p>0.3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8-1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7952" calcext:value-type="float">
            <text:p>0.3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8-1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7096" calcext:value-type="float">
            <text:p>0.3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8-1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7096" calcext:value-type="float">
            <text:p>0.3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8-1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3192" calcext:value-type="float">
            <text:p>0.3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8-1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3192" calcext:value-type="float">
            <text:p>0.3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8-1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7952" calcext:value-type="float">
            <text:p>0.3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8-1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7096" calcext:value-type="float">
            <text:p>0.3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8-1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1" calcext:value-type="float">
            <text:p>0.3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8-1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7952" calcext:value-type="float">
            <text:p>0.3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8-1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0144" calcext:value-type="float">
            <text:p>0.3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8-1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5384" calcext:value-type="float">
            <text:p>0.4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8-1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2336" calcext:value-type="float">
            <text:p>0.4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8-1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5384" calcext:value-type="float">
            <text:p>0.4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8-1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148" calcext:value-type="float">
            <text:p>0.4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8-1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7096" calcext:value-type="float">
            <text:p>0.3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8-1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7096" calcext:value-type="float">
            <text:p>0.3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8-1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9288" calcext:value-type="float">
            <text:p>0.3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8-1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8432" calcext:value-type="float">
            <text:p>0.4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8-1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8432" calcext:value-type="float">
            <text:p>0.4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8-1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148" calcext:value-type="float">
            <text:p>0.4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8-1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4528" calcext:value-type="float">
            <text:p>0.4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8-1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8432" calcext:value-type="float">
            <text:p>0.4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8-1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8432" calcext:value-type="float">
            <text:p>0.4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8-1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4528" calcext:value-type="float">
            <text:p>0.4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8-1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9288" calcext:value-type="float">
            <text:p>0.3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8-1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7952" calcext:value-type="float">
            <text:p>0.3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8-1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4048" calcext:value-type="float">
            <text:p>0.3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8-1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624" calcext:value-type="float">
            <text:p>0.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8-1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3192" calcext:value-type="float">
            <text:p>0.3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8-1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5384" calcext:value-type="float">
            <text:p>0.4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8-1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0624" calcext:value-type="float">
            <text:p>0.4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8-1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3672" calcext:value-type="float">
            <text:p>0.4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8-1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2336" calcext:value-type="float">
            <text:p>0.4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8-1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624" calcext:value-type="float">
            <text:p>0.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8-1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2336" calcext:value-type="float">
            <text:p>0.4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8-1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7576" calcext:value-type="float">
            <text:p>0.4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8-1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3672" calcext:value-type="float">
            <text:p>0.4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8-1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3672" calcext:value-type="float">
            <text:p>0.4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8-1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3672" calcext:value-type="float">
            <text:p>0.4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8-1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2816" calcext:value-type="float">
            <text:p>0.4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8-1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0624" calcext:value-type="float">
            <text:p>0.4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8-1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7576" calcext:value-type="float">
            <text:p>0.4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8-1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3672" calcext:value-type="float">
            <text:p>0.4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8-1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8912" calcext:value-type="float">
            <text:p>0.4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8-1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8056" calcext:value-type="float">
            <text:p>0.4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8-1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8912" calcext:value-type="float">
            <text:p>0.4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8-1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3672" calcext:value-type="float">
            <text:p>0.4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8-1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5864" calcext:value-type="float">
            <text:p>0.4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8-1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196" calcext:value-type="float">
            <text:p>0.4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8-1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5008" calcext:value-type="float">
            <text:p>0.4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8-1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5864" calcext:value-type="float">
            <text:p>0.4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8-1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7576" calcext:value-type="float">
            <text:p>0.4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8-1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0624" calcext:value-type="float">
            <text:p>0.4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8-1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3672" calcext:value-type="float">
            <text:p>0.4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8-1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3672" calcext:value-type="float">
            <text:p>0.4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8-1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672" calcext:value-type="float">
            <text:p>0.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8-10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2816" calcext:value-type="float">
            <text:p>0.4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8-10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5864" calcext:value-type="float">
            <text:p>0.4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8-10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3672" calcext:value-type="float">
            <text:p>0.4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8-10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5864" calcext:value-type="float">
            <text:p>0.4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8-10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9768" calcext:value-type="float">
            <text:p>0.4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8-10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672" calcext:value-type="float">
            <text:p>0.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8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0624" calcext:value-type="float">
            <text:p>0.4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8-10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672" calcext:value-type="float">
            <text:p>0.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8-10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196" calcext:value-type="float">
            <text:p>0.4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8-10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196" calcext:value-type="float">
            <text:p>0.4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8-10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5864" calcext:value-type="float">
            <text:p>0.4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8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8056" calcext:value-type="float">
            <text:p>0.4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8-10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196" calcext:value-type="float">
            <text:p>0.4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8-10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8912" calcext:value-type="float">
            <text:p>0.4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8-10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4152" calcext:value-type="float">
            <text:p>0.4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8-10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1104" calcext:value-type="float">
            <text:p>0.4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8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4152" calcext:value-type="float">
            <text:p>0.4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8-10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1104" calcext:value-type="float">
            <text:p>0.4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8-10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5864" calcext:value-type="float">
            <text:p>0.4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8-10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5864" calcext:value-type="float">
            <text:p>0.4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8-10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8056" calcext:value-type="float">
            <text:p>0.4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8-10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5008" calcext:value-type="float">
            <text:p>0.4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8-10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5008" calcext:value-type="float">
            <text:p>0.4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8-10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8056" calcext:value-type="float">
            <text:p>0.4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8-10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6344" calcext:value-type="float">
            <text:p>0.4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8-10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8536" calcext:value-type="float">
            <text:p>0.4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8-10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244" calcext:value-type="float">
            <text:p>0.4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8-10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8536" calcext:value-type="float">
            <text:p>0.4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8-10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9392" calcext:value-type="float">
            <text:p>0.4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8-10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9392" calcext:value-type="float">
            <text:p>0.4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8-10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1584" calcext:value-type="float">
            <text:p>0.4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8-09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4632" calcext:value-type="float">
            <text:p>0.4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8-09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4632" calcext:value-type="float">
            <text:p>0.4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8-09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0728" calcext:value-type="float">
            <text:p>0.4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8-09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4632" calcext:value-type="float">
            <text:p>0.4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8-09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8-09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3776" calcext:value-type="float">
            <text:p>0.4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8-09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0728" calcext:value-type="float">
            <text:p>0.4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8-09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8-09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3776" calcext:value-type="float">
            <text:p>0.4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8-09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5968" calcext:value-type="float">
            <text:p>0.5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8-09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8-09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292" calcext:value-type="float">
            <text:p>0.5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8-09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8-09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4256" calcext:value-type="float">
            <text:p>0.5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8-09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4256" calcext:value-type="float">
            <text:p>0.5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8-09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4256" calcext:value-type="float">
            <text:p>0.5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8-09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4256" calcext:value-type="float">
            <text:p>0.5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8-09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8-09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2064" calcext:value-type="float">
            <text:p>0.5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8-09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5968" calcext:value-type="float">
            <text:p>0.5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8-09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5968" calcext:value-type="float">
            <text:p>0.5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8-09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292" calcext:value-type="float">
            <text:p>0.5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8-09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5968" calcext:value-type="float">
            <text:p>0.5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8-09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8-09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4256" calcext:value-type="float">
            <text:p>0.5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8-09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4256" calcext:value-type="float">
            <text:p>0.5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8-09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2064" calcext:value-type="float">
            <text:p>0.5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8-09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2064" calcext:value-type="float">
            <text:p>0.5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8-09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9016" calcext:value-type="float">
            <text:p>0.5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8-09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292" calcext:value-type="float">
            <text:p>0.5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8-08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6824" calcext:value-type="float">
            <text:p>0.4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8-08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6824" calcext:value-type="float">
            <text:p>0.4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8-08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292" calcext:value-type="float">
            <text:p>0.5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8-08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6824" calcext:value-type="float">
            <text:p>0.4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8-08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1584" calcext:value-type="float">
            <text:p>0.4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8-08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244" calcext:value-type="float">
            <text:p>0.4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8-08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244" calcext:value-type="float">
            <text:p>0.4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8-08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0248" calcext:value-type="float">
            <text:p>0.4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8-08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1104" calcext:value-type="float">
            <text:p>0.4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8-08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3296" calcext:value-type="float">
            <text:p>0.4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8-08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4632" calcext:value-type="float">
            <text:p>0.4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8-08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1584" calcext:value-type="float">
            <text:p>0.4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8-08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5488" calcext:value-type="float">
            <text:p>0.4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8-08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1584" calcext:value-type="float">
            <text:p>0.4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8-08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4632" calcext:value-type="float">
            <text:p>0.4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8-08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1584" calcext:value-type="float">
            <text:p>0.4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8-08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5488" calcext:value-type="float">
            <text:p>0.4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8-08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5488" calcext:value-type="float">
            <text:p>0.4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8-08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244" calcext:value-type="float">
            <text:p>0.4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8-08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9392" calcext:value-type="float">
            <text:p>0.4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8-08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6344" calcext:value-type="float">
            <text:p>0.4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8-08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9392" calcext:value-type="float">
            <text:p>0.4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8-08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6344" calcext:value-type="float">
            <text:p>0.4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8-08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0248" calcext:value-type="float">
            <text:p>0.4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8-08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8-08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8-08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1104" calcext:value-type="float">
            <text:p>0.4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8-08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8912" calcext:value-type="float">
            <text:p>0.4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8-08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5864" calcext:value-type="float">
            <text:p>0.4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8-08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5864" calcext:value-type="float">
            <text:p>0.4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8-08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5864" calcext:value-type="float">
            <text:p>0.4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8-07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5864" calcext:value-type="float">
            <text:p>0.4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8-07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5864" calcext:value-type="float">
            <text:p>0.4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8-07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2816" calcext:value-type="float">
            <text:p>0.4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8-07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5864" calcext:value-type="float">
            <text:p>0.4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8-07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5008" calcext:value-type="float">
            <text:p>0.4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8-07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5008" calcext:value-type="float">
            <text:p>0.4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8-07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5008" calcext:value-type="float">
            <text:p>0.4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8-07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1104" calcext:value-type="float">
            <text:p>0.4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8-07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1104" calcext:value-type="float">
            <text:p>0.4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5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3672" calcext:value-type="float">
            <text:p>0.4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5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6344" calcext:value-type="float">
            <text:p>0.4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5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196" calcext:value-type="float">
            <text:p>0.4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5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9768" calcext:value-type="float">
            <text:p>0.4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5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1104" calcext:value-type="float">
            <text:p>0.4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5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8056" calcext:value-type="float">
            <text:p>0.4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5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196" calcext:value-type="float">
            <text:p>0.4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5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672" calcext:value-type="float">
            <text:p>0.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5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9768" calcext:value-type="float">
            <text:p>0.4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5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8912" calcext:value-type="float">
            <text:p>0.4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5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3672" calcext:value-type="float">
            <text:p>0.4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5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0624" calcext:value-type="float">
            <text:p>0.4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5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148" calcext:value-type="float">
            <text:p>0.4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5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9288" calcext:value-type="float">
            <text:p>0.3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5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9288" calcext:value-type="float">
            <text:p>0.3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5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3192" calcext:value-type="float">
            <text:p>0.3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5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3192" calcext:value-type="float">
            <text:p>0.3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5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7096" calcext:value-type="float">
            <text:p>0.3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5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1" calcext:value-type="float">
            <text:p>0.3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5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7096" calcext:value-type="float">
            <text:p>0.3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5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7952" calcext:value-type="float">
            <text:p>0.3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5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8808" calcext:value-type="float">
            <text:p>0.3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5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7952" calcext:value-type="float">
            <text:p>0.3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5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1" calcext:value-type="float">
            <text:p>0.3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5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7096" calcext:value-type="float">
            <text:p>0.3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5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3192" calcext:value-type="float">
            <text:p>0.3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5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624" calcext:value-type="float">
            <text:p>0.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5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624" calcext:value-type="float">
            <text:p>0.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5-03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5384" calcext:value-type="float">
            <text:p>0.4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5-03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148" calcext:value-type="float">
            <text:p>0.4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5-03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0624" calcext:value-type="float">
            <text:p>0.4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5-03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3672" calcext:value-type="float">
            <text:p>0.4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5-03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7576" calcext:value-type="float">
            <text:p>0.4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5-03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2336" calcext:value-type="float">
            <text:p>0.4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5-03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2336" calcext:value-type="float">
            <text:p>0.4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5-03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7576" calcext:value-type="float">
            <text:p>0.4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5-0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7576" calcext:value-type="float">
            <text:p>0.4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5-0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4528" calcext:value-type="float">
            <text:p>0.4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5-0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8432" calcext:value-type="float">
            <text:p>0.4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5-0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0144" calcext:value-type="float">
            <text:p>0.3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5-0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7096" calcext:value-type="float">
            <text:p>0.3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5-0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9288" calcext:value-type="float">
            <text:p>0.3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5-0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9288" calcext:value-type="float">
            <text:p>0.3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5-0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4048" calcext:value-type="float">
            <text:p>0.3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5-0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4904" calcext:value-type="float">
            <text:p>0.3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5-0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4904" calcext:value-type="float">
            <text:p>0.3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5-0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1" calcext:value-type="float">
            <text:p>0.3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5-0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1856" calcext:value-type="float">
            <text:p>0.3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5-0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8808" calcext:value-type="float">
            <text:p>0.3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5-0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8808" calcext:value-type="float">
            <text:p>0.3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5-0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576" calcext:value-type="float">
            <text:p>0.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5-0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2712" calcext:value-type="float">
            <text:p>0.3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5-0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2712" calcext:value-type="float">
            <text:p>0.3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5-0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2712" calcext:value-type="float">
            <text:p>0.3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5-0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7472" calcext:value-type="float">
            <text:p>0.3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5-0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1376" calcext:value-type="float">
            <text:p>0.3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5-0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8328" calcext:value-type="float">
            <text:p>0.3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5-0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4424" calcext:value-type="float">
            <text:p>0.3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5-0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4048" calcext:value-type="float">
            <text:p>0.3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5-0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3192" calcext:value-type="float">
            <text:p>0.3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5-0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624" calcext:value-type="float">
            <text:p>0.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5-0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624" calcext:value-type="float">
            <text:p>0.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5-0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9288" calcext:value-type="float">
            <text:p>0.3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5-0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2336" calcext:value-type="float">
            <text:p>0.4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5-01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9288" calcext:value-type="float">
            <text:p>0.3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5-0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2336" calcext:value-type="float">
            <text:p>0.4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5-0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4528" calcext:value-type="float">
            <text:p>0.4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5-0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8432" calcext:value-type="float">
            <text:p>0.4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5-0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5384" calcext:value-type="float">
            <text:p>0.4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5-0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4528" calcext:value-type="float">
            <text:p>0.4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5-0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7576" calcext:value-type="float">
            <text:p>0.4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5-0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7576" calcext:value-type="float">
            <text:p>0.4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5-0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3672" calcext:value-type="float">
            <text:p>0.4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5-0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672" calcext:value-type="float">
            <text:p>0.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5-0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9768" calcext:value-type="float">
            <text:p>0.4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5-0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672" calcext:value-type="float">
            <text:p>0.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5-0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9768" calcext:value-type="float">
            <text:p>0.4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5-0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5864" calcext:value-type="float">
            <text:p>0.4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5-0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5008" calcext:value-type="float">
            <text:p>0.4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5-0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1104" calcext:value-type="float">
            <text:p>0.4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5-0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6344" calcext:value-type="float">
            <text:p>0.4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5-0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244" calcext:value-type="float">
            <text:p>0.4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5-0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5488" calcext:value-type="float">
            <text:p>0.4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5-0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1584" calcext:value-type="float">
            <text:p>0.4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5-0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9392" calcext:value-type="float">
            <text:p>0.4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5-0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0248" calcext:value-type="float">
            <text:p>0.4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5-0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3296" calcext:value-type="float">
            <text:p>0.4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5-0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4152" calcext:value-type="float">
            <text:p>0.4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5-0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0248" calcext:value-type="float">
            <text:p>0.4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5-0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5-0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8056" calcext:value-type="float">
            <text:p>0.4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5-0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8056" calcext:value-type="float">
            <text:p>0.4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5-0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2816" calcext:value-type="float">
            <text:p>0.4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5-0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3672" calcext:value-type="float">
            <text:p>0.4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5-0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9768" calcext:value-type="float">
            <text:p>0.4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4-12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2816" calcext:value-type="float">
            <text:p>0.4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4-12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196" calcext:value-type="float">
            <text:p>0.4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4-12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5864" calcext:value-type="float">
            <text:p>0.4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4-1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0624" calcext:value-type="float">
            <text:p>0.4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4-1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0624" calcext:value-type="float">
            <text:p>0.4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4-1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0624" calcext:value-type="float">
            <text:p>0.4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4-1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8432" calcext:value-type="float">
            <text:p>0.4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4-1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5384" calcext:value-type="float">
            <text:p>0.4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4-1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4528" calcext:value-type="float">
            <text:p>0.4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4-1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2336" calcext:value-type="float">
            <text:p>0.4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4-1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2336" calcext:value-type="float">
            <text:p>0.4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4-1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4528" calcext:value-type="float">
            <text:p>0.4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4-1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0624" calcext:value-type="float">
            <text:p>0.4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4-1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3672" calcext:value-type="float">
            <text:p>0.4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4-1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3672" calcext:value-type="float">
            <text:p>0.4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4-1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9768" calcext:value-type="float">
            <text:p>0.4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4-1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672" calcext:value-type="float">
            <text:p>0.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4-1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4528" calcext:value-type="float">
            <text:p>0.4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4-1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7576" calcext:value-type="float">
            <text:p>0.4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4-1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672" calcext:value-type="float">
            <text:p>0.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4-1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672" calcext:value-type="float">
            <text:p>0.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4-1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9768" calcext:value-type="float">
            <text:p>0.4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4-1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2816" calcext:value-type="float">
            <text:p>0.4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4-1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5864" calcext:value-type="float">
            <text:p>0.4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4-1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2816" calcext:value-type="float">
            <text:p>0.4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4-1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8912" calcext:value-type="float">
            <text:p>0.4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4-1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8912" calcext:value-type="float">
            <text:p>0.4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4-1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5864" calcext:value-type="float">
            <text:p>0.4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4-1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196" calcext:value-type="float">
            <text:p>0.4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4-1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196" calcext:value-type="float">
            <text:p>0.4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4-1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1104" calcext:value-type="float">
            <text:p>0.4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4-1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1104" calcext:value-type="float">
            <text:p>0.4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4-1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9768" calcext:value-type="float">
            <text:p>0.4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4-1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672" calcext:value-type="float">
            <text:p>0.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4-1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5864" calcext:value-type="float">
            <text:p>0.4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4-1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5008" calcext:value-type="float">
            <text:p>0.4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4-1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8912" calcext:value-type="float">
            <text:p>0.4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4-1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8912" calcext:value-type="float">
            <text:p>0.4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4-1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2816" calcext:value-type="float">
            <text:p>0.4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4-1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9768" calcext:value-type="float">
            <text:p>0.4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4-1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8912" calcext:value-type="float">
            <text:p>0.4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4-1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8056" calcext:value-type="float">
            <text:p>0.4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4-1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1104" calcext:value-type="float">
            <text:p>0.4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4-1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4-1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3296" calcext:value-type="float">
            <text:p>0.4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4-1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3296" calcext:value-type="float">
            <text:p>0.4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4-1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0248" calcext:value-type="float">
            <text:p>0.4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4-1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3296" calcext:value-type="float">
            <text:p>0.4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4-1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5488" calcext:value-type="float">
            <text:p>0.4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4-1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1584" calcext:value-type="float">
            <text:p>0.4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4-1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8536" calcext:value-type="float">
            <text:p>0.4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4-1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0248" calcext:value-type="float">
            <text:p>0.4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4-1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8056" calcext:value-type="float">
            <text:p>0.4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4-1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0248" calcext:value-type="float">
            <text:p>0.4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4-1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0248" calcext:value-type="float">
            <text:p>0.4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4-1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3296" calcext:value-type="float">
            <text:p>0.4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4-1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3296" calcext:value-type="float">
            <text:p>0.4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4-1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0248" calcext:value-type="float">
            <text:p>0.4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4-1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6344" calcext:value-type="float">
            <text:p>0.4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4-1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6344" calcext:value-type="float">
            <text:p>0.4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4-1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9392" calcext:value-type="float">
            <text:p>0.4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4-10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4632" calcext:value-type="float">
            <text:p>0.4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4-10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4-10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1584" calcext:value-type="float">
            <text:p>0.4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4-10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1584" calcext:value-type="float">
            <text:p>0.4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4-10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8536" calcext:value-type="float">
            <text:p>0.4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4-10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5488" calcext:value-type="float">
            <text:p>0.4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4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1584" calcext:value-type="float">
            <text:p>0.4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4-10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4632" calcext:value-type="float">
            <text:p>0.4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4-10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1584" calcext:value-type="float">
            <text:p>0.4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4-10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1584" calcext:value-type="float">
            <text:p>0.4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4-10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4632" calcext:value-type="float">
            <text:p>0.4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4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4-10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4632" calcext:value-type="float">
            <text:p>0.4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4-10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4-10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0728" calcext:value-type="float">
            <text:p>0.4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4-10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4632" calcext:value-type="float">
            <text:p>0.4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4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8536" calcext:value-type="float">
            <text:p>0.4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4-10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8536" calcext:value-type="float">
            <text:p>0.4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4-10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8536" calcext:value-type="float">
            <text:p>0.4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4-10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6344" calcext:value-type="float">
            <text:p>0.4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4-10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9392" calcext:value-type="float">
            <text:p>0.4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4-10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8536" calcext:value-type="float">
            <text:p>0.4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4-10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5488" calcext:value-type="float">
            <text:p>0.4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4-10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5488" calcext:value-type="float">
            <text:p>0.4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4-10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244" calcext:value-type="float">
            <text:p>0.4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4-10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0248" calcext:value-type="float">
            <text:p>0.4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4-10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0248" calcext:value-type="float">
            <text:p>0.4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4-10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3296" calcext:value-type="float">
            <text:p>0.4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4-10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3296" calcext:value-type="float">
            <text:p>0.4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4-10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1104" calcext:value-type="float">
            <text:p>0.4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4-10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4632" calcext:value-type="float">
            <text:p>0.4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4-09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4632" calcext:value-type="float">
            <text:p>0.4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4-09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5112" calcext:value-type="float">
            <text:p>0.5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4-09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9496" calcext:value-type="float">
            <text:p>0.5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4-09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6448" calcext:value-type="float">
            <text:p>0.5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4-09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0352" calcext:value-type="float">
            <text:p>0.5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4-09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4256" calcext:value-type="float">
            <text:p>0.5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4-09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4-09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5968" calcext:value-type="float">
            <text:p>0.5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4-09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9016" calcext:value-type="float">
            <text:p>0.5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4-09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4256" calcext:value-type="float">
            <text:p>0.5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4-09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2064" calcext:value-type="float">
            <text:p>0.5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4-09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3776" calcext:value-type="float">
            <text:p>0.4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4-09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4632" calcext:value-type="float">
            <text:p>0.4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4-09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4-09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1584" calcext:value-type="float">
            <text:p>0.4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4-09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4632" calcext:value-type="float">
            <text:p>0.4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4-09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5488" calcext:value-type="float">
            <text:p>0.4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4-09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6344" calcext:value-type="float">
            <text:p>0.4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4-09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6344" calcext:value-type="float">
            <text:p>0.4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4-09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4632" calcext:value-type="float">
            <text:p>0.4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4-09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2064" calcext:value-type="float">
            <text:p>0.5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4-09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5112" calcext:value-type="float">
            <text:p>0.5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4-09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1208" calcext:value-type="float">
            <text:p>0.5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4-09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5112" calcext:value-type="float">
            <text:p>0.5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4-09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5112" calcext:value-type="float">
            <text:p>0.5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4-09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4-09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5112" calcext:value-type="float">
            <text:p>0.5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4-09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6824" calcext:value-type="float">
            <text:p>0.4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4-09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0728" calcext:value-type="float">
            <text:p>0.4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4-09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4632" calcext:value-type="float">
            <text:p>0.4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4-08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8536" calcext:value-type="float">
            <text:p>0.4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4-08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4632" calcext:value-type="float">
            <text:p>0.4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4-08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244" calcext:value-type="float">
            <text:p>0.4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4-08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0248" calcext:value-type="float">
            <text:p>0.4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4-08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4632" calcext:value-type="float">
            <text:p>0.4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4-08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6824" calcext:value-type="float">
            <text:p>0.4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4-08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3776" calcext:value-type="float">
            <text:p>0.4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4-08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8536" calcext:value-type="float">
            <text:p>0.4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4-08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0248" calcext:value-type="float">
            <text:p>0.4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4-08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3776" calcext:value-type="float">
            <text:p>0.4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4-08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2064" calcext:value-type="float">
            <text:p>0.5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4-08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292" calcext:value-type="float">
            <text:p>0.5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4-08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292" calcext:value-type="float">
            <text:p>0.5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4-08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9872" calcext:value-type="float">
            <text:p>0.4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4-08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9872" calcext:value-type="float">
            <text:p>0.4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4-08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3776" calcext:value-type="float">
            <text:p>0.4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4-08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0728" calcext:value-type="float">
            <text:p>0.4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4-08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3776" calcext:value-type="float">
            <text:p>0.4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4-08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9872" calcext:value-type="float">
            <text:p>0.4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4-08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3776" calcext:value-type="float">
            <text:p>0.4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4-08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1584" calcext:value-type="float">
            <text:p>0.4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4-08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4-08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5112" calcext:value-type="float">
            <text:p>0.5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4-08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5112" calcext:value-type="float">
            <text:p>0.5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4-08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8432" calcext:value-type="float">
            <text:p>0.4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4-08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9936" calcext:value-type="float">
            <text:p>0.2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4-08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1272" calcext:value-type="float">
            <text:p>0.2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4-08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432" calcext:value-type="float">
            <text:p>0.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4-08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5176" calcext:value-type="float">
            <text:p>0.2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4-08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2128" calcext:value-type="float">
            <text:p>0.2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4-08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6032" calcext:value-type="float">
            <text:p>0.2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4-07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384" calcext:value-type="float">
            <text:p>0.2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4-07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7744" calcext:value-type="float">
            <text:p>0.2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4-07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4696" calcext:value-type="float">
            <text:p>0.2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4-07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4696" calcext:value-type="float">
            <text:p>0.2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4-07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86" calcext:value-type="float">
            <text:p>0.2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4-07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336" calcext:value-type="float">
            <text:p>0.2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4-07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1168" calcext:value-type="float">
            <text:p>0.2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4-07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5072" calcext:value-type="float">
            <text:p>0.1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4-07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2024" calcext:value-type="float">
            <text:p>0.1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4-07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5928" calcext:value-type="float">
            <text:p>0.1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4-07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764" calcext:value-type="float">
            <text:p>0.1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4-07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6304" calcext:value-type="float">
            <text:p>0.1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4-07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4112" calcext:value-type="float">
            <text:p>0.1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4-07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8872" calcext:value-type="float">
            <text:p>0.1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4-07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9728" calcext:value-type="float">
            <text:p>0.1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4-07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9728" calcext:value-type="float">
            <text:p>0.1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4-07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8016" calcext:value-type="float">
            <text:p>0.1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4-07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8016" calcext:value-type="float">
            <text:p>0.1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4-07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5824" calcext:value-type="float">
            <text:p>0.1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4-07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7536" calcext:value-type="float">
            <text:p>0.0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4-07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7536" calcext:value-type="float">
            <text:p>0.0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4-07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9728" calcext:value-type="float">
            <text:p>0.1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4-07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9728" calcext:value-type="float">
            <text:p>0.1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4-07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3632" calcext:value-type="float">
            <text:p>0.1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4-07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144" calcext:value-type="float">
            <text:p>0.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4-07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5344" calcext:value-type="float">
            <text:p>0.0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4-07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3152" calcext:value-type="float">
            <text:p>0.0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4-07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4-07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57912" calcext:value-type="float">
            <text:p>0.0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4-07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51816" calcext:value-type="float">
            <text:p>0.0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4-07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4572" calcext:value-type="float">
            <text:p>0.0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4-06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27432" calcext:value-type="float">
            <text:p>0.0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4-06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12192" calcext:value-type="float">
            <text:p>0.0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4-06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21336" calcext:value-type="float">
            <text:p>0.02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4-06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12192" calcext:value-type="float">
            <text:p>0.0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4-06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21336" calcext:value-type="float">
            <text:p>0.02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4-06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12192" calcext:value-type="float">
            <text:p>0.0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4-06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06096" calcext:value-type="float">
            <text:p>0.0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4-06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4-06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4-06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09144" calcext:value-type="float">
            <text:p>0.0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4-06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06096" calcext:value-type="float">
            <text:p>0.0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4-06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21336" calcext:value-type="float">
            <text:p>0.02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4-06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2296" calcext:value-type="float">
            <text:p>0.0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4-06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86" calcext:value-type="float">
            <text:p>0.2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4-06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86" calcext:value-type="float">
            <text:p>0.2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4-06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0312" calcext:value-type="float">
            <text:p>0.2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4-06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86" calcext:value-type="float">
            <text:p>0.2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4-05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8704" calcext:value-type="float">
            <text:p>0.2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4-05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1376" calcext:value-type="float">
            <text:p>0.3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4-05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7472" calcext:value-type="float">
            <text:p>0.3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4-05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8328" calcext:value-type="float">
            <text:p>0.3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4-05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6136" calcext:value-type="float">
            <text:p>0.3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4-05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6992" calcext:value-type="float">
            <text:p>0.3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4-05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0896" calcext:value-type="float">
            <text:p>0.3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4-05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1752" calcext:value-type="float">
            <text:p>0.3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4-05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7848" calcext:value-type="float">
            <text:p>0.3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4-05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3944" calcext:value-type="float">
            <text:p>0.3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4-05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48" calcext:value-type="float">
            <text:p>0.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4-05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2608" calcext:value-type="float">
            <text:p>0.2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4-05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7368" calcext:value-type="float">
            <text:p>0.2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4-05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5176" calcext:value-type="float">
            <text:p>0.2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4-05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2128" calcext:value-type="float">
            <text:p>0.2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4-05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6032" calcext:value-type="float">
            <text:p>0.2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4-05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6888" calcext:value-type="float">
            <text:p>0.2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4-05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7744" calcext:value-type="float">
            <text:p>0.2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4-05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5552" calcext:value-type="float">
            <text:p>0.2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4-05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1168" calcext:value-type="float">
            <text:p>0.2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4-05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812" calcext:value-type="float">
            <text:p>0.1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4-05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5176" calcext:value-type="float">
            <text:p>0.2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4-05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2128" calcext:value-type="float">
            <text:p>0.2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4-05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6032" calcext:value-type="float">
            <text:p>0.2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4-05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6136" calcext:value-type="float">
            <text:p>0.3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4-05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9664" calcext:value-type="float">
            <text:p>0.3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4-05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9664" calcext:value-type="float">
            <text:p>0.3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4-05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6616" calcext:value-type="float">
            <text:p>0.3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4-05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052" calcext:value-type="float">
            <text:p>0.3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4-05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4424" calcext:value-type="float">
            <text:p>0.3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4-05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1376" calcext:value-type="float">
            <text:p>0.3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4-04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528" calcext:value-type="float">
            <text:p>0.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4-04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6136" calcext:value-type="float">
            <text:p>0.3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4-04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004" calcext:value-type="float">
            <text:p>0.3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4-04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6136" calcext:value-type="float">
            <text:p>0.3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4-04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7472" calcext:value-type="float">
            <text:p>0.3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4-04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3568" calcext:value-type="float">
            <text:p>0.3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4-04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3568" calcext:value-type="float">
            <text:p>0.3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4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1376" calcext:value-type="float">
            <text:p>0.3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4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8328" calcext:value-type="float">
            <text:p>0.3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4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4424" calcext:value-type="float">
            <text:p>0.3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4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528" calcext:value-type="float">
            <text:p>0.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4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9184" calcext:value-type="float">
            <text:p>0.3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4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004" calcext:value-type="float">
            <text:p>0.3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4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004" calcext:value-type="float">
            <text:p>0.3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4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0896" calcext:value-type="float">
            <text:p>0.3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48" calcext:value-type="float">
            <text:p>0.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4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3944" calcext:value-type="float">
            <text:p>0.3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4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004" calcext:value-type="float">
            <text:p>0.3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4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0896" calcext:value-type="float">
            <text:p>0.3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4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48" calcext:value-type="float">
            <text:p>0.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4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6992" calcext:value-type="float">
            <text:p>0.3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4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6992" calcext:value-type="float">
            <text:p>0.3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4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004" calcext:value-type="float">
            <text:p>0.3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4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6992" calcext:value-type="float">
            <text:p>0.3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4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7848" calcext:value-type="float">
            <text:p>0.3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4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1752" calcext:value-type="float">
            <text:p>0.3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4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48" calcext:value-type="float">
            <text:p>0.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4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8704" calcext:value-type="float">
            <text:p>0.2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4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6512" calcext:value-type="float">
            <text:p>0.2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4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2608" calcext:value-type="float">
            <text:p>0.2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4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2608" calcext:value-type="float">
            <text:p>0.2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4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3464" calcext:value-type="float">
            <text:p>0.2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4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2608" calcext:value-type="float">
            <text:p>0.2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4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956" calcext:value-type="float">
            <text:p>0.2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4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8224" calcext:value-type="float">
            <text:p>0.2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4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5176" calcext:value-type="float">
            <text:p>0.2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4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0416" calcext:value-type="float">
            <text:p>0.2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4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6512" calcext:value-type="float">
            <text:p>0.2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4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2608" calcext:value-type="float">
            <text:p>0.2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4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8704" calcext:value-type="float">
            <text:p>0.2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4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6512" calcext:value-type="float">
            <text:p>0.2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4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1272" calcext:value-type="float">
            <text:p>0.2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4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1272" calcext:value-type="float">
            <text:p>0.2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4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1272" calcext:value-type="float">
            <text:p>0.2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4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2128" calcext:value-type="float">
            <text:p>0.2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4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0416" calcext:value-type="float">
            <text:p>0.2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4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7368" calcext:value-type="float">
            <text:p>0.2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4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1272" calcext:value-type="float">
            <text:p>0.2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4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8224" calcext:value-type="float">
            <text:p>0.2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4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432" calcext:value-type="float">
            <text:p>0.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4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8224" calcext:value-type="float">
            <text:p>0.2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4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2128" calcext:value-type="float">
            <text:p>0.2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4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1272" calcext:value-type="float">
            <text:p>0.2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4-03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3464" calcext:value-type="float">
            <text:p>0.2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4-03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6512" calcext:value-type="float">
            <text:p>0.2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4-03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0416" calcext:value-type="float">
            <text:p>0.2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4-03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8704" calcext:value-type="float">
            <text:p>0.2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4-03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48" calcext:value-type="float">
            <text:p>0.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4-03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48" calcext:value-type="float">
            <text:p>0.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4-03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6992" calcext:value-type="float">
            <text:p>0.3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4-03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6992" calcext:value-type="float">
            <text:p>0.3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4-0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48" calcext:value-type="float">
            <text:p>0.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4-0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5656" calcext:value-type="float">
            <text:p>0.2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4-0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48" calcext:value-type="float">
            <text:p>0.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4-0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3944" calcext:value-type="float">
            <text:p>0.3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4-0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3944" calcext:value-type="float">
            <text:p>0.3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4-0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6992" calcext:value-type="float">
            <text:p>0.3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4-0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6992" calcext:value-type="float">
            <text:p>0.3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4-0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3944" calcext:value-type="float">
            <text:p>0.3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4-0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3944" calcext:value-type="float">
            <text:p>0.3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4-0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3944" calcext:value-type="float">
            <text:p>0.3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4-0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004" calcext:value-type="float">
            <text:p>0.3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4-0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3088" calcext:value-type="float">
            <text:p>0.3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4-0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6136" calcext:value-type="float">
            <text:p>0.3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4-0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2232" calcext:value-type="float">
            <text:p>0.3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4-0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8328" calcext:value-type="float">
            <text:p>0.3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4-0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8328" calcext:value-type="float">
            <text:p>0.3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4-0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7472" calcext:value-type="float">
            <text:p>0.3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4-0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3568" calcext:value-type="float">
            <text:p>0.3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4-0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576" calcext:value-type="float">
            <text:p>0.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4-0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4904" calcext:value-type="float">
            <text:p>0.3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4-0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1856" calcext:value-type="float">
            <text:p>0.3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4-0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8808" calcext:value-type="float">
            <text:p>0.3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4-0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4904" calcext:value-type="float">
            <text:p>0.3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4-0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1" calcext:value-type="float">
            <text:p>0.3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4-0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1856" calcext:value-type="float">
            <text:p>0.3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4-0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9664" calcext:value-type="float">
            <text:p>0.3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4-0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3568" calcext:value-type="float">
            <text:p>0.3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4-0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7472" calcext:value-type="float">
            <text:p>0.3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4-01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1376" calcext:value-type="float">
            <text:p>0.3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4-0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1376" calcext:value-type="float">
            <text:p>0.3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4-0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4424" calcext:value-type="float">
            <text:p>0.3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4-0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4424" calcext:value-type="float">
            <text:p>0.3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4-0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1376" calcext:value-type="float">
            <text:p>0.3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4-0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8328" calcext:value-type="float">
            <text:p>0.3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4-0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528" calcext:value-type="float">
            <text:p>0.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4-0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7472" calcext:value-type="float">
            <text:p>0.3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4-0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3568" calcext:value-type="float">
            <text:p>0.3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4-0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4424" calcext:value-type="float">
            <text:p>0.3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4-0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8328" calcext:value-type="float">
            <text:p>0.3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4-0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1376" calcext:value-type="float">
            <text:p>0.3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4-0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528" calcext:value-type="float">
            <text:p>0.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4-0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8328" calcext:value-type="float">
            <text:p>0.3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4-0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8328" calcext:value-type="float">
            <text:p>0.3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4-0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4424" calcext:value-type="float">
            <text:p>0.3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4-0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1376" calcext:value-type="float">
            <text:p>0.3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4-0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052" calcext:value-type="float">
            <text:p>0.3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4-0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4424" calcext:value-type="float">
            <text:p>0.3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4-0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1376" calcext:value-type="float">
            <text:p>0.3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4-0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4424" calcext:value-type="float">
            <text:p>0.3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4-0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052" calcext:value-type="float">
            <text:p>0.3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4-0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6616" calcext:value-type="float">
            <text:p>0.3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4-0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4904" calcext:value-type="float">
            <text:p>0.3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4-0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7096" calcext:value-type="float">
            <text:p>0.3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4-0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0144" calcext:value-type="float">
            <text:p>0.3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4-0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4904" calcext:value-type="float">
            <text:p>0.3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4-0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052" calcext:value-type="float">
            <text:p>0.3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4-0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8328" calcext:value-type="float">
            <text:p>0.3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4-0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7472" calcext:value-type="float">
            <text:p>0.3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4-0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6616" calcext:value-type="float">
            <text:p>0.3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3-12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6616" calcext:value-type="float">
            <text:p>0.3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3-12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2712" calcext:value-type="float">
            <text:p>0.3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3-12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2712" calcext:value-type="float">
            <text:p>0.3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3-1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3568" calcext:value-type="float">
            <text:p>0.3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3-1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6616" calcext:value-type="float">
            <text:p>0.3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3-1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2712" calcext:value-type="float">
            <text:p>0.3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3-1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576" calcext:value-type="float">
            <text:p>0.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3-1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8808" calcext:value-type="float">
            <text:p>0.3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3-1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1856" calcext:value-type="float">
            <text:p>0.3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3-1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1856" calcext:value-type="float">
            <text:p>0.3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3-1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9664" calcext:value-type="float">
            <text:p>0.3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3-1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052" calcext:value-type="float">
            <text:p>0.3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3-1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4424" calcext:value-type="float">
            <text:p>0.3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3-1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1376" calcext:value-type="float">
            <text:p>0.3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3-1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052" calcext:value-type="float">
            <text:p>0.3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3-1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3568" calcext:value-type="float">
            <text:p>0.3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3-1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3568" calcext:value-type="float">
            <text:p>0.3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3-1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9664" calcext:value-type="float">
            <text:p>0.3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3-1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9664" calcext:value-type="float">
            <text:p>0.3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3-1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2712" calcext:value-type="float">
            <text:p>0.3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3-1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1856" calcext:value-type="float">
            <text:p>0.3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3-1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1856" calcext:value-type="float">
            <text:p>0.3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3-1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8808" calcext:value-type="float">
            <text:p>0.3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3-1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576" calcext:value-type="float">
            <text:p>0.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3-1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8808" calcext:value-type="float">
            <text:p>0.3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3-1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7952" calcext:value-type="float">
            <text:p>0.3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3-1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4904" calcext:value-type="float">
            <text:p>0.3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3-1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576" calcext:value-type="float">
            <text:p>0.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3-1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6616" calcext:value-type="float">
            <text:p>0.3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3-1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3568" calcext:value-type="float">
            <text:p>0.3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3-1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2712" calcext:value-type="float">
            <text:p>0.3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3-1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8808" calcext:value-type="float">
            <text:p>0.3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3-1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1856" calcext:value-type="float">
            <text:p>0.3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3-1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4904" calcext:value-type="float">
            <text:p>0.3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3-1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4904" calcext:value-type="float">
            <text:p>0.3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3-1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7952" calcext:value-type="float">
            <text:p>0.3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3-1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7952" calcext:value-type="float">
            <text:p>0.3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3-1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7952" calcext:value-type="float">
            <text:p>0.3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3-1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3192" calcext:value-type="float">
            <text:p>0.3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3-1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9288" calcext:value-type="float">
            <text:p>0.3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3-1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2336" calcext:value-type="float">
            <text:p>0.4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3-1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7096" calcext:value-type="float">
            <text:p>0.3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3-1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1" calcext:value-type="float">
            <text:p>0.3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3-1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3192" calcext:value-type="float">
            <text:p>0.3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3-1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0144" calcext:value-type="float">
            <text:p>0.3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3-1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4904" calcext:value-type="float">
            <text:p>0.3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3-1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4904" calcext:value-type="float">
            <text:p>0.3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3-1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4048" calcext:value-type="float">
            <text:p>0.3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3-1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7096" calcext:value-type="float">
            <text:p>0.3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3-1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624" calcext:value-type="float">
            <text:p>0.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3-1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3192" calcext:value-type="float">
            <text:p>0.3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3-1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624" calcext:value-type="float">
            <text:p>0.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3-1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624" calcext:value-type="float">
            <text:p>0.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3-1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8432" calcext:value-type="float">
            <text:p>0.4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3-1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148" calcext:value-type="float">
            <text:p>0.4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3-1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148" calcext:value-type="float">
            <text:p>0.4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3-1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148" calcext:value-type="float">
            <text:p>0.4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3-1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7576" calcext:value-type="float">
            <text:p>0.4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3-10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4528" calcext:value-type="float">
            <text:p>0.4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3-10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148" calcext:value-type="float">
            <text:p>0.4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3-10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7576" calcext:value-type="float">
            <text:p>0.4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3-10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672" calcext:value-type="float">
            <text:p>0.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3-10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196" calcext:value-type="float">
            <text:p>0.4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3-10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5008" calcext:value-type="float">
            <text:p>0.4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3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8056" calcext:value-type="float">
            <text:p>0.4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3-10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5008" calcext:value-type="float">
            <text:p>0.4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3-10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3-10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0248" calcext:value-type="float">
            <text:p>0.4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3-10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5008" calcext:value-type="float">
            <text:p>0.4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3-10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0248" calcext:value-type="float">
            <text:p>0.4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3-10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244" calcext:value-type="float">
            <text:p>0.4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3-10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9392" calcext:value-type="float">
            <text:p>0.4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3-10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5488" calcext:value-type="float">
            <text:p>0.4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3-10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8536" calcext:value-type="float">
            <text:p>0.4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3-10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5488" calcext:value-type="float">
            <text:p>0.4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3-10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244" calcext:value-type="float">
            <text:p>0.4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3-10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3-10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9872" calcext:value-type="float">
            <text:p>0.4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3-10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292" calcext:value-type="float">
            <text:p>0.5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3-09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6824" calcext:value-type="float">
            <text:p>0.4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3-09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3776" calcext:value-type="float">
            <text:p>0.4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3-09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0728" calcext:value-type="float">
            <text:p>0.4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3-09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9872" calcext:value-type="float">
            <text:p>0.4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3-09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292" calcext:value-type="float">
            <text:p>0.5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3-09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9872" calcext:value-type="float">
            <text:p>0.4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3-09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292" calcext:value-type="float">
            <text:p>0.5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3-09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5968" calcext:value-type="float">
            <text:p>0.5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3-09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2064" calcext:value-type="float">
            <text:p>0.5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3-09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5112" calcext:value-type="float">
            <text:p>0.5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3-09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1208" calcext:value-type="float">
            <text:p>0.5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3-09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3-09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7304" calcext:value-type="float">
            <text:p>0.5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3-09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0352" calcext:value-type="float">
            <text:p>0.5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3-09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9496" calcext:value-type="float">
            <text:p>0.5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3-09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3-09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5592" calcext:value-type="float">
            <text:p>0.5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3-09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7784" calcext:value-type="float">
            <text:p>0.5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3-09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6928" calcext:value-type="float">
            <text:p>0.5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3-09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9976" calcext:value-type="float">
            <text:p>0.5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3-09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6072" calcext:value-type="float">
            <text:p>0.5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3-09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7408" calcext:value-type="float">
            <text:p>0.5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3-09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0456" calcext:value-type="float">
            <text:p>0.6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3-09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3504" calcext:value-type="float">
            <text:p>0.6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3-09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3504" calcext:value-type="float">
            <text:p>0.6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3-09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3-09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2648" calcext:value-type="float">
            <text:p>0.6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3-09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1792" calcext:value-type="float">
            <text:p>0.6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3-09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3984" calcext:value-type="float">
            <text:p>0.6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3-09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7032" calcext:value-type="float">
            <text:p>0.6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3-08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0936" calcext:value-type="float">
            <text:p>0.6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3-08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532" calcext:value-type="float">
            <text:p>0.6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3-08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8368" calcext:value-type="float">
            <text:p>0.6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3-08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2272" calcext:value-type="float">
            <text:p>0.6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3-08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3128" calcext:value-type="float">
            <text:p>0.6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3-08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7032" calcext:value-type="float">
            <text:p>0.6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3-08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7888" calcext:value-type="float">
            <text:p>0.6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3-08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2648" calcext:value-type="float">
            <text:p>0.6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3-08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1312" calcext:value-type="float">
            <text:p>0.5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3-08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8264" calcext:value-type="float">
            <text:p>0.5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3-08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8264" calcext:value-type="float">
            <text:p>0.5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3-08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6928" calcext:value-type="float">
            <text:p>0.5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3-08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5592" calcext:value-type="float">
            <text:p>0.5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3-08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6448" calcext:value-type="float">
            <text:p>0.5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3-08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7304" calcext:value-type="float">
            <text:p>0.5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3-08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4256" calcext:value-type="float">
            <text:p>0.5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3-08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1208" calcext:value-type="float">
            <text:p>0.5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3-08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7304" calcext:value-type="float">
            <text:p>0.5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3-08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0352" calcext:value-type="float">
            <text:p>0.5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3-08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34" calcext:value-type="float">
            <text:p>0.5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3-08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34" calcext:value-type="float">
            <text:p>0.5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3-08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7304" calcext:value-type="float">
            <text:p>0.5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3-08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5112" calcext:value-type="float">
            <text:p>0.5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3-08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2544" calcext:value-type="float">
            <text:p>0.5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3-08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4736" calcext:value-type="float">
            <text:p>0.5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3-08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5592" calcext:value-type="float">
            <text:p>0.5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3-08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34" calcext:value-type="float">
            <text:p>0.5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3-08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1208" calcext:value-type="float">
            <text:p>0.5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3-08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3-08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436" calcext:value-type="float">
            <text:p>0.5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3-08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436" calcext:value-type="float">
            <text:p>0.5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3-07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8264" calcext:value-type="float">
            <text:p>0.5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3-07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3024" calcext:value-type="float">
            <text:p>0.5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3-07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4736" calcext:value-type="float">
            <text:p>0.5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3-07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1688" calcext:value-type="float">
            <text:p>0.5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3-07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0832" calcext:value-type="float">
            <text:p>0.5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3-07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9976" calcext:value-type="float">
            <text:p>0.5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3-07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7784" calcext:value-type="float">
            <text:p>0.5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3-07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1688" calcext:value-type="float">
            <text:p>0.5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3-07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1688" calcext:value-type="float">
            <text:p>0.5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3-07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6448" calcext:value-type="float">
            <text:p>0.5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3-07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1208" calcext:value-type="float">
            <text:p>0.5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3-07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7304" calcext:value-type="float">
            <text:p>0.5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3-07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7304" calcext:value-type="float">
            <text:p>0.5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3-07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5112" calcext:value-type="float">
            <text:p>0.5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3-07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9872" calcext:value-type="float">
            <text:p>0.4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3-07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1584" calcext:value-type="float">
            <text:p>0.4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3-07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0248" calcext:value-type="float">
            <text:p>0.4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3-07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244" calcext:value-type="float">
            <text:p>0.4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3-07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3-07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3776" calcext:value-type="float">
            <text:p>0.4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3-07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4632" calcext:value-type="float">
            <text:p>0.4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3-07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244" calcext:value-type="float">
            <text:p>0.4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3-07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0248" calcext:value-type="float">
            <text:p>0.4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3-07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4152" calcext:value-type="float">
            <text:p>0.4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3-07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5008" calcext:value-type="float">
            <text:p>0.4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3-07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5864" calcext:value-type="float">
            <text:p>0.4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3-07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0624" calcext:value-type="float">
            <text:p>0.4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3-07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0624" calcext:value-type="float">
            <text:p>0.4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3-07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148" calcext:value-type="float">
            <text:p>0.4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3-07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5384" calcext:value-type="float">
            <text:p>0.4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3-07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9288" calcext:value-type="float">
            <text:p>0.3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3-06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0144" calcext:value-type="float">
            <text:p>0.3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3-06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4048" calcext:value-type="float">
            <text:p>0.3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3-06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4904" calcext:value-type="float">
            <text:p>0.3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3-06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9664" calcext:value-type="float">
            <text:p>0.3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3-06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1376" calcext:value-type="float">
            <text:p>0.3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3-06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004" calcext:value-type="float">
            <text:p>0.3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3-06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5656" calcext:value-type="float">
            <text:p>0.2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3-06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1272" calcext:value-type="float">
            <text:p>0.2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3-06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3464" calcext:value-type="float">
            <text:p>0.2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3-06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0416" calcext:value-type="float">
            <text:p>0.2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3-06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5176" calcext:value-type="float">
            <text:p>0.2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3-06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9936" calcext:value-type="float">
            <text:p>0.2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3-06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5176" calcext:value-type="float">
            <text:p>0.2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3-06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5176" calcext:value-type="float">
            <text:p>0.2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3-06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908" calcext:value-type="float">
            <text:p>0.2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3-06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9936" calcext:value-type="float">
            <text:p>0.2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3-06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3944" calcext:value-type="float">
            <text:p>0.3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3-06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6136" calcext:value-type="float">
            <text:p>0.3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3-06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004" calcext:value-type="float">
            <text:p>0.3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3-06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1752" calcext:value-type="float">
            <text:p>0.3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3-06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2608" calcext:value-type="float">
            <text:p>0.2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3-06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7368" calcext:value-type="float">
            <text:p>0.2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3-06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5176" calcext:value-type="float">
            <text:p>0.2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3-06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432" calcext:value-type="float">
            <text:p>0.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3-06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8224" calcext:value-type="float">
            <text:p>0.2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3-06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908" calcext:value-type="float">
            <text:p>0.2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3-06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5176" calcext:value-type="float">
            <text:p>0.2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3-06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6888" calcext:value-type="float">
            <text:p>0.2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3-06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7744" calcext:value-type="float">
            <text:p>0.2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3-06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86" calcext:value-type="float">
            <text:p>0.2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3-05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7264" calcext:value-type="float">
            <text:p>0.2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3-05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3736" calcext:value-type="float">
            <text:p>0.1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3-05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6784" calcext:value-type="float">
            <text:p>0.1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3-05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2984" calcext:value-type="float">
            <text:p>0.2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3-05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6032" calcext:value-type="float">
            <text:p>0.2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3-05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2984" calcext:value-type="float">
            <text:p>0.2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3-05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6888" calcext:value-type="float">
            <text:p>0.2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3-05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384" calcext:value-type="float">
            <text:p>0.2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3-05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0792" calcext:value-type="float">
            <text:p>0.2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3-05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5552" calcext:value-type="float">
            <text:p>0.2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3-05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0312" calcext:value-type="float">
            <text:p>0.2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3-05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5072" calcext:value-type="float">
            <text:p>0.1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3-05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1168" calcext:value-type="float">
            <text:p>0.2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3-05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1272" calcext:value-type="float">
            <text:p>0.2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3-05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0416" calcext:value-type="float">
            <text:p>0.2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3-05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3464" calcext:value-type="float">
            <text:p>0.2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3-05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0896" calcext:value-type="float">
            <text:p>0.3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3-05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9184" calcext:value-type="float">
            <text:p>0.3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3-0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3568" calcext:value-type="float">
            <text:p>0.3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3-0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6616" calcext:value-type="float">
            <text:p>0.3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3-0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3568" calcext:value-type="float">
            <text:p>0.3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3-0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052" calcext:value-type="float">
            <text:p>0.3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2-12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052" calcext:value-type="float">
            <text:p>0.3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2-12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3568" calcext:value-type="float">
            <text:p>0.3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2-12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6616" calcext:value-type="float">
            <text:p>0.3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2-1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6616" calcext:value-type="float">
            <text:p>0.3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2-1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3568" calcext:value-type="float">
            <text:p>0.3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2-1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6616" calcext:value-type="float">
            <text:p>0.3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2-1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2712" calcext:value-type="float">
            <text:p>0.3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2-1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3568" calcext:value-type="float">
            <text:p>0.3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2-1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052" calcext:value-type="float">
            <text:p>0.3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2-1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3568" calcext:value-type="float">
            <text:p>0.3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2-1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9664" calcext:value-type="float">
            <text:p>0.3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2-1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6616" calcext:value-type="float">
            <text:p>0.3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2-1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052" calcext:value-type="float">
            <text:p>0.3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2-1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7472" calcext:value-type="float">
            <text:p>0.3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2-1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052" calcext:value-type="float">
            <text:p>0.3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2-1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7472" calcext:value-type="float">
            <text:p>0.3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2-1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052" calcext:value-type="float">
            <text:p>0.3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2-1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9664" calcext:value-type="float">
            <text:p>0.3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2-1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9664" calcext:value-type="float">
            <text:p>0.3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2-1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2712" calcext:value-type="float">
            <text:p>0.3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2-1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8808" calcext:value-type="float">
            <text:p>0.3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2-1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4904" calcext:value-type="float">
            <text:p>0.3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2-1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576" calcext:value-type="float">
            <text:p>0.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2-1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576" calcext:value-type="float">
            <text:p>0.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2-1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8808" calcext:value-type="float">
            <text:p>0.3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2-1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8808" calcext:value-type="float">
            <text:p>0.3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2-1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7952" calcext:value-type="float">
            <text:p>0.3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2-1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7952" calcext:value-type="float">
            <text:p>0.3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2-1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8808" calcext:value-type="float">
            <text:p>0.3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2-1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1856" calcext:value-type="float">
            <text:p>0.3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2-1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1856" calcext:value-type="float">
            <text:p>0.3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2-1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1856" calcext:value-type="float">
            <text:p>0.3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2-1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7952" calcext:value-type="float">
            <text:p>0.3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2-1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7096" calcext:value-type="float">
            <text:p>0.3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2-1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3192" calcext:value-type="float">
            <text:p>0.3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2-1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0144" calcext:value-type="float">
            <text:p>0.3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2-1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0144" calcext:value-type="float">
            <text:p>0.3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2-1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2336" calcext:value-type="float">
            <text:p>0.4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2-1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2336" calcext:value-type="float">
            <text:p>0.4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2-1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3192" calcext:value-type="float">
            <text:p>0.3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2-1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9288" calcext:value-type="float">
            <text:p>0.3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2-1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2336" calcext:value-type="float">
            <text:p>0.4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2-1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9288" calcext:value-type="float">
            <text:p>0.3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2-1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2336" calcext:value-type="float">
            <text:p>0.4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2-1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8432" calcext:value-type="float">
            <text:p>0.4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2-1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4528" calcext:value-type="float">
            <text:p>0.4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2-1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148" calcext:value-type="float">
            <text:p>0.4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2-1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4528" calcext:value-type="float">
            <text:p>0.4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2-1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3672" calcext:value-type="float">
            <text:p>0.4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2-1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0624" calcext:value-type="float">
            <text:p>0.4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2-1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148" calcext:value-type="float">
            <text:p>0.4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2-1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148" calcext:value-type="float">
            <text:p>0.4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2-1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0624" calcext:value-type="float">
            <text:p>0.4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2-1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3672" calcext:value-type="float">
            <text:p>0.4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2-1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9768" calcext:value-type="float">
            <text:p>0.4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2-1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2816" calcext:value-type="float">
            <text:p>0.4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2-1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5864" calcext:value-type="float">
            <text:p>0.4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2-1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8912" calcext:value-type="float">
            <text:p>0.4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2-1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8912" calcext:value-type="float">
            <text:p>0.4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2-1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8912" calcext:value-type="float">
            <text:p>0.4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2-10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5008" calcext:value-type="float">
            <text:p>0.4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2-10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8056" calcext:value-type="float">
            <text:p>0.4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2-10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8056" calcext:value-type="float">
            <text:p>0.4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2-10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8056" calcext:value-type="float">
            <text:p>0.4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2-10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2-10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9392" calcext:value-type="float">
            <text:p>0.4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2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244" calcext:value-type="float">
            <text:p>0.4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2-10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244" calcext:value-type="float">
            <text:p>0.4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2-10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9392" calcext:value-type="float">
            <text:p>0.4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2-10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5488" calcext:value-type="float">
            <text:p>0.4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2-10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8536" calcext:value-type="float">
            <text:p>0.4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2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8536" calcext:value-type="float">
            <text:p>0.4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2-10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2-10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3776" calcext:value-type="float">
            <text:p>0.4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2-10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0728" calcext:value-type="float">
            <text:p>0.4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2-10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2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6824" calcext:value-type="float">
            <text:p>0.4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2-10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5968" calcext:value-type="float">
            <text:p>0.5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2-10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9872" calcext:value-type="float">
            <text:p>0.4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2-10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5968" calcext:value-type="float">
            <text:p>0.5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2-10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5112" calcext:value-type="float">
            <text:p>0.5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2-10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5112" calcext:value-type="float">
            <text:p>0.5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2-10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2-10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2-10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4256" calcext:value-type="float">
            <text:p>0.5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2-10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6448" calcext:value-type="float">
            <text:p>0.5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2-10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5592" calcext:value-type="float">
            <text:p>0.5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2-10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7784" calcext:value-type="float">
            <text:p>0.5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2-10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1688" calcext:value-type="float">
            <text:p>0.5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2-10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2-10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0832" calcext:value-type="float">
            <text:p>0.5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2-09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388" calcext:value-type="float">
            <text:p>0.5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2-09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388" calcext:value-type="float">
            <text:p>0.5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2-09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9976" calcext:value-type="float">
            <text:p>0.5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2-09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3024" calcext:value-type="float">
            <text:p>0.5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2-09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6072" calcext:value-type="float">
            <text:p>0.5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2-09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3024" calcext:value-type="float">
            <text:p>0.5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2-09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6072" calcext:value-type="float">
            <text:p>0.5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2-09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8264" calcext:value-type="float">
            <text:p>0.5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2-09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436" calcext:value-type="float">
            <text:p>0.5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2-09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436" calcext:value-type="float">
            <text:p>0.5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2-09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436" calcext:value-type="float">
            <text:p>0.5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2-09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7408" calcext:value-type="float">
            <text:p>0.5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2-09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7408" calcext:value-type="float">
            <text:p>0.5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2-09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3504" calcext:value-type="float">
            <text:p>0.6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2-09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3504" calcext:value-type="float">
            <text:p>0.6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2-09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3504" calcext:value-type="float">
            <text:p>0.6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2-09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2-09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5696" calcext:value-type="float">
            <text:p>0.6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2-09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484" calcext:value-type="float">
            <text:p>0.6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2-09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3984" calcext:value-type="float">
            <text:p>0.6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2-09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7888" calcext:value-type="float">
            <text:p>0.6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2-09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0936" calcext:value-type="float">
            <text:p>0.6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2-09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3984" calcext:value-type="float">
            <text:p>0.6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2-09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2-09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3128" calcext:value-type="float">
            <text:p>0.6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2-09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3128" calcext:value-type="float">
            <text:p>0.6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2-09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6176" calcext:value-type="float">
            <text:p>0.6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2-09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2-09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3128" calcext:value-type="float">
            <text:p>0.6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2-09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6176" calcext:value-type="float">
            <text:p>0.6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2-08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2-08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2-08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0936" calcext:value-type="float">
            <text:p>0.6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2-08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1792" calcext:value-type="float">
            <text:p>0.6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2-08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5696" calcext:value-type="float">
            <text:p>0.6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2-08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7888" calcext:value-type="float">
            <text:p>0.6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2-08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484" calcext:value-type="float">
            <text:p>0.6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2-08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1792" calcext:value-type="float">
            <text:p>0.6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2-08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0936" calcext:value-type="float">
            <text:p>0.6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2-08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0936" calcext:value-type="float">
            <text:p>0.6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2-08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7888" calcext:value-type="float">
            <text:p>0.6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2-08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484" calcext:value-type="float">
            <text:p>0.6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2-08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484" calcext:value-type="float">
            <text:p>0.6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2-08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484" calcext:value-type="float">
            <text:p>0.6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2-08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8744" calcext:value-type="float">
            <text:p>0.6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2-08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484" calcext:value-type="float">
            <text:p>0.6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2-08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484" calcext:value-type="float">
            <text:p>0.6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2-08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8744" calcext:value-type="float">
            <text:p>0.6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2-08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8744" calcext:value-type="float">
            <text:p>0.6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2-08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5696" calcext:value-type="float">
            <text:p>0.6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2-08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5696" calcext:value-type="float">
            <text:p>0.6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2-08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484" calcext:value-type="float">
            <text:p>0.6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2-08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484" calcext:value-type="float">
            <text:p>0.6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2-08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1792" calcext:value-type="float">
            <text:p>0.6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2-08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5696" calcext:value-type="float">
            <text:p>0.6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2-08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1792" calcext:value-type="float">
            <text:p>0.6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2-08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8744" calcext:value-type="float">
            <text:p>0.6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2-08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5696" calcext:value-type="float">
            <text:p>0.6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2-08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3504" calcext:value-type="float">
            <text:p>0.6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2-08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436" calcext:value-type="float">
            <text:p>0.5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2-08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0456" calcext:value-type="float">
            <text:p>0.6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2-07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6552" calcext:value-type="float">
            <text:p>0.6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2-07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0456" calcext:value-type="float">
            <text:p>0.6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2-07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6552" calcext:value-type="float">
            <text:p>0.6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2-07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6552" calcext:value-type="float">
            <text:p>0.6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2-07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3504" calcext:value-type="float">
            <text:p>0.6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2-07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7408" calcext:value-type="float">
            <text:p>0.5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2-07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1312" calcext:value-type="float">
            <text:p>0.5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2-07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436" calcext:value-type="float">
            <text:p>0.5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2-07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436" calcext:value-type="float">
            <text:p>0.5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2-07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1312" calcext:value-type="float">
            <text:p>0.5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2-07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8264" calcext:value-type="float">
            <text:p>0.5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2-07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2168" calcext:value-type="float">
            <text:p>0.5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2-07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6072" calcext:value-type="float">
            <text:p>0.5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2-07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6928" calcext:value-type="float">
            <text:p>0.5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2-07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0832" calcext:value-type="float">
            <text:p>0.5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2-07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388" calcext:value-type="float">
            <text:p>0.5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2-07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7784" calcext:value-type="float">
            <text:p>0.5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2-07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1688" calcext:value-type="float">
            <text:p>0.5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2-07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5592" calcext:value-type="float">
            <text:p>0.5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2-07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2544" calcext:value-type="float">
            <text:p>0.5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2-07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6448" calcext:value-type="float">
            <text:p>0.5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2-07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7304" calcext:value-type="float">
            <text:p>0.5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2-07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2-07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5112" calcext:value-type="float">
            <text:p>0.5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2-07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1208" calcext:value-type="float">
            <text:p>0.5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2-07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34" calcext:value-type="float">
            <text:p>0.5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2-07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0352" calcext:value-type="float">
            <text:p>0.5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2-07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1208" calcext:value-type="float">
            <text:p>0.5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2-07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5112" calcext:value-type="float">
            <text:p>0.5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2-07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2-07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2064" calcext:value-type="float">
            <text:p>0.5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2-06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5968" calcext:value-type="float">
            <text:p>0.5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2-06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292" calcext:value-type="float">
            <text:p>0.5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2-06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292" calcext:value-type="float">
            <text:p>0.5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2-06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3776" calcext:value-type="float">
            <text:p>0.4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2-06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2-06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4632" calcext:value-type="float">
            <text:p>0.4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2-06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1584" calcext:value-type="float">
            <text:p>0.4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2-06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5488" calcext:value-type="float">
            <text:p>0.4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2-06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244" calcext:value-type="float">
            <text:p>0.4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2-06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9392" calcext:value-type="float">
            <text:p>0.4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2-06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2-06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2-06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8056" calcext:value-type="float">
            <text:p>0.4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2-06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5864" calcext:value-type="float">
            <text:p>0.4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2-06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672" calcext:value-type="float">
            <text:p>0.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2-06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0624" calcext:value-type="float">
            <text:p>0.4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2-06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2336" calcext:value-type="float">
            <text:p>0.4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2-06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7952" calcext:value-type="float">
            <text:p>0.3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2-06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7576" calcext:value-type="float">
            <text:p>0.4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2-06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4152" calcext:value-type="float">
            <text:p>0.4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2-06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196" calcext:value-type="float">
            <text:p>0.4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2-06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672" calcext:value-type="float">
            <text:p>0.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2-06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3672" calcext:value-type="float">
            <text:p>0.4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2-06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0624" calcext:value-type="float">
            <text:p>0.4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2-06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7576" calcext:value-type="float">
            <text:p>0.4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2-06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8432" calcext:value-type="float">
            <text:p>0.4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2-06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9288" calcext:value-type="float">
            <text:p>0.3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2-06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4048" calcext:value-type="float">
            <text:p>0.3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2-06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8808" calcext:value-type="float">
            <text:p>0.3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2-06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9664" calcext:value-type="float">
            <text:p>0.3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2-05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576" calcext:value-type="float">
            <text:p>0.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2-05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1856" calcext:value-type="float">
            <text:p>0.3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2-05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8808" calcext:value-type="float">
            <text:p>0.3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2-05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9664" calcext:value-type="float">
            <text:p>0.3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2-05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1376" calcext:value-type="float">
            <text:p>0.3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2-05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3088" calcext:value-type="float">
            <text:p>0.3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2-05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528" calcext:value-type="float">
            <text:p>0.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2-05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9184" calcext:value-type="float">
            <text:p>0.3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2-05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004" calcext:value-type="float">
            <text:p>0.3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2-05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7848" calcext:value-type="float">
            <text:p>0.3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2-05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0896" calcext:value-type="float">
            <text:p>0.3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2-05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0896" calcext:value-type="float">
            <text:p>0.3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2-05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1752" calcext:value-type="float">
            <text:p>0.3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2-05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052" calcext:value-type="float">
            <text:p>0.3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2-05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9664" calcext:value-type="float">
            <text:p>0.3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2-05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576" calcext:value-type="float">
            <text:p>0.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1-06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7096" calcext:value-type="float">
            <text:p>0.3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1-06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1" calcext:value-type="float">
            <text:p>0.3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1-05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0416" calcext:value-type="float">
            <text:p>0.2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1-05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0416" calcext:value-type="float">
            <text:p>0.2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1-05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6888" calcext:value-type="float">
            <text:p>0.2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1-05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4528" calcext:value-type="float">
            <text:p>0.4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1-05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2336" calcext:value-type="float">
            <text:p>0.4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1-05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9288" calcext:value-type="float">
            <text:p>0.3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1-05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2336" calcext:value-type="float">
            <text:p>0.4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1-05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196" calcext:value-type="float">
            <text:p>0.4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1-05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0624" calcext:value-type="float">
            <text:p>0.4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1-05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0624" calcext:value-type="float">
            <text:p>0.4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1-05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2336" calcext:value-type="float">
            <text:p>0.4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1-05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8432" calcext:value-type="float">
            <text:p>0.4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1-05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9288" calcext:value-type="float">
            <text:p>0.3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1-05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9288" calcext:value-type="float">
            <text:p>0.3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1-05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0144" calcext:value-type="float">
            <text:p>0.3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1-04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3192" calcext:value-type="float">
            <text:p>0.3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1-04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8328" calcext:value-type="float">
            <text:p>0.3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1-04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2232" calcext:value-type="float">
            <text:p>0.3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1-04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052" calcext:value-type="float">
            <text:p>0.3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1-04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4424" calcext:value-type="float">
            <text:p>0.3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1-04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8328" calcext:value-type="float">
            <text:p>0.3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1-04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3568" calcext:value-type="float">
            <text:p>0.3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1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9664" calcext:value-type="float">
            <text:p>0.3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1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9184" calcext:value-type="float">
            <text:p>0.3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1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6136" calcext:value-type="float">
            <text:p>0.3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1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6136" calcext:value-type="float">
            <text:p>0.3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1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7848" calcext:value-type="float">
            <text:p>0.3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1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0896" calcext:value-type="float">
            <text:p>0.3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1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3568" calcext:value-type="float">
            <text:p>0.3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1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1" calcext:value-type="float">
            <text:p>0.3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1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9288" calcext:value-type="float">
            <text:p>0.3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1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3296" calcext:value-type="float">
            <text:p>0.4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1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0248" calcext:value-type="float">
            <text:p>0.4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1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8056" calcext:value-type="float">
            <text:p>0.4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1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196" calcext:value-type="float">
            <text:p>0.4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1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8056" calcext:value-type="float">
            <text:p>0.4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1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8056" calcext:value-type="float">
            <text:p>0.4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1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1104" calcext:value-type="float">
            <text:p>0.4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1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1104" calcext:value-type="float">
            <text:p>0.4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1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8912" calcext:value-type="float">
            <text:p>0.4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1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2816" calcext:value-type="float">
            <text:p>0.4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1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196" calcext:value-type="float">
            <text:p>0.4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1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3296" calcext:value-type="float">
            <text:p>0.4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1-03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244" calcext:value-type="float">
            <text:p>0.4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1-03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9392" calcext:value-type="float">
            <text:p>0.4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1-03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244" calcext:value-type="float">
            <text:p>0.4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1-03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0728" calcext:value-type="float">
            <text:p>0.4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1-0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1-0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5488" calcext:value-type="float">
            <text:p>0.4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1-0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244" calcext:value-type="float">
            <text:p>0.4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1-0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244" calcext:value-type="float">
            <text:p>0.4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1-0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6344" calcext:value-type="float">
            <text:p>0.4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1-0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1-0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0728" calcext:value-type="float">
            <text:p>0.4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1-0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3296" calcext:value-type="float">
            <text:p>0.4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1-0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1584" calcext:value-type="float">
            <text:p>0.4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1-0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1-0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1-0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1-0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4632" calcext:value-type="float">
            <text:p>0.4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1-0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4632" calcext:value-type="float">
            <text:p>0.4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1-0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6824" calcext:value-type="float">
            <text:p>0.4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1-0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9872" calcext:value-type="float">
            <text:p>0.4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1-0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9872" calcext:value-type="float">
            <text:p>0.4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1-0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3776" calcext:value-type="float">
            <text:p>0.4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1-0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3776" calcext:value-type="float">
            <text:p>0.4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1-0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292" calcext:value-type="float">
            <text:p>0.5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1-0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5968" calcext:value-type="float">
            <text:p>0.5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1-0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5968" calcext:value-type="float">
            <text:p>0.5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1-0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9872" calcext:value-type="float">
            <text:p>0.4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1-0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9872" calcext:value-type="float">
            <text:p>0.4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1-0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7304" calcext:value-type="float">
            <text:p>0.5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1-0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7304" calcext:value-type="float">
            <text:p>0.5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1-0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34" calcext:value-type="float">
            <text:p>0.5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1-0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5592" calcext:value-type="float">
            <text:p>0.5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1-0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1-0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9496" calcext:value-type="float">
            <text:p>0.5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1-0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2064" calcext:value-type="float">
            <text:p>0.5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1-0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2064" calcext:value-type="float">
            <text:p>0.5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1-0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1-0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7304" calcext:value-type="float">
            <text:p>0.5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1-0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34" calcext:value-type="float">
            <text:p>0.5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1-0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6448" calcext:value-type="float">
            <text:p>0.5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1-0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9496" calcext:value-type="float">
            <text:p>0.5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1-0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2544" calcext:value-type="float">
            <text:p>0.5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1-0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0-12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5592" calcext:value-type="float">
            <text:p>0.5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0-12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34" calcext:value-type="float">
            <text:p>0.5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0-1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5592" calcext:value-type="float">
            <text:p>0.5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0-1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2544" calcext:value-type="float">
            <text:p>0.5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0-1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6448" calcext:value-type="float">
            <text:p>0.5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0-1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2544" calcext:value-type="float">
            <text:p>0.5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0-1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5592" calcext:value-type="float">
            <text:p>0.5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0-1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4256" calcext:value-type="float">
            <text:p>0.5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0-1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34" calcext:value-type="float">
            <text:p>0.5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0-1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9496" calcext:value-type="float">
            <text:p>0.5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0-1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5592" calcext:value-type="float">
            <text:p>0.5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0-1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9496" calcext:value-type="float">
            <text:p>0.5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0-1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0-1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7784" calcext:value-type="float">
            <text:p>0.5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0-1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0832" calcext:value-type="float">
            <text:p>0.5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0-1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7304" calcext:value-type="float">
            <text:p>0.5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0-1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4736" calcext:value-type="float">
            <text:p>0.5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0-1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0832" calcext:value-type="float">
            <text:p>0.5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0-1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388" calcext:value-type="float">
            <text:p>0.5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0-1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9976" calcext:value-type="float">
            <text:p>0.5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0-1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5592" calcext:value-type="float">
            <text:p>0.5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0-1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7784" calcext:value-type="float">
            <text:p>0.5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0-1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3024" calcext:value-type="float">
            <text:p>0.5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0-1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6072" calcext:value-type="float">
            <text:p>0.5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0-1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6072" calcext:value-type="float">
            <text:p>0.5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0-1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9976" calcext:value-type="float">
            <text:p>0.5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0-1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0832" calcext:value-type="float">
            <text:p>0.5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0-1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388" calcext:value-type="float">
            <text:p>0.5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0-1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6928" calcext:value-type="float">
            <text:p>0.5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0-1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9976" calcext:value-type="float">
            <text:p>0.5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0-1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6072" calcext:value-type="float">
            <text:p>0.5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0-1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2168" calcext:value-type="float">
            <text:p>0.5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0-1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7408" calcext:value-type="float">
            <text:p>0.5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0-1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0456" calcext:value-type="float">
            <text:p>0.6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0-1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1312" calcext:value-type="float">
            <text:p>0.5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0-1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1312" calcext:value-type="float">
            <text:p>0.5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0-1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436" calcext:value-type="float">
            <text:p>0.5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0-1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436" calcext:value-type="float">
            <text:p>0.5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0-10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2648" calcext:value-type="float">
            <text:p>0.6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0-10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2648" calcext:value-type="float">
            <text:p>0.6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0-10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2648" calcext:value-type="float">
            <text:p>0.6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0-10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5696" calcext:value-type="float">
            <text:p>0.6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0-10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0-10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6552" calcext:value-type="float">
            <text:p>0.6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0-10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0456" calcext:value-type="float">
            <text:p>0.6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0-10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1792" calcext:value-type="float">
            <text:p>0.6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0-10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7032" calcext:value-type="float">
            <text:p>0.6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0-10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6176" calcext:value-type="float">
            <text:p>0.6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0-10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532" calcext:value-type="float">
            <text:p>0.6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0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532" calcext:value-type="float">
            <text:p>0.6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0-10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8368" calcext:value-type="float">
            <text:p>0.6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0-10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4464" calcext:value-type="float">
            <text:p>0.6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0-10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1416" calcext:value-type="float">
            <text:p>0.6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0-10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8368" calcext:value-type="float">
            <text:p>0.6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0-10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1416" calcext:value-type="float">
            <text:p>0.6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0-10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9704" calcext:value-type="float">
            <text:p>0.6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0-10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0184" calcext:value-type="float">
            <text:p>0.7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0-10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3232" calcext:value-type="float">
            <text:p>0.7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0-10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9328" calcext:value-type="float">
            <text:p>0.7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0-10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0-10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0-10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0-10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0-10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0184" calcext:value-type="float">
            <text:p>0.7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0-09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3232" calcext:value-type="float">
            <text:p>0.7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0-09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4088" calcext:value-type="float">
            <text:p>0.7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0-09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4088" calcext:value-type="float">
            <text:p>0.7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0-09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0-09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4088" calcext:value-type="float">
            <text:p>0.7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0-09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1896" calcext:value-type="float">
            <text:p>0.6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0-09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58" calcext:value-type="float">
            <text:p>0.6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0-09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1896" calcext:value-type="float">
            <text:p>0.6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0-09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0-09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0-09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0-09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0-09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0-09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0-09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0-09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0-09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0-09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4088" calcext:value-type="float">
            <text:p>0.7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0-09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0-09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0-09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3232" calcext:value-type="float">
            <text:p>0.7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0-09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7992" calcext:value-type="float">
            <text:p>0.6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0-09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0-09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7992" calcext:value-type="float">
            <text:p>0.6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0-09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0-09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2752" calcext:value-type="float">
            <text:p>0.6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0-08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9704" calcext:value-type="float">
            <text:p>0.6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0-08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9704" calcext:value-type="float">
            <text:p>0.6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0-08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0-08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7408" calcext:value-type="float">
            <text:p>0.5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0-07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292" calcext:value-type="float">
            <text:p>0.5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0-07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292" calcext:value-type="float">
            <text:p>0.5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0-06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484" calcext:value-type="float">
            <text:p>0.6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0-06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3504" calcext:value-type="float">
            <text:p>0.6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0-06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7408" calcext:value-type="float">
            <text:p>0.5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0-06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8264" calcext:value-type="float">
            <text:p>0.5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0-06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2168" calcext:value-type="float">
            <text:p>0.5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0-06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3024" calcext:value-type="float">
            <text:p>0.5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0-06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4256" calcext:value-type="float">
            <text:p>0.5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0-06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0352" calcext:value-type="float">
            <text:p>0.5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0-06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1208" calcext:value-type="float">
            <text:p>0.5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0-06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5968" calcext:value-type="float">
            <text:p>0.5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0-06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9704" calcext:value-type="float">
            <text:p>0.6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0-06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0-06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9704" calcext:value-type="float">
            <text:p>0.6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0-06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0-06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4464" calcext:value-type="float">
            <text:p>0.6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0-06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8368" calcext:value-type="float">
            <text:p>0.6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0-05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1416" calcext:value-type="float">
            <text:p>0.6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0-05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2272" calcext:value-type="float">
            <text:p>0.6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0-05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532" calcext:value-type="float">
            <text:p>0.6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0-05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3504" calcext:value-type="float">
            <text:p>0.6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0-05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7408" calcext:value-type="float">
            <text:p>0.5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0-05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3504" calcext:value-type="float">
            <text:p>0.6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0-05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7408" calcext:value-type="float">
            <text:p>0.5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0-05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1688" calcext:value-type="float">
            <text:p>0.5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0-05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34" calcext:value-type="float">
            <text:p>0.5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0-05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4256" calcext:value-type="float">
            <text:p>0.5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0-05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8264" calcext:value-type="float">
            <text:p>0.5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0-05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3024" calcext:value-type="float">
            <text:p>0.5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0-05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2168" calcext:value-type="float">
            <text:p>0.5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0-05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484" calcext:value-type="float">
            <text:p>0.6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0-05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7032" calcext:value-type="float">
            <text:p>0.6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0-05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0936" calcext:value-type="float">
            <text:p>0.6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0-05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1792" calcext:value-type="float">
            <text:p>0.6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0-05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484" calcext:value-type="float">
            <text:p>0.6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0-05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484" calcext:value-type="float">
            <text:p>0.6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0-05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7032" calcext:value-type="float">
            <text:p>0.6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0-05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6176" calcext:value-type="float">
            <text:p>0.6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0-05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6176" calcext:value-type="float">
            <text:p>0.6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0-05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3984" calcext:value-type="float">
            <text:p>0.6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0-05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7032" calcext:value-type="float">
            <text:p>0.6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0-05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1792" calcext:value-type="float">
            <text:p>0.6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0-05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1792" calcext:value-type="float">
            <text:p>0.6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0-05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0-05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0456" calcext:value-type="float">
            <text:p>0.6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0-04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8264" calcext:value-type="float">
            <text:p>0.5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0-04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0-04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6928" calcext:value-type="float">
            <text:p>0.5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0-04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9976" calcext:value-type="float">
            <text:p>0.5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0-04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6928" calcext:value-type="float">
            <text:p>0.5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0-04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2544" calcext:value-type="float">
            <text:p>0.5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0-04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5592" calcext:value-type="float">
            <text:p>0.5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0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6928" calcext:value-type="float">
            <text:p>0.5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0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1792" calcext:value-type="float">
            <text:p>0.6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0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0936" calcext:value-type="float">
            <text:p>0.6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0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7888" calcext:value-type="float">
            <text:p>0.6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0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6176" calcext:value-type="float">
            <text:p>0.6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0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2272" calcext:value-type="float">
            <text:p>0.6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0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9224" calcext:value-type="float">
            <text:p>0.6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0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9224" calcext:value-type="float">
            <text:p>0.6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7032" calcext:value-type="float">
            <text:p>0.6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0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0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8744" calcext:value-type="float">
            <text:p>0.6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0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2272" calcext:value-type="float">
            <text:p>0.6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0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2272" calcext:value-type="float">
            <text:p>0.6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0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9224" calcext:value-type="float">
            <text:p>0.6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0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7032" calcext:value-type="float">
            <text:p>0.6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0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8744" calcext:value-type="float">
            <text:p>0.6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0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3504" calcext:value-type="float">
            <text:p>0.6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0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7032" calcext:value-type="float">
            <text:p>0.6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0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7512" calcext:value-type="float">
            <text:p>0.6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0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0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4464" calcext:value-type="float">
            <text:p>0.6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0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532" calcext:value-type="float">
            <text:p>0.6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0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6176" calcext:value-type="float">
            <text:p>0.6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0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9224" calcext:value-type="float">
            <text:p>0.6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0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7032" calcext:value-type="float">
            <text:p>0.6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0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0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9224" calcext:value-type="float">
            <text:p>0.6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0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3128" calcext:value-type="float">
            <text:p>0.6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0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0936" calcext:value-type="float">
            <text:p>0.6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0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3984" calcext:value-type="float">
            <text:p>0.6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0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0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0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1792" calcext:value-type="float">
            <text:p>0.6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0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7888" calcext:value-type="float">
            <text:p>0.6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0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3984" calcext:value-type="float">
            <text:p>0.6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0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0936" calcext:value-type="float">
            <text:p>0.6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0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8744" calcext:value-type="float">
            <text:p>0.6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0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484" calcext:value-type="float">
            <text:p>0.6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0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3984" calcext:value-type="float">
            <text:p>0.6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0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3128" calcext:value-type="float">
            <text:p>0.6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0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6176" calcext:value-type="float">
            <text:p>0.6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0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3128" calcext:value-type="float">
            <text:p>0.6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0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9224" calcext:value-type="float">
            <text:p>0.6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0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2272" calcext:value-type="float">
            <text:p>0.6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0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2272" calcext:value-type="float">
            <text:p>0.6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0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532" calcext:value-type="float">
            <text:p>0.6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0-03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58" calcext:value-type="float">
            <text:p>0.6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0-03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0184" calcext:value-type="float">
            <text:p>0.7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0-03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3232" calcext:value-type="float">
            <text:p>0.7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0-03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3232" calcext:value-type="float">
            <text:p>0.7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0-03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3232" calcext:value-type="float">
            <text:p>0.7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0-03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0-03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9328" calcext:value-type="float">
            <text:p>0.7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0-03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8472" calcext:value-type="float">
            <text:p>0.7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0-0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8472" calcext:value-type="float">
            <text:p>0.7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0-0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0184" calcext:value-type="float">
            <text:p>0.7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0-0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0-0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5048" calcext:value-type="float">
            <text:p>0.7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0-0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0-0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0-0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0-0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0-0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0-0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0-0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0-0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0-0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0-0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0-0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0-0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0-0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0-0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0-0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0-0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0-0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0-0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0-0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0-0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0-0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0-01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0-0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0-0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0-0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0-0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0-0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0-0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0-0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0-0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0-0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0-0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0-0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5048" calcext:value-type="float">
            <text:p>0.7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0-0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0-0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0-0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0-0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0-0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0-0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0-0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0-0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0-0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0-0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0-0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0-0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0-0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0-0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10-0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09-12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09-12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09-12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09-1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09-1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09-1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09-1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09-1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09-1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09-1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5048" calcext:value-type="float">
            <text:p>0.7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09-1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5048" calcext:value-type="float">
            <text:p>0.7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09-1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09-1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09-1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09-1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09-1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09-1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09-1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09-1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09-1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09-1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09-1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09-1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09-1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09-1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09-1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09-1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09-1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09-1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09-1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09-1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09-1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09-1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09-1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09-1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5048" calcext:value-type="float">
            <text:p>0.7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09-1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09-1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09-1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09-1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09-1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09-1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09-1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09-1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09-1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5048" calcext:value-type="float">
            <text:p>0.7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09-1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09-1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09-1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09-1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09-1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09-1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09-1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09-1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09-1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09-1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09-1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09-1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09-1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09-1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09-1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09-1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09-1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09-10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09-10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09-10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09-10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09-10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09-10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09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09-10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09-10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09-10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09-10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09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09-10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09-10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09-10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09-10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09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09-10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09-10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09-10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09-10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09-10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09-10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09-10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09-10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09-10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09-10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09-10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09-10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09-10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09-10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09-09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09-09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09-09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09-09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09-09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09-09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09-09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09-09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09-09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09-09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09-09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09-09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09-09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09-09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09-09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09-09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09-09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09-09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09-09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09-09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09-09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09-09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09-09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09-09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09-09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09-09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09-08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09-08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09-08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09-08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09-08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09-08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09-08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09-08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09-08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09-08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09-08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09-08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09-08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09-08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09-08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09-08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09-08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09-08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09-08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09-08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09-08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09-08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09-08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09-08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09-08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09-08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09-07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09-07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09-07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09-07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09-07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09-07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09-07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09-07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09-07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09-07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09-07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09-07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09-07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09-07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09-07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09-07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5048" calcext:value-type="float">
            <text:p>0.7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09-07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09-07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09-07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09-07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09-07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09-07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8472" calcext:value-type="float">
            <text:p>0.7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09-07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09-07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8848" calcext:value-type="float">
            <text:p>0.6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09-07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2752" calcext:value-type="float">
            <text:p>0.6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09-07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3608" calcext:value-type="float">
            <text:p>0.6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09-07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8368" calcext:value-type="float">
            <text:p>0.6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09-07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3128" calcext:value-type="float">
            <text:p>0.6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09-06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09-06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09-06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09-06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2009-06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1954-05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514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0640" meta:object-count="0"/>
    <meta:user-defined meta:name="AppVersion">3.0</meta:user-defined>
  </office:meta>
</office:document-meta>
</file>